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jpeg" manifest:media-type="image/jpeg"/>
  <manifest:file-entry manifest:full-path="media/image7.jpe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settings.xml" manifest:media-type="text/xml"/>
  <manifest:file-entry manifest:full-path="styles.xml" manifest:media-type="text/xml"/>
  <manifest:file-entry manifest:full-path="media/image13.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resentation" style:name="a61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0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75be"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745">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0075be"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191">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70">
      <style:graphic-properties draw:fill="none" draw:stroke="solid" svg:stroke-width="0.01389in" svg:stroke-color="#000000" svg:stroke-opacity="100%"/>
    </style:style>
    <style:style style:family="text" style:name="a1194">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2">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8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98">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6">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0">
      <style:graphic-properties draw:fill="none" draw:stroke="solid" svg:stroke-width="0.01389in" svg:stroke-color="#000000" svg:stroke-opacity="100%"/>
    </style:style>
    <style:style style:family="presentation" style:name="a6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26">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7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75be"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2" style:parent-style-name="Graphics">
      <style:graphic-properties draw:fill="none" draw:stroke="none"/>
    </style:style>
    <style:style style:family="paragraph" style:name="a629">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parent-style-name="Graphics">
      <style:graphic-properties draw:fill="none" draw:stroke="none"/>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draw:fill="none" draw:stroke="solid" svg:stroke-width="0.01389in" svg:stroke-color="#000000" svg:stroke-opacity="100%"/>
    </style:style>
    <style:style style:family="graphic" style:name="a75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2">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0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758" style:parent-style-name="Graphics">
      <style:graphic-properties draw:fill="none" fo:clip="rect(0in, 0in, 0in, 0in)" draw:stroke="none"/>
    </style:style>
    <style:style style:family="graphic" style:name="a759" style:parent-style-name="Graphics">
      <style:graphic-properties draw:fill="none" fo:clip="rect(0in, 0in, 0in, 0in)" draw:stroke="none"/>
    </style:style>
    <style:style style:family="presentation" style:name="a8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81">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86">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32">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36">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1">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3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0" style:parent-style-name="Graphics">
      <style:graphic-properties draw:fill="none" fo:clip="rect(0in, 0in, 0in, 0in)" draw:stroke="none"/>
    </style:style>
    <style:style style:family="graphic" style:name="a761" style:parent-style-name="Graphics">
      <style:graphic-properties draw:fill="none" fo:clip="rect(0in, 0in, 0in, 0in)" draw:stroke="none"/>
    </style:style>
    <style:style style:family="presentation" style:name="a10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62">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86">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3">
      <style:text-properties fo:font-variant="normal" fo:text-transform="none" fo:color="#0075be"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67">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7">
      <style:text-properties fo:font-variant="normal" fo:text-transform="none" fo:color="#0075be"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642" style:parent-style-name="Graphics">
      <style:graphic-properties draw:fill="none" draw:stroke="none"/>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fffff" svg:stroke-opacity="100%" draw:stroke-linejoin="miter" svg:stroke-linecap="butt" draw:auto-grow-width="false" draw:auto-grow-height="false"/>
      <style:paragraph-properties style:font-independent-line-spacing="true" style:writing-mode="lr-tb"/>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fffff" svg:stroke-opacity="100%" draw:stroke-linejoin="miter" svg:stroke-linecap="butt" draw:auto-grow-width="false" draw:auto-grow-height="false"/>
      <style:paragraph-properties style:font-independent-line-spacing="true" style:writing-mode="lr-tb"/>
    </style:style>
    <style:style style:family="presentation" style:name="a649">
      <style:graphic-properties draw:fill="none" draw:stroke="solid" svg:stroke-width="0.01389in" svg:stroke-color="#000000" svg:stroke-opacity="100%"/>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09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0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77">
      <style:graphic-properties draw:fill="none" fo:clip="rect(0in, 0in, 0in, 0in)" draw:stroke="none"/>
    </style:style>
    <style:style style:family="presentation" style:name="a778">
      <style:graphic-properties draw:fill="none" draw:stroke="solid" svg:stroke-width="0.01389in" svg:stroke-color="#000000" svg:stroke-opacity="100%"/>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Segoe UI Light" style:font-family-asian="Segoe UI" style:font-family-complex="Segoe U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1">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55">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2">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86">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8">
      <style:text-properties fo:font-variant="normal" fo:text-transform="none" fo:color="#0075be"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01">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04">
      <style:graphic-properties draw:fill="none" fo:clip="rect(0in, 0in, 0in, 0in)" draw:stroke="none"/>
    </style:style>
    <style:style style:family="presentation" style:name="a1205">
      <style:graphic-properties draw:fill="none" draw:stroke="solid" svg:stroke-width="0.01389in" svg:stroke-color="#000000" svg:stroke-opacity="100%"/>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Segoe UI Light" style:font-family-asian="Segoe UI" style:font-family-complex="Segoe U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Segoe UI Light" style:font-family-asian="Segoe UI" style:font-family-complex="Segoe U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82">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89">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1">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15">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92">
      <style:graphic-properties draw:fill="none" draw:stroke="solid" svg:stroke-width="0.01389in" svg:stroke-color="#000000" svg:stroke-opacity="100%"/>
    </style:style>
    <style:style style:family="presentation" style:name="a6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4">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98">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9">
      <style:text-properties fo:font-variant="normal" fo:text-transform="none" fo:color="#0075be"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22">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0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01">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05">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08">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11">
      <style:graphic-properties draw:fill="none" draw:stroke="solid" svg:stroke-width="0.01389in" svg:stroke-color="#000000" svg:stroke-opacity="100%"/>
    </style:style>
    <style:style style:family="presentation" style:name="a9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18">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9">
      <style:text-properties fo:font-variant="normal" fo:text-transform="none" fo:color="#0075be"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6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123">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2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03">
      <style:text-properties fo:font-variant="normal" fo:text-transform="none" fo:color="#0075be"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07">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left" style:tab-stop-distance="1in" fo:margin-left="0.6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02">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05">
      <style:graphic-properties draw:fill="none" draw:stroke="solid" svg:stroke-width="0.01389in" svg:stroke-color="#000000" svg:stroke-opacity="100%"/>
    </style:style>
    <style:style style:family="presentation" style:name="a10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132">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13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11">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5">
      <style:graphic-properties draw:fill="none" draw:stroke="solid" svg:stroke-width="0.01389in" svg:stroke-color="#000000" svg:stroke-opacity="100%"/>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81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17">
      <style:graphic-properties draw:fill="none" draw:stroke="solid" svg:stroke-width="0.01389in" svg:stroke-color="#000000" svg:stroke-opacity="100%"/>
    </style:style>
    <style:style style:family="presentation" style:name="a8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9">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6">
      <style:text-properties fo:font-variant="normal" fo:text-transform="none" fo:color="#0075be"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0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12">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17">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42">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23">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47">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9">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28">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0">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54">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57">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2">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30">
      <style:text-properties fo:font-variant="normal" fo:text-transform="none" fo:color="#0075be"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5">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38">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0">
      <style:graphic-properties draw:fill="none" draw:stroke="solid" svg:stroke-width="0.01389in" svg:stroke-color="#000000" svg:stroke-opacity="100%"/>
    </style:style>
    <style:style style:family="presentation" style:name="a9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67">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1">
      <style:text-properties fo:font-variant="normal" fo:text-transform="none" fo:color="#0075be"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7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13">
      <style:graphic-properties draw:fill="none" fo:clip="rect(0in, 0in, 0in, 0in)" draw:stroke="none"/>
    </style:style>
    <style:style style:family="paragraph" style:name="a1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draw:fill="none" draw:stroke="solid" svg:stroke-width="0.01389in" svg:stroke-color="#000000" svg:stroke-opacity="100%"/>
    </style:style>
    <style:style style:family="graphic" style:name="a103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Segoe UI Light" style:font-family-asian="Segoe UI" style:font-family-complex="Segoe U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Segoe UI Light" style:font-family-asian="Segoe UI" style:font-family-complex="Segoe U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Segoe UI Light" style:font-family-asian="Segoe UI" style:font-family-complex="Segoe U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4">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42">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0075be"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168">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parent-style-name="Graphics">
      <style:graphic-properties draw:fill="none" fo:clip="rect(0in, 0in, 0in, 0in)" draw:stroke="none"/>
    </style:style>
    <style:style style:family="presentation" style:name="a846">
      <style:graphic-properties draw:fill="none" draw:stroke="solid" svg:stroke-width="0.01389in" svg:stroke-color="#000000" svg:stroke-opacity="100%"/>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Segoe UI Light" style:font-family-asian="Segoe UI" style:font-family-complex="Segoe U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72">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Segoe UI Light" style:font-family-asian="Segoe UI" style:font-family-complex="Segoe U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Segoe UI Light" style:font-family-asian="Segoe UI" style:font-family-complex="Segoe U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7">
      <style:graphic-properties draw:fill="none" draw:stroke="solid" svg:stroke-width="0.01389in" svg:stroke-color="#000000" svg:stroke-opacity="100%"/>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7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8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7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54">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8">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5">
      <style:graphic-properties draw:fill="none" draw:stroke="none"/>
    </style:style>
    <style:style style:family="paragraph" style:name="a1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75be"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980">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30">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54">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32">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75be"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18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1">
      <style:graphic-properties draw:fill="none" draw:stroke="solid" svg:stroke-width="0.01389in" svg:stroke-color="#000000" svg:stroke-opacity="100%"/>
    </style:style>
    <style:style style:family="paragraph" style:name="a738">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Segoe UI Light" style:font-family-asian="Segoe UI" style:font-family-complex="Segoe U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5">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1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64">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89">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6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67">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1">
      <style:text-properties fo:font-variant="normal" fo:text-transform="none" fo:color="#0075be"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95">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16">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9">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75be" style:text-line-through-type="none" style:text-line-through-style="none" style:text-line-through-width="auto" style:text-line-through-color="font-color" style:text-position="0% 100%" fo:font-family="Segoe UI Light" style:font-family-asian="Segoe UI" style:font-family-complex="Segoe UI" style:font-family-generic="swiss" style:font-family-generic-asian="swiss" style:font-family-generic-complex="swiss" style:font-pitch="variable" style:font-pitch-asian="variable" style:font-pitch-complex="variable"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0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9">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7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9">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11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1">
      <text:list-level-style-bullet text:level="1" text:bullet-char="•">
        <style:list-level-properties text:space-before="0in" text:min-label-width="0.19291in"/>
        <style:text-properties fo:font-family="Arial" style:font-family-generic="swiss" style:font-pitch="variable" fo:font-size="100%"/>
      </text:list-level-style-bullet>
      <text:list-level-style-bullet text:level="2" text:bullet-char="•">
        <style:list-level-properties text:space-before="0.5in" text:min-label-width="0.19291in"/>
        <style:text-properties fo:font-family="Arial" style:font-family-generic="swiss" style:font-pitch="variable" fo:font-size="100%"/>
      </text:list-level-style-bullet>
      <text:list-level-style-bullet text:level="3" text:bullet-char="•">
        <style:list-level-properties text:space-before="1in" text:min-label-width="0.19291in"/>
        <style:text-properties fo:font-family="Arial" style:font-family-generic="swiss" style:font-pitch="variable" fo:font-size="100%"/>
      </text:list-level-style-bullet>
      <text:list-level-style-bullet text:level="4" text:bullet-char="•">
        <style:list-level-properties text:space-before="1.5in" text:min-label-width="0.19291in"/>
        <style:text-properties fo:font-family="Arial" style:font-family-generic="swiss" style:font-pitch="variable" fo:font-size="100%"/>
      </text:list-level-style-bullet>
      <text:list-level-style-bullet text:level="5" text:bullet-char="•">
        <style:list-level-properties text:space-before="2in" text:min-label-width="0.19291in"/>
        <style:text-properties fo:font-family="Arial" style:font-family-generic="swiss" style:font-pitch="variable" fo:font-size="100%"/>
      </text:list-level-style-bullet>
      <text:list-level-style-bullet text:level="6" text:bullet-char="•">
        <style:list-level-properties text:space-before="2.5in" text:min-label-width="0.19291in"/>
        <style:text-properties fo:font-family="Arial" style:font-family-generic="swiss" style:font-pitch="variable" fo:font-size="100%"/>
      </text:list-level-style-bullet>
      <text:list-level-style-bullet text:level="7" text:bullet-char="•">
        <style:list-level-properties text:space-before="3in" text:min-label-width="0.19291in"/>
        <style:text-properties fo:font-family="Arial" style:font-family-generic="swiss" style:font-pitch="variable" fo:font-size="100%"/>
      </text:list-level-style-bullet>
      <text:list-level-style-bullet text:level="8" text:bullet-char="•">
        <style:list-level-properties text:space-before="3.5in" text:min-label-width="0.19291in"/>
        <style:text-properties fo:font-family="Arial" style:font-family-generic="swiss" style:font-pitch="variable" fo:font-size="100%"/>
      </text:list-level-style-bullet>
      <text:list-level-style-bullet text:level="9" text:bullet-char="•">
        <style:list-level-properties text:space-before="4in" text:min-label-width="0.19291in"/>
        <style:text-properties fo:font-family="Arial" style:font-family-generic="swiss" style:font-pitch="variable" fo:font-size="100%"/>
      </text:list-level-style-bullet>
    </text:list-style>
    <text:list-style style:name="a10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30">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664">
      <text:list-level-style-bullet text:level="1" text:bullet-char="•">
        <style:list-level-properties text:space-before="0in" text:min-label-width="0.19291in"/>
        <style:text-properties fo:font-family="Arial" style:font-family-generic="swiss" style:font-pitch="variable" fo:font-size="100%"/>
      </text:list-level-style-bullet>
      <text:list-level-style-bullet text:level="2" text:bullet-char="•">
        <style:list-level-properties text:space-before="0.5in" text:min-label-width="0.19291in"/>
        <style:text-properties fo:font-family="Arial" style:font-family-generic="swiss" style:font-pitch="variable" fo:font-size="100%"/>
      </text:list-level-style-bullet>
      <text:list-level-style-bullet text:level="3" text:bullet-char="•">
        <style:list-level-properties text:space-before="1in" text:min-label-width="0.19291in"/>
        <style:text-properties fo:font-family="Arial" style:font-family-generic="swiss" style:font-pitch="variable" fo:font-size="100%"/>
      </text:list-level-style-bullet>
      <text:list-level-style-bullet text:level="4" text:bullet-char="•">
        <style:list-level-properties text:space-before="1.5in" text:min-label-width="0.19291in"/>
        <style:text-properties fo:font-family="Arial" style:font-family-generic="swiss" style:font-pitch="variable" fo:font-size="100%"/>
      </text:list-level-style-bullet>
      <text:list-level-style-bullet text:level="5" text:bullet-char="•">
        <style:list-level-properties text:space-before="2in" text:min-label-width="0.19291in"/>
        <style:text-properties fo:font-family="Arial" style:font-family-generic="swiss" style:font-pitch="variable" fo:font-size="100%"/>
      </text:list-level-style-bullet>
      <text:list-level-style-bullet text:level="6" text:bullet-char="•">
        <style:list-level-properties text:space-before="2.5in" text:min-label-width="0.19291in"/>
        <style:text-properties fo:font-family="Arial" style:font-family-generic="swiss" style:font-pitch="variable" fo:font-size="100%"/>
      </text:list-level-style-bullet>
      <text:list-level-style-bullet text:level="7" text:bullet-char="•">
        <style:list-level-properties text:space-before="3in" text:min-label-width="0.19291in"/>
        <style:text-properties fo:font-family="Arial" style:font-family-generic="swiss" style:font-pitch="variable" fo:font-size="100%"/>
      </text:list-level-style-bullet>
      <text:list-level-style-bullet text:level="8" text:bullet-char="•">
        <style:list-level-properties text:space-before="3.5in" text:min-label-width="0.19291in"/>
        <style:text-properties fo:font-family="Arial" style:font-family-generic="swiss" style:font-pitch="variable" fo:font-size="100%"/>
      </text:list-level-style-bullet>
      <text:list-level-style-bullet text:level="9" text:bullet-char="•">
        <style:list-level-properties text:space-before="4in" text:min-label-width="0.19291in"/>
        <style:text-properties fo:font-family="Arial" style:font-family-generic="swiss" style:font-pitch="variable" fo:font-size="100%"/>
      </text:list-level-style-bullet>
    </text:list-style>
    <text:list-style style:name="a8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3">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667">
      <text:list-level-style-bullet text:level="1" text:bullet-char="•">
        <style:list-level-properties text:space-before="0in" text:min-label-width="0.19291in"/>
        <style:text-properties fo:font-family="Arial" style:font-family-generic="swiss" style:font-pitch="variable" fo:font-size="100%"/>
      </text:list-level-style-bullet>
      <text:list-level-style-bullet text:level="2" text:bullet-char="•">
        <style:list-level-properties text:space-before="0.5in" text:min-label-width="0.19291in"/>
        <style:text-properties fo:font-family="Arial" style:font-family-generic="swiss" style:font-pitch="variable" fo:font-size="100%"/>
      </text:list-level-style-bullet>
      <text:list-level-style-bullet text:level="3" text:bullet-char="•">
        <style:list-level-properties text:space-before="1in" text:min-label-width="0.19291in"/>
        <style:text-properties fo:font-family="Arial" style:font-family-generic="swiss" style:font-pitch="variable" fo:font-size="100%"/>
      </text:list-level-style-bullet>
      <text:list-level-style-bullet text:level="4" text:bullet-char="•">
        <style:list-level-properties text:space-before="1.5in" text:min-label-width="0.19291in"/>
        <style:text-properties fo:font-family="Arial" style:font-family-generic="swiss" style:font-pitch="variable" fo:font-size="100%"/>
      </text:list-level-style-bullet>
      <text:list-level-style-bullet text:level="5" text:bullet-char="•">
        <style:list-level-properties text:space-before="2in" text:min-label-width="0.19291in"/>
        <style:text-properties fo:font-family="Arial" style:font-family-generic="swiss" style:font-pitch="variable" fo:font-size="100%"/>
      </text:list-level-style-bullet>
      <text:list-level-style-bullet text:level="6" text:bullet-char="•">
        <style:list-level-properties text:space-before="2.5in" text:min-label-width="0.19291in"/>
        <style:text-properties fo:font-family="Arial" style:font-family-generic="swiss" style:font-pitch="variable" fo:font-size="100%"/>
      </text:list-level-style-bullet>
      <text:list-level-style-bullet text:level="7" text:bullet-char="•">
        <style:list-level-properties text:space-before="3in" text:min-label-width="0.19291in"/>
        <style:text-properties fo:font-family="Arial" style:font-family-generic="swiss" style:font-pitch="variable" fo:font-size="100%"/>
      </text:list-level-style-bullet>
      <text:list-level-style-bullet text:level="8" text:bullet-char="•">
        <style:list-level-properties text:space-before="3.5in" text:min-label-width="0.19291in"/>
        <style:text-properties fo:font-family="Arial" style:font-family-generic="swiss" style:font-pitch="variable" fo:font-size="100%"/>
      </text:list-level-style-bullet>
      <text:list-level-style-bullet text:level="9" text:bullet-char="•">
        <style:list-level-properties text:space-before="4in" text:min-label-width="0.19291in"/>
        <style:text-properties fo:font-family="Arial" style:font-family-generic="swiss" style:font-pitch="variable" fo:font-size="100%"/>
      </text:list-level-style-bullet>
    </text:list-style>
    <text:list-style style:name="a742">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1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6">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7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2">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895">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9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50">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975">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1153">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978">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1156">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670">
      <text:list-level-style-bullet text:level="1" text:bullet-char="•">
        <style:list-level-properties text:space-before="0in" text:min-label-width="0.19291in"/>
        <style:text-properties fo:font-family="Arial" style:font-family-generic="swiss" style:font-pitch="variable" fo:font-size="100%"/>
      </text:list-level-style-bullet>
      <text:list-level-style-bullet text:level="2" text:bullet-char="•">
        <style:list-level-properties text:space-before="0.5in" text:min-label-width="0.19291in"/>
        <style:text-properties fo:font-family="Arial" style:font-family-generic="swiss" style:font-pitch="variable" fo:font-size="100%"/>
      </text:list-level-style-bullet>
      <text:list-level-style-bullet text:level="3" text:bullet-char="•">
        <style:list-level-properties text:space-before="1in" text:min-label-width="0.19291in"/>
        <style:text-properties fo:font-family="Arial" style:font-family-generic="swiss" style:font-pitch="variable" fo:font-size="100%"/>
      </text:list-level-style-bullet>
      <text:list-level-style-bullet text:level="4" text:bullet-char="•">
        <style:list-level-properties text:space-before="1.5in" text:min-label-width="0.19291in"/>
        <style:text-properties fo:font-family="Arial" style:font-family-generic="swiss" style:font-pitch="variable" fo:font-size="100%"/>
      </text:list-level-style-bullet>
      <text:list-level-style-bullet text:level="5" text:bullet-char="•">
        <style:list-level-properties text:space-before="2in" text:min-label-width="0.19291in"/>
        <style:text-properties fo:font-family="Arial" style:font-family-generic="swiss" style:font-pitch="variable" fo:font-size="100%"/>
      </text:list-level-style-bullet>
      <text:list-level-style-bullet text:level="6" text:bullet-char="•">
        <style:list-level-properties text:space-before="2.5in" text:min-label-width="0.19291in"/>
        <style:text-properties fo:font-family="Arial" style:font-family-generic="swiss" style:font-pitch="variable" fo:font-size="100%"/>
      </text:list-level-style-bullet>
      <text:list-level-style-bullet text:level="7" text:bullet-char="•">
        <style:list-level-properties text:space-before="3in" text:min-label-width="0.19291in"/>
        <style:text-properties fo:font-family="Arial" style:font-family-generic="swiss" style:font-pitch="variable" fo:font-size="100%"/>
      </text:list-level-style-bullet>
      <text:list-level-style-bullet text:level="8" text:bullet-char="•">
        <style:list-level-properties text:space-before="3.5in" text:min-label-width="0.19291in"/>
        <style:text-properties fo:font-family="Arial" style:font-family-generic="swiss" style:font-pitch="variable" fo:font-size="100%"/>
      </text:list-level-style-bullet>
      <text:list-level-style-bullet text:level="9" text:bullet-char="•">
        <style:list-level-properties text:space-before="4in" text:min-label-width="0.19291in"/>
        <style:text-properties fo:font-family="Arial" style:font-family-generic="swiss" style:font-pitch="variable" fo:font-size="100%"/>
      </text:list-level-style-bullet>
    </text:list-style>
    <text:list-style style:name="a789">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1159">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673">
      <text:list-level-style-bullet text:level="1" text:bullet-char="•">
        <style:list-level-properties text:space-before="0in" text:min-label-width="0.19291in"/>
        <style:text-properties fo:font-family="Arial" style:font-family-generic="swiss" style:font-pitch="variable" fo:font-size="100%"/>
      </text:list-level-style-bullet>
      <text:list-level-style-bullet text:level="2" text:bullet-char="•">
        <style:list-level-properties text:space-before="0.5in" text:min-label-width="0.19291in"/>
        <style:text-properties fo:font-family="Arial" style:font-family-generic="swiss" style:font-pitch="variable" fo:font-size="100%"/>
      </text:list-level-style-bullet>
      <text:list-level-style-bullet text:level="3" text:bullet-char="•">
        <style:list-level-properties text:space-before="1in" text:min-label-width="0.19291in"/>
        <style:text-properties fo:font-family="Arial" style:font-family-generic="swiss" style:font-pitch="variable" fo:font-size="100%"/>
      </text:list-level-style-bullet>
      <text:list-level-style-bullet text:level="4" text:bullet-char="•">
        <style:list-level-properties text:space-before="1.5in" text:min-label-width="0.19291in"/>
        <style:text-properties fo:font-family="Arial" style:font-family-generic="swiss" style:font-pitch="variable" fo:font-size="100%"/>
      </text:list-level-style-bullet>
      <text:list-level-style-bullet text:level="5" text:bullet-char="•">
        <style:list-level-properties text:space-before="2in" text:min-label-width="0.19291in"/>
        <style:text-properties fo:font-family="Arial" style:font-family-generic="swiss" style:font-pitch="variable" fo:font-size="100%"/>
      </text:list-level-style-bullet>
      <text:list-level-style-bullet text:level="6" text:bullet-char="•">
        <style:list-level-properties text:space-before="2.5in" text:min-label-width="0.19291in"/>
        <style:text-properties fo:font-family="Arial" style:font-family-generic="swiss" style:font-pitch="variable" fo:font-size="100%"/>
      </text:list-level-style-bullet>
      <text:list-level-style-bullet text:level="7" text:bullet-char="•">
        <style:list-level-properties text:space-before="3in" text:min-label-width="0.19291in"/>
        <style:text-properties fo:font-family="Arial" style:font-family-generic="swiss" style:font-pitch="variable" fo:font-size="100%"/>
      </text:list-level-style-bullet>
      <text:list-level-style-bullet text:level="8" text:bullet-char="•">
        <style:list-level-properties text:space-before="3.5in" text:min-label-width="0.19291in"/>
        <style:text-properties fo:font-family="Arial" style:font-family-generic="swiss" style:font-pitch="variable" fo:font-size="100%"/>
      </text:list-level-style-bullet>
      <text:list-level-style-bullet text:level="9" text:bullet-char="•">
        <style:list-level-properties text:space-before="4in" text:min-label-width="0.19291in"/>
        <style:text-properties fo:font-family="Arial" style:font-family-generic="swiss" style:font-pitch="variable" fo:font-size="100%"/>
      </text:list-level-style-bullet>
    </text:list-style>
    <text:list-style style:name="a940">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676">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944">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1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1">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792">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984">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801">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1162">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10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5">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8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65">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989">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6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8">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11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1">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10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4">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658">
      <text:list-level-style-bullet text:level="1" text:bullet-char="•">
        <style:list-level-properties text:space-before="0in" text:min-label-width="0.19291in"/>
        <style:text-properties fo:font-family="Arial" style:font-family-generic="swiss" style:font-pitch="variable" fo:font-size="100%"/>
      </text:list-level-style-bullet>
      <text:list-level-style-bullet text:level="2" text:bullet-char="•">
        <style:list-level-properties text:space-before="0.5in" text:min-label-width="0.19291in"/>
        <style:text-properties fo:font-family="Arial" style:font-family-generic="swiss" style:font-pitch="variable" fo:font-size="100%"/>
      </text:list-level-style-bullet>
      <text:list-level-style-bullet text:level="3" text:bullet-char="•">
        <style:list-level-properties text:space-before="1in" text:min-label-width="0.19291in"/>
        <style:text-properties fo:font-family="Arial" style:font-family-generic="swiss" style:font-pitch="variable" fo:font-size="100%"/>
      </text:list-level-style-bullet>
      <text:list-level-style-bullet text:level="4" text:bullet-char="•">
        <style:list-level-properties text:space-before="1.5in" text:min-label-width="0.19291in"/>
        <style:text-properties fo:font-family="Arial" style:font-family-generic="swiss" style:font-pitch="variable" fo:font-size="100%"/>
      </text:list-level-style-bullet>
      <text:list-level-style-bullet text:level="5" text:bullet-char="•">
        <style:list-level-properties text:space-before="2in" text:min-label-width="0.19291in"/>
        <style:text-properties fo:font-family="Arial" style:font-family-generic="swiss" style:font-pitch="variable" fo:font-size="100%"/>
      </text:list-level-style-bullet>
      <text:list-level-style-bullet text:level="6" text:bullet-char="•">
        <style:list-level-properties text:space-before="2.5in" text:min-label-width="0.19291in"/>
        <style:text-properties fo:font-family="Arial" style:font-family-generic="swiss" style:font-pitch="variable" fo:font-size="100%"/>
      </text:list-level-style-bullet>
      <text:list-level-style-bullet text:level="7" text:bullet-char="•">
        <style:list-level-properties text:space-before="3in" text:min-label-width="0.19291in"/>
        <style:text-properties fo:font-family="Arial" style:font-family-generic="swiss" style:font-pitch="variable" fo:font-size="100%"/>
      </text:list-level-style-bullet>
      <text:list-level-style-bullet text:level="8" text:bullet-char="•">
        <style:list-level-properties text:space-before="3.5in" text:min-label-width="0.19291in"/>
        <style:text-properties fo:font-family="Arial" style:font-family-generic="swiss" style:font-pitch="variable" fo:font-size="100%"/>
      </text:list-level-style-bullet>
      <text:list-level-style-bullet text:level="9" text:bullet-char="•">
        <style:list-level-properties text:space-before="4in" text:min-label-width="0.19291in"/>
        <style:text-properties fo:font-family="Arial" style:font-family-generic="swiss" style:font-pitch="variable" fo:font-size="100%"/>
      </text:list-level-style-bullet>
    </text:list-style>
    <text:list-style style:name="a1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3">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10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7">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1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6">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5in" text:min-label-width="0.19291in"/>
        <style:text-properties fo:font-family="Wingdings" style:font-pitch="variable" fo:font-size="100%"/>
      </text:list-level-style-bullet>
      <text:list-level-style-bullet text:level="3" text:bullet-char="§">
        <style:list-level-properties text:space-before="1in" text:min-label-width="0.19291in"/>
        <style:text-properties fo:font-family="Wingdings" style:font-pitch="variable" fo:font-size="100%"/>
      </text:list-level-style-bullet>
      <text:list-level-style-bullet text:level="4" text:bullet-char="§">
        <style:list-level-properties text:space-before="1.5in" text:min-label-width="0.19291in"/>
        <style:text-properties fo:font-family="Wingdings" style:font-pitch="variable" fo:font-size="100%"/>
      </text:list-level-style-bullet>
      <text:list-level-style-bullet text:level="5" text:bullet-char="§">
        <style:list-level-properties text:space-before="2in" text:min-label-width="0.19291in"/>
        <style:text-properties fo:font-family="Wingdings" style:font-pitch="variable" fo:font-size="100%"/>
      </text:list-level-style-bullet>
      <text:list-level-style-bullet text:level="6" text:bullet-char="§">
        <style:list-level-properties text:space-before="2.5in" text:min-label-width="0.19291in"/>
        <style:text-properties fo:font-family="Wingdings" style:font-pitch="variable" fo:font-size="100%"/>
      </text:list-level-style-bullet>
      <text:list-level-style-bullet text:level="7" text:bullet-char="§">
        <style:list-level-properties text:space-before="3in" text:min-label-width="0.19291in"/>
        <style:text-properties fo:font-family="Wingdings" style:font-pitch="variable" fo:font-size="100%"/>
      </text:list-level-style-bullet>
      <text:list-level-style-bullet text:level="8" text:bullet-char="§">
        <style:list-level-properties text:space-before="3.5in" text:min-label-width="0.19291in"/>
        <style:text-properties fo:font-family="Wingdings" style:font-pitch="variable" fo:font-size="100%"/>
      </text:list-level-style-bullet>
      <text:list-level-style-bullet text:level="9" text:bullet-char="§">
        <style:list-level-properties text:space-before="4in" text:min-label-width="0.19291in"/>
        <style:text-properties fo:font-family="Wingdings" style:font-pitch="variable" fo:font-size="100%"/>
      </text:list-level-style-bullet>
    </text:list-style>
    <text:list-style style:name="a9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8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72"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body>
    <office:presentation>
      <draw:page draw:name="Slide1" draw:style-name="a616" draw:master-page-name="Master1-Layout1-cust-Titelfolie" presentation:presentation-page-layout-name="Master1-PPL1" draw:id="Slide-256">
        <draw:frame draw:id="id69" presentation:style-name="a619" draw:name="Titel 1" svg:x="0.27559in" svg:y="2.81in" svg:width="8.18063in" svg:height="0.55124in" presentation:class="title" presentation:placeholder="false">
          <draw:text-box>
            <text:p text:style-name="a618" text:class-names="" text:cond-style-name=""><text:span text:style-name="a617" text:class-names="">Container / Docker</text:span></text:p>
          </draw:text-box>
          <svg:title/>
          <svg:desc/>
        </draw:frame>
        <presentation:notes draw:style-name="a625">
          <draw:page-thumbnail draw:page-number="1" svg:x="0.75in" svg:y="0.75in" svg:width="6in" svg:height="3.75in" presentation:class="page" draw:id="id70" presentation:style-name="a620" draw:name="Folienbildplatzhalter 1">
            <svg:title/>
            <svg:desc/>
          </draw:page-thumbnail>
          <draw:frame draw:id="id71" presentation:style-name="a621" draw:name="Notizenplatzhalter 2" svg:x="0.75in" svg:y="4.75in" svg:width="6in" svg:height="2.16535in" presentation:class="notes" presentation:placeholder="true">
            <draw:text-box/>
            <svg:title/>
            <svg:desc/>
          </draw:frame>
          <draw:frame draw:id="id72" draw:style-name="a624" draw:name="Foliennummernplatzhalter 3" svg:x="6.74246in" svg:y="9.56744in" svg:width="0.62999in" svg:height="0.315in">
            <draw:text-box>
              <text:p text:style-name="a623" text:class-names="" text:cond-style-name=""><text:span text:style-name="a622" text:class-names=""><text:page-number style:num-format="1" text:fixed="false"/></text:span></text:p>
            </draw:text-box>
            <svg:title/>
            <svg:desc/>
          </draw:frame>
        </presentation:notes>
      </draw:page>
      <draw:page draw:name="Slide2" draw:style-name="a626" draw:master-page-name="Master1-Layout3-cust-Inhalt-(100%)" presentation:presentation-page-layout-name="Master1-PPL3" draw:id="Slide-257">
        <draw:frame draw:id="id73" presentation:style-name="a627" draw:name="Inhaltsplatzhalter 1" svg:x="0.27559in" svg:y="0.92003in" svg:width="9.44934in" svg:height="4.96118in" presentation:class="outline" presentation:placeholder="true">
          <draw:text-box/>
          <svg:title/>
          <svg:desc/>
        </draw:frame>
        <draw:frame draw:id="id74" presentation:style-name="a631" draw:name="Textplatzhalter 2" svg:x="0.27559in" svg:y="0.27559in" svg:width="7.67717in" svg:height="0.27559in" presentation:class="outline" presentation:placeholder="false">
          <draw:text-box>
            <text:list text:style-name="a630">
              <text:list-item>
                <text:p text:style-name="a629" text:class-names="" text:cond-style-name=""><text:span text:style-name="a628" text:class-names="">Container vs Virtuelle Maschinen</text:span></text:p>
              </text:list-item>
            </text:list>
          </draw:text-box>
          <svg:title/>
          <svg:desc/>
        </draw:frame>
        <draw:frame draw:id="id75" draw:style-name="a635" draw:name="Datumsplatzhalter 3" svg:x="0.27559in" svg:y="5.95996in" svg:width="0.47197in" svg:height="0.1424in">
          <draw:text-box>
            <text:p text:style-name="a634" text:class-names="" text:cond-style-name=""><text:span text:style-name="a632" text:class-names=""><text:date text:fixed="false" style:data-style-name="a633">31.10.2024</text:date></text:span></text:p>
          </draw:text-box>
          <svg:title/>
          <svg:desc/>
        </draw:frame>
        <draw:frame draw:id="id76" draw:style-name="a638" draw:name="Fußzeilenplatzhalter 4" svg:x="0.74756in" svg:y="5.95996in" svg:width="8.66238in" svg:height="0.14301in">
          <draw:text-box>
            <text:p text:style-name="a637" text:class-names="" text:cond-style-name=""><text:span text:style-name="a636" text:class-names="">Container – Container vs Virtuelle Maschinen</text:span></text:p>
          </draw:text-box>
          <svg:title/>
          <svg:desc/>
        </draw:frame>
        <draw:frame draw:id="id77" draw:style-name="a641" draw:name="Foliennummernplatzhalter 5" svg:x="9.44069in" svg:y="5.95996in" svg:width="0.28425in" svg:height="0.1424in">
          <draw:text-box>
            <text:p text:style-name="a640" text:class-names="" text:cond-style-name=""><text:span text:style-name="a639" text:class-names=""><text:page-number style:num-format="1" text:fixed="false"/></text:span></text:p>
          </draw:text-box>
          <svg:title/>
          <svg:desc/>
        </draw:frame>
        <draw:frame draw:id="id78" draw:style-name="a642" draw:name="Grafik 7" svg:x="1.20795in" svg:y="1.47127in" svg:width="7.5841in" svg:height="3.7012in" style:rel-width="scale" style:rel-height="scale">
          <draw:image xlink:href="media/image1.jpg" xlink:type="simple" xlink:show="embed" xlink:actuate="onLoad"/>
          <svg:title/>
          <svg:desc>Ein Bild, das Text, Screenshot enthält.

Automatisch generierte Beschreibung</svg:desc>
        </draw:frame>
        <draw:custom-shape svg:x="0.90506in" svg:y="1.31378in" svg:width="4.01619in" svg:height="4.25244in" draw:id="id80" draw:style-name="a645" draw:name="Rechteck 8">
          <svg:title/>
          <svg:desc/>
          <text:p text:style-name="a644" text:class-names="" text:cond-style-name="" text:id="id79"><text:span text:style-name="a643" text:class-names=""/></text:p>
          <draw:enhanced-geometry xmlns:dr3d="urn:oasis:names:tc:opendocument:xmlns:dr3d:1.0" draw:type="non-primitive" svg:viewBox="0 0 21600 21600" draw:enhanced-path="M 0 0 L 21600 0 21600 21600 0 21600 Z N"/>
        </draw:custom-shape>
        <draw:custom-shape svg:x="5.09422in" svg:y="1.19565in" svg:width="4.01619in" svg:height="4.25244in" draw:id="id82" draw:style-name="a648" draw:name="Rechteck 9">
          <svg:title/>
          <svg:desc/>
          <text:p text:style-name="a647" text:class-names="" text:cond-style-name="" text:id="id81"><text:span text:style-name="a646"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xit" presentation:group-id="0" smil:begin="0.0s" smil:fill="hold">
                  <anim:transitionFilter smil:targetElement="id82" smil:type="fade" smil:subtype="crossfade" smil:mode="out" smil:dur="0.5s"/>
                  <anim:set smil:targetElement="id82" smil:attributeName="visibility" smil:to="hidden" smil:begin="0.499000012874603s" smil:dur="0.00100000004749745s" smil:fill="hold"/>
                </anim:par>
              </anim:par>
            </anim:par>
            <anim:par smil:begin="indefinite" smil:fill="hold">
              <anim:par smil:begin="0.0s" smil:fill="hold">
                <anim:par presentation:node-type="on-click" presentation:preset-id="10" presentation:preset-sub-type="0" presentation:preset-class="exit" presentation:group-id="0" smil:begin="0.0s" smil:fill="hold">
                  <anim:transitionFilter smil:targetElement="id80" smil:type="fade" smil:subtype="crossfade" smil:mode="out" smil:dur="0.5s"/>
                  <anim:set smil:targetElement="id80" smil:attributeName="visibility" smil:to="hidden" smil:begin="0.499000012874603s" smil:dur="0.00100000004749745s" smil:fill="hold"/>
                </anim:par>
              </anim:par>
            </anim:par>
          </anim:seq>
        </anim:par>
        <presentation:notes draw:style-name="a654">
          <draw:page-thumbnail draw:page-number="2" svg:x="0.75in" svg:y="0.75in" svg:width="6in" svg:height="3.75in" presentation:class="page" draw:id="id83" presentation:style-name="a649" draw:name="Slide Image Placeholder 1">
            <svg:title/>
            <svg:desc/>
          </draw:page-thumbnail>
          <draw:frame draw:id="id84" presentation:style-name="a650" draw:name="Notes Placeholder 2" svg:x="0.75in" svg:y="4.75in" svg:width="6in" svg:height="2.16535in" presentation:class="notes" presentation:placeholder="true">
            <draw:text-box/>
            <svg:title/>
            <svg:desc/>
          </draw:frame>
          <draw:frame draw:id="id85" draw:style-name="a653" draw:name="Slide Number Placeholder 3" svg:x="6.74246in" svg:y="9.56744in" svg:width="0.62999in" svg:height="0.315in">
            <draw:text-box>
              <text:p text:style-name="a652" text:class-names="" text:cond-style-name=""><text:span text:style-name="a651" text:class-names=""><text:page-number style:num-format="1" text:fixed="false"/></text:span></text:p>
            </draw:text-box>
            <svg:title/>
            <svg:desc/>
          </draw:frame>
        </presentation:notes>
      </draw:page>
      <draw:page draw:name="Slide4" draw:style-name="a655" draw:master-page-name="Master1-Layout3-cust-Inhalt-(100%)" presentation:presentation-page-layout-name="Master1-PPL3" draw:id="Slide-259">
        <draw:frame draw:id="id93" presentation:style-name="a677" draw:name="Inhaltsplatzhalter 1" svg:x="0.27559in" svg:y="0.92003in" svg:width="9.44934in" svg:height="4.96118in" presentation:class="outline" presentation:placeholder="false">
          <draw:text-box>
            <text:list text:style-name="a658">
              <text:list-item>
                <text:p text:style-name="a657" text:class-names="" text:cond-style-name="" text:id="id86"><text:span text:style-name="a656" text:class-names="">Wenig Overhead</text:span></text:p>
              </text:list-item>
            </text:list>
            <text:list text:style-name="a661">
              <text:list-item>
                <text:p text:style-name="a660" text:class-names="" text:cond-style-name="" text:id="id87"><text:span text:style-name="a659" text:class-names="">Sehr gute Portabilität</text:span></text:p>
              </text:list-item>
            </text:list>
            <text:list text:style-name="a664">
              <text:list-item>
                <text:p text:style-name="a663" text:class-names="" text:cond-style-name="" text:id="id88"><text:span text:style-name="a662" text:class-names="">Höhere Effizienz</text:span></text:p>
              </text:list-item>
            </text:list>
            <text:list text:style-name="a667">
              <text:list-item>
                <text:p text:style-name="a666" text:class-names="" text:cond-style-name="" text:id="id89"><text:span text:style-name="a665" text:class-names="">Bessere Developer-Experience</text:span></text:p>
              </text:list-item>
            </text:list>
            <text:list text:style-name="a670">
              <text:list-item>
                <text:p text:style-name="a669" text:class-names="" text:cond-style-name="" text:id="id90"><text:span text:style-name="a668" text:class-names="">Schnelle Startgeschwindigkeit</text:span></text:p>
              </text:list-item>
            </text:list>
            <text:list text:style-name="a673">
              <text:list-item>
                <text:p text:style-name="a672" text:class-names="" text:cond-style-name="" text:id="id91"><text:span text:style-name="a671" text:class-names="">Einfaches Dependencymanagement</text:span></text:p>
              </text:list-item>
            </text:list>
            <text:list text:style-name="a676">
              <text:list-item>
                <text:p text:style-name="a675" text:class-names="" text:cond-style-name="" text:id="id92"><text:span text:style-name="a674" text:class-names=""/></text:p>
              </text:list-item>
            </text:list>
          </draw:text-box>
          <svg:title/>
          <svg:desc/>
        </draw:frame>
        <draw:frame draw:id="id94" presentation:style-name="a681" draw:name="Textplatzhalter 2" svg:x="0.27559in" svg:y="0.27559in" svg:width="7.67717in" svg:height="0.27559in" presentation:class="outline" presentation:placeholder="false">
          <draw:text-box>
            <text:list text:style-name="a680">
              <text:list-item>
                <text:p text:style-name="a679" text:class-names="" text:cond-style-name=""><text:span text:style-name="a678" text:class-names="">Vorteile Container</text:span></text:p>
              </text:list-item>
            </text:list>
          </draw:text-box>
          <svg:title/>
          <svg:desc/>
        </draw:frame>
        <draw:frame draw:id="id95" draw:style-name="a685" draw:name="Datumsplatzhalter 3" svg:x="0.27559in" svg:y="5.95996in" svg:width="0.47197in" svg:height="0.1424in">
          <draw:text-box>
            <text:p text:style-name="a684" text:class-names="" text:cond-style-name=""><text:span text:style-name="a682" text:class-names=""><text:date text:fixed="false" style:data-style-name="a683">31.10.2024</text:date></text:span></text:p>
          </draw:text-box>
          <svg:title/>
          <svg:desc/>
        </draw:frame>
        <draw:frame draw:id="id96" draw:style-name="a688" draw:name="Fußzeilenplatzhalter 4" svg:x="0.74756in" svg:y="5.95996in" svg:width="8.66238in" svg:height="0.14301in">
          <draw:text-box>
            <text:p text:style-name="a687" text:class-names="" text:cond-style-name=""><text:span text:style-name="a686" text:class-names="">Container – Vorteile Container</text:span></text:p>
          </draw:text-box>
          <svg:title/>
          <svg:desc/>
        </draw:frame>
        <draw:frame draw:id="id97" draw:style-name="a691" draw:name="Foliennummernplatzhalter 5" svg:x="9.44069in" svg:y="5.95996in" svg:width="0.28425in" svg:height="0.1424in">
          <draw:text-box>
            <text:p text:style-name="a690" text:class-names="" text:cond-style-name=""><text:span text:style-name="a689" text:class-names=""><text:page-number style:num-format="1" text:fixed="false"/></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86" smil:attributeName="visibility" smil:to="visible" smil:begin="0.0s" smil:dur="0.00100000004749745s" smil:fill="hold"/>
                  <anim:transitionFilter smil:targetElement="id86"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87" smil:attributeName="visibility" smil:to="visible" smil:begin="0.0s" smil:dur="0.00100000004749745s" smil:fill="hold"/>
                  <anim:transitionFilter smil:targetElement="id87"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88" smil:attributeName="visibility" smil:to="visible" smil:begin="0.0s" smil:dur="0.00100000004749745s" smil:fill="hold"/>
                  <anim:transitionFilter smil:targetElement="id88"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89" smil:attributeName="visibility" smil:to="visible" smil:begin="0.0s" smil:dur="0.00100000004749745s" smil:fill="hold"/>
                  <anim:transitionFilter smil:targetElement="id89"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90" smil:attributeName="visibility" smil:to="visible" smil:begin="0.0s" smil:dur="0.00100000004749745s" smil:fill="hold"/>
                  <anim:transitionFilter smil:targetElement="id90"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91" smil:attributeName="visibility" smil:to="visible" smil:begin="0.0s" smil:dur="0.00100000004749745s" smil:fill="hold"/>
                  <anim:transitionFilter smil:targetElement="id91" smil:type="fade" smil:subtype="crossfade" smil:dur="0.5s"/>
                </anim:par>
              </anim:par>
            </anim:par>
          </anim:seq>
        </anim:par>
        <presentation:notes draw:style-name="a697">
          <draw:page-thumbnail draw:page-number="3" svg:x="0.75in" svg:y="0.75in" svg:width="6in" svg:height="3.75in" presentation:class="page" draw:id="id98" presentation:style-name="a692" draw:name="Folienbildplatzhalter 1">
            <svg:title/>
            <svg:desc/>
          </draw:page-thumbnail>
          <draw:frame draw:id="id99" presentation:style-name="a693" draw:name="Notizenplatzhalter 2" svg:x="0.75in" svg:y="4.75in" svg:width="6in" svg:height="2.16535in" presentation:class="notes" presentation:placeholder="true">
            <draw:text-box/>
            <svg:title/>
            <svg:desc/>
          </draw:frame>
          <draw:frame draw:id="id100" draw:style-name="a696" draw:name="Foliennummernplatzhalter 3" svg:x="6.74246in" svg:y="9.56744in" svg:width="0.62999in" svg:height="0.315in">
            <draw:text-box>
              <text:p text:style-name="a695" text:class-names="" text:cond-style-name=""><text:span text:style-name="a694" text:class-names=""><text:page-number style:num-format="1" text:fixed="false"/></text:span></text:p>
            </draw:text-box>
            <svg:title/>
            <svg:desc/>
          </draw:frame>
        </presentation:notes>
      </draw:page>
      <draw:page draw:name="Slide5" draw:style-name="a698" draw:master-page-name="Master1-Layout3-cust-Inhalt-(100%)" presentation:presentation-page-layout-name="Master1-PPL3" draw:id="Slide-260">
        <draw:frame draw:id="id101" presentation:style-name="a702" draw:name="Textplatzhalter 2" svg:x="0.27559in" svg:y="0.27559in" svg:width="7.67717in" svg:height="0.27559in" presentation:class="outline" presentation:placeholder="false">
          <draw:text-box>
            <text:list text:style-name="a701">
              <text:list-item>
                <text:p text:style-name="a700" text:class-names="" text:cond-style-name=""><text:span text:style-name="a699" text:class-names="">Docker</text:span></text:p>
              </text:list-item>
            </text:list>
          </draw:text-box>
          <svg:title/>
          <svg:desc/>
        </draw:frame>
        <draw:frame draw:id="id102" draw:style-name="a706" draw:name="Datumsplatzhalter 3" svg:x="0.27559in" svg:y="5.95996in" svg:width="0.47197in" svg:height="0.1424in">
          <draw:text-box>
            <text:p text:style-name="a705" text:class-names="" text:cond-style-name=""><text:span text:style-name="a703" text:class-names=""><text:date text:fixed="false" style:data-style-name="a704">31.10.2024</text:date></text:span></text:p>
          </draw:text-box>
          <svg:title/>
          <svg:desc/>
        </draw:frame>
        <draw:frame draw:id="id103" draw:style-name="a709" draw:name="Fußzeilenplatzhalter 4" svg:x="0.74756in" svg:y="5.95996in" svg:width="8.66238in" svg:height="0.14301in">
          <draw:text-box>
            <text:p text:style-name="a708" text:class-names="" text:cond-style-name=""><text:span text:style-name="a707" text:class-names="">Container - Docker</text:span></text:p>
          </draw:text-box>
          <svg:title/>
          <svg:desc/>
        </draw:frame>
        <draw:frame draw:id="id104" draw:style-name="a712" draw:name="Foliennummernplatzhalter 5" svg:x="9.44069in" svg:y="5.95996in" svg:width="0.28425in" svg:height="0.1424in">
          <draw:text-box>
            <text:p text:style-name="a711" text:class-names="" text:cond-style-name=""><text:span text:style-name="a710" text:class-names=""><text:page-number style:num-format="1" text:fixed="false"/></text:span></text:p>
          </draw:text-box>
          <svg:title/>
          <svg:desc/>
        </draw:frame>
        <draw:frame draw:id="id105" presentation:style-name="a713" draw:name="Picture 2" svg:x="2.46812in" svg:y="0.99974in" svg:width="5.06376in" svg:height="4.25052in" style:rel-width="scale" style:rel-height="scale" presentation:class="graphic" presentation:placeholder="false">
          <draw:image xlink:href="media/image2.png" xlink:type="simple" xlink:show="embed" xlink:actuate="onLoad"/>
          <svg:title/>
          <svg:desc/>
        </draw:frame>
        <presentation:notes draw:style-name="a729">
          <draw:page-thumbnail draw:page-number="4" svg:x="0.75in" svg:y="0.75in" svg:width="6in" svg:height="3.75in" presentation:class="page" draw:id="id106" presentation:style-name="a714" draw:name="Folienbildplatzhalter 1">
            <svg:title/>
            <svg:desc/>
          </draw:page-thumbnail>
          <draw:frame draw:id="id107" presentation:style-name="a725" draw:name="Notizenplatzhalter 2" svg:x="0.75in" svg:y="4.75in" svg:width="6in" svg:height="2.16535in" presentation:class="notes" presentation:placeholder="false">
            <draw:text-box>
              <text:p text:style-name="a716" text:class-names="" text:cond-style-name=""><text:span text:style-name="a715" text:class-names="">Teils OpenSource</text:span></text:p>
              <text:p text:style-name="a718" text:class-names="" text:cond-style-name=""><text:span text:style-name="a717" text:class-names="">Marktführer</text:span></text:p>
              <text:p text:style-name="a720" text:class-names="" text:cond-style-name=""><text:span text:style-name="a719" text:class-names="">Verdienen Geld durch Support Docker Registry und Docker Desktop</text:span></text:p>
              <text:p text:style-name="a722" text:class-names="" text:cond-style-name=""><text:span text:style-name="a721" text:class-names="">Im default kein permanenter Speicher</text:span></text:p>
              <text:p text:style-name="a724" text:class-names="" text:cond-style-name=""><text:span text:style-name="a723" text:class-names="">Kann durch Volumes permanent gemacht werden</text:span></text:p>
            </draw:text-box>
            <svg:title/>
            <svg:desc/>
          </draw:frame>
          <draw:frame draw:id="id108" draw:style-name="a728" draw:name="Foliennummernplatzhalter 3" svg:x="6.74246in" svg:y="9.56744in" svg:width="0.62999in" svg:height="0.315in">
            <draw:text-box>
              <text:p text:style-name="a727" text:class-names="" text:cond-style-name=""><text:span text:style-name="a726" text:class-names=""><text:page-number style:num-format="1" text:fixed="false"/></text:span></text:p>
            </draw:text-box>
            <svg:title/>
            <svg:desc/>
          </draw:frame>
        </presentation:notes>
      </draw:page>
      <draw:page draw:name="Slide6" draw:style-name="a730" draw:master-page-name="Master1-Layout3-cust-Inhalt-(100%)" presentation:presentation-page-layout-name="Master1-PPL3" draw:id="Slide-261">
        <draw:frame draw:id="id113" presentation:style-name="a743" draw:name="Inhaltsplatzhalter 1" svg:x="0.27559in" svg:y="0.92003in" svg:width="9.44934in" svg:height="4.96118in" presentation:class="outline" presentation:placeholder="false">
          <draw:text-box>
            <text:list text:style-name="a733">
              <text:list-item>
                <text:p text:style-name="a732" text:class-names="" text:cond-style-name="" text:id="id109"><text:span text:style-name="a731" text:class-names="">Dockerfile</text:span></text:p>
              </text:list-item>
            </text:list>
            <text:list text:style-name="a736">
              <text:list-item>
                <text:p text:style-name="a735" text:class-names="" text:cond-style-name="" text:id="id110"><text:span text:style-name="a734" text:class-names="">Image</text:span></text:p>
              </text:list-item>
            </text:list>
            <text:list text:style-name="a739">
              <text:list-item>
                <text:p text:style-name="a738" text:class-names="" text:cond-style-name="" text:id="id111"><text:span text:style-name="a737" text:class-names="">Container</text:span></text:p>
              </text:list-item>
            </text:list>
            <text:list text:style-name="a742">
              <text:list-item>
                <text:p text:style-name="a741" text:class-names="" text:cond-style-name="" text:id="id112"><text:span text:style-name="a740" text:class-names="">Registry</text:span></text:p>
              </text:list-item>
            </text:list>
          </draw:text-box>
          <svg:title/>
          <svg:desc/>
        </draw:frame>
        <draw:frame draw:id="id114" presentation:style-name="a747" draw:name="Textplatzhalter 2" svg:x="0.27559in" svg:y="0.27559in" svg:width="7.67717in" svg:height="0.27559in" presentation:class="outline" presentation:placeholder="false">
          <draw:text-box>
            <text:list text:style-name="a746">
              <text:list-item>
                <text:p text:style-name="a745" text:class-names="" text:cond-style-name=""><text:span text:style-name="a744" text:class-names="">Begriffe</text:span></text:p>
              </text:list-item>
            </text:list>
          </draw:text-box>
          <svg:title/>
          <svg:desc/>
        </draw:frame>
        <draw:frame draw:id="id115" draw:style-name="a751" draw:name="Datumsplatzhalter 3" svg:x="0.27559in" svg:y="5.95996in" svg:width="0.47197in" svg:height="0.1424in">
          <draw:text-box>
            <text:p text:style-name="a750" text:class-names="" text:cond-style-name=""><text:span text:style-name="a748" text:class-names=""><text:date text:fixed="false" style:data-style-name="a749">31.10.2024</text:date></text:span></text:p>
          </draw:text-box>
          <svg:title/>
          <svg:desc/>
        </draw:frame>
        <draw:frame draw:id="id116" draw:style-name="a754" draw:name="Fußzeilenplatzhalter 4" svg:x="0.74756in" svg:y="5.95996in" svg:width="8.66238in" svg:height="0.14301in">
          <draw:text-box>
            <text:p text:style-name="a753" text:class-names="" text:cond-style-name=""><text:span text:style-name="a752" text:class-names="">Container - Begriffe</text:span></text:p>
          </draw:text-box>
          <svg:title/>
          <svg:desc/>
        </draw:frame>
        <draw:frame draw:id="id117" draw:style-name="a757" draw:name="Foliennummernplatzhalter 5" svg:x="9.44069in" svg:y="5.95996in" svg:width="0.28425in" svg:height="0.1424in">
          <draw:text-box>
            <text:p text:style-name="a756" text:class-names="" text:cond-style-name=""><text:span text:style-name="a755" text:class-names=""><text:page-number style:num-format="1" text:fixed="false"/></text:span></text:p>
          </draw:text-box>
          <svg:title/>
          <svg:desc/>
        </draw:frame>
        <draw:frame draw:id="id118" draw:style-name="a758" draw:name="Picture 4" svg:x="6.69676in" svg:y="0.92003in" svg:width="2.70425in" svg:height="1.80854in" style:rel-width="scale" style:rel-height="scale">
          <draw:image xlink:href="media/image3.jpeg" xlink:type="simple" xlink:show="embed" xlink:actuate="onLoad"/>
          <svg:title/>
          <svg:desc/>
        </draw:frame>
        <draw:frame draw:id="id119" draw:style-name="a759" draw:name="Picture 8" svg:x="4.21251in" svg:y="1.15628in" svg:width="1.88997in" svg:height="1.41955in" style:rel-width="scale" style:rel-height="scale">
          <draw:image xlink:href="media/image4.png" xlink:type="simple" xlink:show="embed" xlink:actuate="onLoad"/>
          <svg:title/>
          <svg:desc>Image Placeholder Svg Png Icon Free Download (#148071) - OnlineWebFonts.COM</svg:desc>
        </draw:frame>
        <draw:frame draw:id="id120" draw:style-name="a760" draw:name="Picture 10" svg:x="7.28194in" svg:y="3.2526in" svg:width="2.15875in" svg:height="2.15875in" style:rel-width="scale" style:rel-height="scale">
          <draw:image xlink:href="media/image5.png" xlink:type="simple" xlink:show="embed" xlink:actuate="onLoad"/>
          <svg:title/>
          <svg:desc>Portainer For Container Management - Autoize</svg:desc>
        </draw:frame>
        <draw:frame draw:id="id121" draw:style-name="a761" draw:name="Picture 12" svg:x="3.97626in" svg:y="3.6065in" svg:width="2.5907in" svg:height="1.54272in" style:rel-width="scale" style:rel-height="scale">
          <draw:image xlink:href="media/image6.jpeg" xlink:type="simple" xlink:show="embed" xlink:actuate="onLoad"/>
          <svg:title/>
          <svg:desc>What is a Dockerfile? • Conetix</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109" smil:attributeName="visibility" smil:to="visible" smil:begin="0.0s" smil:dur="0.00100000004749745s" smil:fill="hold"/>
                  <anim:transitionFilter smil:targetElement="id109" smil:type="fade" smil:subtype="crossfade" smil:dur="0.5s"/>
                </anim:par>
                <anim:par presentation:node-type="with-previous" presentation:preset-id="1" presentation:preset-sub-type="0" presentation:preset-class="entrance" smil:begin="0.0s" smil:fill="hold">
                  <anim:set smil:targetElement="id121" smil:attributeName="visibility" smil:to="visible" smil:begin="0.0s" smil:dur="0.00100000004749745s" smil:fill="hold"/>
                </anim:par>
              </anim:par>
            </anim:par>
            <anim:par smil:begin="indefinite" smil:fill="hold">
              <anim:par smil:begin="0.0s" smil:fill="hold">
                <anim:par presentation:node-type="on-click" presentation:preset-id="10" presentation:preset-sub-type="0" presentation:preset-class="entrance" smil:begin="0.0s" smil:fill="hold">
                  <anim:set smil:targetElement="id110" smil:attributeName="visibility" smil:to="visible" smil:begin="0.0s" smil:dur="0.00100000004749745s" smil:fill="hold"/>
                  <anim:transitionFilter smil:targetElement="id110" smil:type="fade" smil:subtype="crossfade" smil:dur="0.5s"/>
                </anim:par>
                <anim:par presentation:node-type="with-previous" presentation:preset-id="10" presentation:preset-sub-type="0" presentation:preset-class="entrance" smil:begin="0.0s" smil:fill="hold">
                  <anim:set smil:targetElement="id119" smil:attributeName="visibility" smil:to="visible" smil:begin="0.0s" smil:dur="0.00100000004749745s" smil:fill="hold"/>
                  <anim:transitionFilter smil:targetElement="id119"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11" smil:attributeName="visibility" smil:to="visible" smil:begin="0.0s" smil:dur="0.00100000004749745s" smil:fill="hold"/>
                  <anim:transitionFilter smil:targetElement="id111" smil:type="fade" smil:subtype="crossfade" smil:dur="0.5s"/>
                </anim:par>
                <anim:par presentation:node-type="with-previous" presentation:preset-id="10" presentation:preset-sub-type="0" presentation:preset-class="entrance" smil:begin="0.0s" smil:fill="hold">
                  <anim:set smil:targetElement="id118" smil:attributeName="visibility" smil:to="visible" smil:begin="0.0s" smil:dur="0.00100000004749745s" smil:fill="hold"/>
                  <anim:transitionFilter smil:targetElement="id118"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12" smil:attributeName="visibility" smil:to="visible" smil:begin="0.0s" smil:dur="0.00100000004749745s" smil:fill="hold"/>
                  <anim:transitionFilter smil:targetElement="id112" smil:type="fade" smil:subtype="crossfade" smil:dur="0.5s"/>
                </anim:par>
                <anim:par presentation:node-type="with-previous" presentation:preset-id="10" presentation:preset-sub-type="0" presentation:preset-class="entrance" smil:begin="0.0s" smil:fill="hold">
                  <anim:set smil:targetElement="id120" smil:attributeName="visibility" smil:to="visible" smil:begin="0.0s" smil:dur="0.00100000004749745s" smil:fill="hold"/>
                  <anim:transitionFilter smil:targetElement="id120" smil:type="fade" smil:subtype="crossfade" smil:dur="0.5s"/>
                </anim:par>
              </anim:par>
            </anim:par>
          </anim:seq>
        </anim:par>
      </draw:page>
      <draw:page draw:name="Slide13" draw:style-name="a762" draw:master-page-name="Master1-Layout3-cust-Inhalt-(100%)" presentation:presentation-page-layout-name="Master1-PPL3" draw:id="Slide-268">
        <draw:frame draw:id="id122" presentation:style-name="a766" draw:name="Textplatzhalter 2" svg:x="0.27559in" svg:y="0.27559in" svg:width="7.67717in" svg:height="0.27559in" presentation:class="outline" presentation:placeholder="false">
          <draw:text-box>
            <text:list text:style-name="a765">
              <text:list-item>
                <text:p text:style-name="a764" text:class-names="" text:cond-style-name=""><text:span text:style-name="a763" text:class-names="">Dockerhub</text:span></text:p>
              </text:list-item>
            </text:list>
          </draw:text-box>
          <svg:title/>
          <svg:desc/>
        </draw:frame>
        <draw:frame draw:id="id123" draw:style-name="a770" draw:name="Datumsplatzhalter 3" svg:x="0.27559in" svg:y="5.95996in" svg:width="0.47197in" svg:height="0.1424in">
          <draw:text-box>
            <text:p text:style-name="a769" text:class-names="" text:cond-style-name=""><text:span text:style-name="a767" text:class-names=""><text:date text:fixed="false" style:data-style-name="a768">31.10.2024</text:date></text:span></text:p>
          </draw:text-box>
          <svg:title/>
          <svg:desc/>
        </draw:frame>
        <draw:frame draw:id="id124" draw:style-name="a773" draw:name="Fußzeilenplatzhalter 4" svg:x="0.74756in" svg:y="5.95996in" svg:width="8.66238in" svg:height="0.14301in">
          <draw:text-box>
            <text:p text:style-name="a772" text:class-names="" text:cond-style-name=""><text:span text:style-name="a771" text:class-names="">Container - Dockerhub</text:span></text:p>
          </draw:text-box>
          <svg:title/>
          <svg:desc/>
        </draw:frame>
        <draw:frame draw:id="id125" draw:style-name="a776" draw:name="Foliennummernplatzhalter 5" svg:x="9.44069in" svg:y="5.95996in" svg:width="0.28425in" svg:height="0.1424in">
          <draw:text-box>
            <text:p text:style-name="a775" text:class-names="" text:cond-style-name=""><text:span text:style-name="a774" text:class-names=""><text:page-number style:num-format="1" text:fixed="false"/></text:span></text:p>
          </draw:text-box>
          <svg:title/>
          <svg:desc/>
        </draw:frame>
        <draw:frame draw:id="id126" presentation:style-name="a777" draw:name="Picture 2" svg:x="1.91939in" svg:y="1.52273in" svg:width="6.16122in" svg:height="3.46568in" style:rel-width="scale" style:rel-height="scale" presentation:class="graphic" presentation:placeholder="false">
          <draw:image xlink:href="media/image7.jpeg" xlink:type="simple" xlink:show="embed" xlink:actuate="onLoad"/>
          <svg:title/>
          <svg:desc>Docker Hub Introduction Tutorial - YouTube</svg:desc>
        </draw:frame>
        <presentation:notes draw:style-name="a785">
          <draw:page-thumbnail draw:page-number="6" svg:x="0.75in" svg:y="0.75in" svg:width="6in" svg:height="3.75in" presentation:class="page" draw:id="id127" presentation:style-name="a778" draw:name="Folienbildplatzhalter 1">
            <svg:title/>
            <svg:desc/>
          </draw:page-thumbnail>
          <draw:frame draw:id="id128" presentation:style-name="a781" draw:name="Notizenplatzhalter 2" svg:x="0.75in" svg:y="4.75in" svg:width="6in" svg:height="2.16535in" presentation:class="notes" presentation:placeholder="false">
            <draw:text-box>
              <text:p text:style-name="a780" text:class-names="" text:cond-style-name=""><text:span text:style-name="a779" text:class-names="">Live Demo</text:span></text:p>
            </draw:text-box>
            <svg:title/>
            <svg:desc/>
          </draw:frame>
          <draw:frame draw:id="id129" draw:style-name="a784" draw:name="Foliennummernplatzhalter 3" svg:x="6.74246in" svg:y="9.56744in" svg:width="0.62999in" svg:height="0.315in">
            <draw:text-box>
              <text:p text:style-name="a783" text:class-names="" text:cond-style-name=""><text:span text:style-name="a782" text:class-names=""><text:page-number style:num-format="1" text:fixed="false"/></text:span></text:p>
            </draw:text-box>
            <svg:title/>
            <svg:desc/>
          </draw:frame>
        </presentation:notes>
      </draw:page>
      <draw:page draw:name="Slide8" draw:style-name="a786" draw:master-page-name="Master1-Layout3-cust-Inhalt-(100%)" presentation:presentation-page-layout-name="Master1-PPL3" draw:id="Slide-263">
        <draw:frame draw:id="id135" presentation:style-name="a802" draw:name="Inhaltsplatzhalter 1" svg:x="0.27559in" svg:y="0.92003in" svg:width="9.44934in" svg:height="4.96118in" presentation:class="outline" presentation:placeholder="false">
          <draw:text-box>
            <text:list text:style-name="a789">
              <text:list-item>
                <text:p text:style-name="a788" text:class-names="" text:cond-style-name="" text:id="id130"><text:span text:style-name="a787" text:class-names="">docker ps [OPTIONS]</text:span></text:p>
              </text:list-item>
            </text:list>
            <text:list text:style-name="a792">
              <text:list-item>
                <text:p text:style-name="a791" text:class-names="" text:cond-style-name="" text:id="id131"><text:span text:style-name="a790" text:class-names="">docker pull [OPTIONS] NAME[:TAG|@DIGEST]</text:span></text:p>
              </text:list-item>
            </text:list>
            <text:list text:style-name="a795">
              <text:list-item>
                <text:p text:style-name="a794" text:class-names="" text:cond-style-name="" text:id="id132"><text:span text:style-name="a793" text:class-names="">docker run [OPTIONS] IMAGE [COMMAND] [ARG...]</text:span></text:p>
              </text:list-item>
            </text:list>
            <text:list text:style-name="a798">
              <text:list-item>
                <text:p text:style-name="a797" text:class-names="" text:cond-style-name="" text:id="id133"><text:span text:style-name="a796" text:class-names="">docker images [OPTIONS] [REPOSITORY[:TAG]]</text:span></text:p>
              </text:list-item>
            </text:list>
            <text:list text:style-name="a801">
              <text:list-item>
                <text:p text:style-name="a800" text:class-names="" text:cond-style-name="" text:id="id134"><text:span text:style-name="a799" text:class-names=""/></text:p>
              </text:list-item>
            </text:list>
          </draw:text-box>
          <svg:title/>
          <svg:desc/>
        </draw:frame>
        <draw:frame draw:id="id136" presentation:style-name="a806" draw:name="Textplatzhalter 2" svg:x="0.27559in" svg:y="0.27559in" svg:width="7.67717in" svg:height="0.27559in" presentation:class="outline" presentation:placeholder="false">
          <draw:text-box>
            <text:list text:style-name="a805">
              <text:list-item>
                <text:p text:style-name="a804" text:class-names="" text:cond-style-name=""><text:span text:style-name="a803" text:class-names="">Docker CLI</text:span></text:p>
              </text:list-item>
            </text:list>
          </draw:text-box>
          <svg:title/>
          <svg:desc/>
        </draw:frame>
        <draw:frame draw:id="id137" draw:style-name="a810" draw:name="Datumsplatzhalter 3" svg:x="0.27559in" svg:y="5.95996in" svg:width="0.47197in" svg:height="0.1424in">
          <draw:text-box>
            <text:p text:style-name="a809" text:class-names="" text:cond-style-name=""><text:span text:style-name="a807" text:class-names=""><text:date text:fixed="false" style:data-style-name="a808">31.10.2024</text:date></text:span></text:p>
          </draw:text-box>
          <svg:title/>
          <svg:desc/>
        </draw:frame>
        <draw:frame draw:id="id138" draw:style-name="a813" draw:name="Fußzeilenplatzhalter 4" svg:x="0.74756in" svg:y="5.95996in" svg:width="8.66238in" svg:height="0.14301in">
          <draw:text-box>
            <text:p text:style-name="a812" text:class-names="" text:cond-style-name=""><text:span text:style-name="a811" text:class-names="">Container – Docker CLI</text:span></text:p>
          </draw:text-box>
          <svg:title/>
          <svg:desc/>
        </draw:frame>
        <draw:frame draw:id="id139" draw:style-name="a816" draw:name="Foliennummernplatzhalter 5" svg:x="9.44069in" svg:y="5.95996in" svg:width="0.28425in" svg:height="0.1424in">
          <draw:text-box>
            <text:p text:style-name="a815" text:class-names="" text:cond-style-name=""><text:span text:style-name="a814" text:class-names=""><text:page-number style:num-format="1" text:fixed="false"/></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130" smil:attributeName="visibility" smil:to="visible" smil:begin="0.0s" smil:dur="0.00100000004749745s" smil:fill="hold"/>
                  <anim:transitionFilter smil:targetElement="id130"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31" smil:attributeName="visibility" smil:to="visible" smil:begin="0.0s" smil:dur="0.00100000004749745s" smil:fill="hold"/>
                  <anim:transitionFilter smil:targetElement="id131"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32" smil:attributeName="visibility" smil:to="visible" smil:begin="0.0s" smil:dur="0.00100000004749745s" smil:fill="hold"/>
                  <anim:transitionFilter smil:targetElement="id132"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33" smil:attributeName="visibility" smil:to="visible" smil:begin="0.0s" smil:dur="0.00100000004749745s" smil:fill="hold"/>
                  <anim:transitionFilter smil:targetElement="id133" smil:type="fade" smil:subtype="crossfade" smil:dur="0.5s"/>
                </anim:par>
              </anim:par>
            </anim:par>
          </anim:seq>
        </anim:par>
        <presentation:notes draw:style-name="a822">
          <draw:page-thumbnail draw:page-number="7" svg:x="0.75in" svg:y="0.75in" svg:width="6in" svg:height="3.75in" presentation:class="page" draw:id="id140" presentation:style-name="a817" draw:name="Folienbildplatzhalter 1">
            <svg:title/>
            <svg:desc/>
          </draw:page-thumbnail>
          <draw:frame draw:id="id141" presentation:style-name="a818" draw:name="Notizenplatzhalter 2" svg:x="0.75in" svg:y="4.75in" svg:width="6in" svg:height="2.16535in" presentation:class="notes" presentation:placeholder="true">
            <draw:text-box/>
            <svg:title/>
            <svg:desc/>
          </draw:frame>
          <draw:frame draw:id="id142" draw:style-name="a821" draw:name="Foliennummernplatzhalter 3" svg:x="6.74246in" svg:y="9.56744in" svg:width="0.62999in" svg:height="0.315in">
            <draw:text-box>
              <text:p text:style-name="a820" text:class-names="" text:cond-style-name=""><text:span text:style-name="a819" text:class-names=""><text:page-number style:num-format="1" text:fixed="false"/></text:span></text:p>
            </draw:text-box>
            <svg:title/>
            <svg:desc/>
          </draw:frame>
        </presentation:notes>
      </draw:page>
      <draw:page draw:name="Slide18" draw:style-name="a823" draw:master-page-name="Master1-Layout2-cust-Abschnitt" presentation:presentation-page-layout-name="Master1-PPL2" draw:id="Slide-273">
        <draw:frame draw:id="id143" presentation:style-name="a827" draw:name="Text Placeholder 1" svg:x="2.06935in" svg:y="2.89023in" svg:width="7.65559in" svg:height="0.43238in" presentation:class="outline" presentation:placeholder="false">
          <draw:text-box>
            <text:list text:style-name="a826">
              <text:list-item>
                <text:p text:style-name="a825" text:class-names="" text:cond-style-name=""><text:span text:style-name="a824" text:class-names="">Übung 01 - Webserver</text:span></text:p>
              </text:list-item>
            </text:list>
          </draw:text-box>
          <svg:title/>
          <svg:desc/>
        </draw:frame>
      </draw:page>
      <draw:page draw:name="Slide7" draw:style-name="a828" draw:master-page-name="Master1-Layout3-cust-Inhalt-(100%)" presentation:presentation-page-layout-name="Master1-PPL3" draw:id="Slide-262">
        <draw:frame draw:id="id144" presentation:style-name="a829" draw:name="Inhaltsplatzhalter 1" svg:x="0.27559in" svg:y="0.92003in" svg:width="9.44934in" svg:height="4.96118in" presentation:class="outline" presentation:placeholder="true">
          <draw:text-box/>
          <svg:title/>
          <svg:desc/>
        </draw:frame>
        <draw:frame draw:id="id145" presentation:style-name="a833" draw:name="Textplatzhalter 2" svg:x="0.27559in" svg:y="0.27559in" svg:width="7.67717in" svg:height="0.27559in" presentation:class="outline" presentation:placeholder="false">
          <draw:text-box>
            <text:list text:style-name="a832">
              <text:list-item>
                <text:p text:style-name="a831" text:class-names="" text:cond-style-name=""><text:span text:style-name="a830" text:class-names="">Docker Desktop</text:span></text:p>
              </text:list-item>
            </text:list>
          </draw:text-box>
          <svg:title/>
          <svg:desc/>
        </draw:frame>
        <draw:frame draw:id="id146" draw:style-name="a837" draw:name="Datumsplatzhalter 3" svg:x="0.27559in" svg:y="5.95996in" svg:width="0.47197in" svg:height="0.1424in">
          <draw:text-box>
            <text:p text:style-name="a836" text:class-names="" text:cond-style-name=""><text:span text:style-name="a834" text:class-names=""><text:date text:fixed="false" style:data-style-name="a835">31.10.2024</text:date></text:span></text:p>
          </draw:text-box>
          <svg:title/>
          <svg:desc/>
        </draw:frame>
        <draw:frame draw:id="id147" draw:style-name="a841" draw:name="Fußzeilenplatzhalter 4" svg:x="0.74756in" svg:y="5.95996in" svg:width="8.66238in" svg:height="0.14301in">
          <draw:text-box>
            <text:p text:style-name="a840" text:class-names="" text:cond-style-name=""><text:span text:style-name="a838" text:class-names="">Container</text:span><text:span text:style-name="a839" text:class-names=""><text:s text:c="1"/>– Docker Desktop</text:span></text:p>
          </draw:text-box>
          <svg:title/>
          <svg:desc/>
        </draw:frame>
        <draw:frame draw:id="id148" draw:style-name="a844" draw:name="Foliennummernplatzhalter 5" svg:x="9.44069in" svg:y="5.95996in" svg:width="0.28425in" svg:height="0.1424in">
          <draw:text-box>
            <text:p text:style-name="a843" text:class-names="" text:cond-style-name=""><text:span text:style-name="a842" text:class-names=""><text:page-number style:num-format="1" text:fixed="false"/></text:span></text:p>
          </draw:text-box>
          <svg:title/>
          <svg:desc/>
        </draw:frame>
        <draw:frame draw:id="id149" draw:style-name="a845" draw:name="Picture 2" svg:x="1.66241in" svg:y="1.1168in" svg:width="6.67518in" svg:height="4.76441in" style:rel-width="scale" style:rel-height="scale">
          <draw:image xlink:href="media/image8.png" xlink:type="simple" xlink:show="embed" xlink:actuate="onLoad"/>
          <svg:title/>
          <svg:desc>Locally install Kubernetes, Prometheus, and Grafana | Scalastic 👨🏻‍💻</svg:desc>
        </draw:frame>
        <presentation:notes draw:style-name="a853">
          <draw:page-thumbnail draw:page-number="9" svg:x="0.75in" svg:y="0.75in" svg:width="6in" svg:height="3.75in" presentation:class="page" draw:id="id150" presentation:style-name="a846" draw:name="Folienbildplatzhalter 1">
            <svg:title/>
            <svg:desc/>
          </draw:page-thumbnail>
          <draw:frame draw:id="id151" presentation:style-name="a849" draw:name="Notizenplatzhalter 2" svg:x="0.75in" svg:y="4.75in" svg:width="6in" svg:height="2.16535in" presentation:class="notes" presentation:placeholder="false">
            <draw:text-box>
              <text:p text:style-name="a848" text:class-names="" text:cond-style-name=""><text:span text:style-name="a847" text:class-names="">Live Demo</text:span></text:p>
            </draw:text-box>
            <svg:title/>
            <svg:desc/>
          </draw:frame>
          <draw:frame draw:id="id152" draw:style-name="a852" draw:name="Foliennummernplatzhalter 3" svg:x="6.74246in" svg:y="9.56744in" svg:width="0.62999in" svg:height="0.315in">
            <draw:text-box>
              <text:p text:style-name="a851" text:class-names="" text:cond-style-name=""><text:span text:style-name="a850" text:class-names=""><text:page-number style:num-format="1" text:fixed="false"/></text:span></text:p>
            </draw:text-box>
            <svg:title/>
            <svg:desc/>
          </draw:frame>
        </presentation:notes>
      </draw:page>
      <draw:page draw:name="Slide9" draw:style-name="a854" draw:master-page-name="Master1-Layout3-cust-Inhalt-(100%)" presentation:presentation-page-layout-name="Master1-PPL3" draw:id="Slide-264">
        <draw:frame draw:id="id153" presentation:style-name="a855" draw:name="Inhaltsplatzhalter 7" svg:x="1.24017in" svg:y="1.50284in" svg:width="7.67717in" svg:height="3.24432in" style:rel-width="scale" style:rel-height="scale" presentation:class="graphic" presentation:placeholder="false">
          <draw:image xlink:href="media/image9.png" xlink:type="simple" xlink:show="embed" xlink:actuate="onLoad"/>
          <svg:title/>
          <svg:desc/>
        </draw:frame>
        <draw:frame draw:id="id154" presentation:style-name="a859" draw:name="Textplatzhalter 2" svg:x="0.27559in" svg:y="0.27559in" svg:width="7.67717in" svg:height="0.27559in" presentation:class="outline" presentation:placeholder="false">
          <draw:text-box>
            <text:list text:style-name="a858">
              <text:list-item>
                <text:p text:style-name="a857" text:class-names="" text:cond-style-name=""><text:span text:style-name="a856" text:class-names="">Dockerfile</text:span></text:p>
              </text:list-item>
            </text:list>
          </draw:text-box>
          <svg:title/>
          <svg:desc/>
        </draw:frame>
        <draw:frame draw:id="id155" draw:style-name="a863" draw:name="Datumsplatzhalter 3" svg:x="0.27559in" svg:y="5.95996in" svg:width="0.47197in" svg:height="0.1424in">
          <draw:text-box>
            <text:p text:style-name="a862" text:class-names="" text:cond-style-name=""><text:span text:style-name="a860" text:class-names=""><text:date text:fixed="false" style:data-style-name="a861">31.10.2024</text:date></text:span></text:p>
          </draw:text-box>
          <svg:title/>
          <svg:desc/>
        </draw:frame>
        <draw:frame draw:id="id156" draw:style-name="a866" draw:name="Fußzeilenplatzhalter 4" svg:x="0.74756in" svg:y="5.95996in" svg:width="8.66238in" svg:height="0.14301in">
          <draw:text-box>
            <text:p text:style-name="a865" text:class-names="" text:cond-style-name=""><text:span text:style-name="a864" text:class-names="">Container - Dockerfile</text:span></text:p>
          </draw:text-box>
          <svg:title/>
          <svg:desc/>
        </draw:frame>
        <draw:frame draw:id="id157" draw:style-name="a869" draw:name="Foliennummernplatzhalter 5" svg:x="9.44069in" svg:y="5.95996in" svg:width="0.28425in" svg:height="0.1424in">
          <draw:text-box>
            <text:p text:style-name="a868" text:class-names="" text:cond-style-name=""><text:span text:style-name="a867" text:class-names=""><text:page-number style:num-format="1" text:fixed="false"/></text:span></text:p>
          </draw:text-box>
          <svg:title/>
          <svg:desc/>
        </draw:frame>
        <presentation:notes draw:style-name="a875">
          <draw:page-thumbnail draw:page-number="10" svg:x="0.75in" svg:y="0.75in" svg:width="6in" svg:height="3.75in" presentation:class="page" draw:id="id158" presentation:style-name="a870" draw:name="Folienbildplatzhalter 1">
            <svg:title/>
            <svg:desc/>
          </draw:page-thumbnail>
          <draw:frame draw:id="id159" presentation:style-name="a871" draw:name="Notizenplatzhalter 2" svg:x="0.75in" svg:y="4.75in" svg:width="6in" svg:height="2.16535in" presentation:class="notes" presentation:placeholder="true">
            <draw:text-box/>
            <svg:title/>
            <svg:desc/>
          </draw:frame>
          <draw:frame draw:id="id160" draw:style-name="a874" draw:name="Foliennummernplatzhalter 3" svg:x="6.74246in" svg:y="9.56744in" svg:width="0.62999in" svg:height="0.315in">
            <draw:text-box>
              <text:p text:style-name="a873" text:class-names="" text:cond-style-name=""><text:span text:style-name="a872" text:class-names=""><text:page-number style:num-format="1" text:fixed="false"/></text:span></text:p>
            </draw:text-box>
            <svg:title/>
            <svg:desc/>
          </draw:frame>
        </presentation:notes>
      </draw:page>
      <draw:page draw:name="Slide17" draw:style-name="a876" draw:master-page-name="Master1-Layout2-cust-Abschnitt" presentation:presentation-page-layout-name="Master1-PPL2" draw:id="Slide-272">
        <draw:frame draw:id="id161" presentation:style-name="a880" draw:name="Text Placeholder 1" svg:x="2.06935in" svg:y="2.89023in" svg:width="7.65559in" svg:height="0.43238in" presentation:class="outline" presentation:placeholder="false">
          <draw:text-box>
            <text:list text:style-name="a879">
              <text:list-item>
                <text:p text:style-name="a878" text:class-names="" text:cond-style-name=""><text:span text:style-name="a877" text:class-names="">Übung 02 - Dockerfile</text:span></text:p>
              </text:list-item>
            </text:list>
          </draw:text-box>
          <svg:title/>
          <svg:desc/>
        </draw:frame>
      </draw:page>
      <draw:page draw:name="Slide19" draw:style-name="a881" draw:master-page-name="Master1-Layout2-cust-Abschnitt" presentation:presentation-page-layout-name="Master1-PPL2" draw:id="Slide-274">
        <draw:frame draw:id="id162" presentation:style-name="a885" draw:name="Text Placeholder 1" svg:x="2.06935in" svg:y="2.89023in" svg:width="7.65559in" svg:height="0.43238in" presentation:class="outline" presentation:placeholder="false">
          <draw:text-box>
            <text:list text:style-name="a884">
              <text:list-item>
                <text:p text:style-name="a883" text:class-names="" text:cond-style-name=""><text:span text:style-name="a882" text:class-names="">Übung 03 - Dockerfile</text:span></text:p>
              </text:list-item>
            </text:list>
          </draw:text-box>
          <svg:title/>
          <svg:desc/>
        </draw:frame>
      </draw:page>
      <draw:page draw:name="Slide21" draw:style-name="a886" draw:master-page-name="Master1-Layout3-cust-Inhalt-(100%)" presentation:presentation-page-layout-name="Master1-PPL3" draw:id="Slide-276">
        <draw:frame draw:id="id166" presentation:style-name="a896" draw:name="Inhaltsplatzhalter 1" svg:x="0.27559in" svg:y="0.92003in" svg:width="9.44934in" svg:height="4.96118in" presentation:class="outline" presentation:placeholder="false">
          <draw:text-box>
            <text:list text:style-name="a889">
              <text:list-item>
                <text:p text:style-name="a888" text:class-names="" text:cond-style-name="" text:id="id163"><text:span text:style-name="a887" text:class-names="">Volumes</text:span></text:p>
              </text:list-item>
            </text:list>
            <text:list text:style-name="a892">
              <text:list-item>
                <text:p text:style-name="a891" text:class-names="" text:cond-style-name="" text:id="id164"><text:span text:style-name="a890" text:class-names="">Bind Mounts</text:span></text:p>
              </text:list-item>
            </text:list>
            <text:list text:style-name="a895">
              <text:list-item>
                <text:p text:style-name="a894" text:class-names="" text:cond-style-name="" text:id="id165"><text:span text:style-name="a893" text:class-names="">(Tmpfs Mounts)</text:span></text:p>
              </text:list-item>
            </text:list>
          </draw:text-box>
          <svg:title/>
          <svg:desc/>
        </draw:frame>
        <draw:frame draw:id="id167" presentation:style-name="a900" draw:name="Textplatzhalter 2" svg:x="0.27559in" svg:y="0.27559in" svg:width="7.67717in" svg:height="0.27559in" presentation:class="outline" presentation:placeholder="false">
          <draw:text-box>
            <text:list text:style-name="a899">
              <text:list-item>
                <text:p text:style-name="a898" text:class-names="" text:cond-style-name=""><text:span text:style-name="a897" text:class-names="">Storage in Docker</text:span></text:p>
              </text:list-item>
            </text:list>
          </draw:text-box>
          <svg:title/>
          <svg:desc/>
        </draw:frame>
        <draw:frame draw:id="id168" draw:style-name="a904" draw:name="Datumsplatzhalter 3" svg:x="0.27559in" svg:y="5.95996in" svg:width="0.47197in" svg:height="0.1424in">
          <draw:text-box>
            <text:p text:style-name="a903" text:class-names="" text:cond-style-name=""><text:span text:style-name="a901" text:class-names=""><text:date text:fixed="false" style:data-style-name="a902">31.10.2024</text:date></text:span></text:p>
          </draw:text-box>
          <svg:title/>
          <svg:desc/>
        </draw:frame>
        <draw:frame draw:id="id169" draw:style-name="a907" draw:name="Fußzeilenplatzhalter 4" svg:x="0.74756in" svg:y="5.95996in" svg:width="8.66238in" svg:height="0.14301in">
          <draw:text-box>
            <text:p text:style-name="a906" text:class-names="" text:cond-style-name=""><text:span text:style-name="a905" text:class-names="">Container – Storage</text:span></text:p>
          </draw:text-box>
          <svg:title/>
          <svg:desc/>
        </draw:frame>
        <draw:frame draw:id="id170" draw:style-name="a910" draw:name="Foliennummernplatzhalter 5" svg:x="9.44069in" svg:y="5.95996in" svg:width="0.28425in" svg:height="0.1424in">
          <draw:text-box>
            <text:p text:style-name="a909" text:class-names="" text:cond-style-name=""><text:span text:style-name="a908" text:class-names=""><text:page-number style:num-format="1" text:fixed="false"/></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163" smil:attributeName="visibility" smil:to="visible" smil:begin="0.0s" smil:dur="0.00100000004749745s" smil:fill="hold"/>
                  <anim:transitionFilter smil:targetElement="id163"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64" smil:attributeName="visibility" smil:to="visible" smil:begin="0.0s" smil:dur="0.00100000004749745s" smil:fill="hold"/>
                  <anim:transitionFilter smil:targetElement="id164"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65" smil:attributeName="visibility" smil:to="visible" smil:begin="0.0s" smil:dur="0.00100000004749745s" smil:fill="hold"/>
                  <anim:transitionFilter smil:targetElement="id165" smil:type="fade" smil:subtype="crossfade" smil:dur="0.5s"/>
                </anim:par>
              </anim:par>
            </anim:par>
          </anim:seq>
        </anim:par>
        <presentation:notes draw:style-name="a917">
          <draw:page-thumbnail draw:page-number="13" svg:x="0.75in" svg:y="0.75in" svg:width="6in" svg:height="3.75in" presentation:class="page" draw:id="id171" presentation:style-name="a911" draw:name="Folienbildplatzhalter 1">
            <svg:title/>
            <svg:desc/>
          </draw:page-thumbnail>
          <draw:frame draw:id="id172" presentation:style-name="a912" draw:name="Notizenplatzhalter 2" svg:x="0.75in" svg:y="4.75in" svg:width="6in" svg:height="2.16535in" presentation:class="notes" presentation:placeholder="true">
            <draw:text-box/>
            <svg:title/>
            <svg:desc/>
          </draw:frame>
          <draw:frame draw:id="id173" draw:style-name="a916" draw:name="Foliennummernplatzhalter 3" svg:x="6.74246in" svg:y="9.56744in" svg:width="0.62999in" svg:height="0.315in">
            <draw:text-box>
              <text:p text:style-name="a915" text:class-names="" text:cond-style-name=""><text:span text:style-name="a913" text:class-names=""><text:page-number style:num-format="1" text:fixed="false"/></text:span><text:span text:style-name="a914" text:class-names=""/></text:p>
            </draw:text-box>
            <svg:title/>
            <svg:desc/>
          </draw:frame>
        </presentation:notes>
      </draw:page>
      <draw:page draw:name="Slide22" draw:style-name="a918" draw:master-page-name="Master1-Layout3-cust-Inhalt-(100%)" presentation:presentation-page-layout-name="Master1-PPL3" draw:id="Slide-277">
        <draw:frame draw:id="id182" presentation:style-name="a945" draw:name="Inhaltsplatzhalter 1" svg:x="0.27559in" svg:y="0.92003in" svg:width="9.44934in" svg:height="4.96118in" presentation:class="outline" presentation:placeholder="false">
          <draw:text-box>
            <text:list text:style-name="a921">
              <text:list-item>
                <text:p text:style-name="a920" text:class-names="" text:cond-style-name="" text:id="id174"><text:span text:style-name="a919" text:class-names="">Docker managed</text:span></text:p>
              </text:list-item>
            </text:list>
            <text:list text:style-name="a924">
              <text:list-item>
                <text:p text:style-name="a923" text:class-names="" text:cond-style-name="" text:id="id175"><text:span text:style-name="a922" text:class-names="">Mehr Isolation vom Host</text:span></text:p>
              </text:list-item>
            </text:list>
            <text:list text:style-name="a927">
              <text:list-item>
                <text:p text:style-name="a926" text:class-names="" text:cond-style-name="" text:id="id176"><text:span text:style-name="a925" text:class-names="">Für Docker gemacht =&gt;<text:s text:c="1"/></text:span></text:p>
              </text:list-item>
            </text:list>
            <text:list text:style-name="a930">
              <text:list-item>
                <text:list text:style-name="a930">
                  <text:list-item>
                    <text:p text:style-name="a929" text:class-names="" text:cond-style-name="" text:id="id177"><text:span text:style-name="a928" text:class-names="">Flexibeler</text:span></text:p>
                  </text:list-item>
                </text:list>
              </text:list-item>
            </text:list>
            <text:list text:style-name="a933">
              <text:list-item>
                <text:list text:style-name="a933">
                  <text:list-item>
                    <text:p text:style-name="a932" text:class-names="" text:cond-style-name="" text:id="id178"><text:span text:style-name="a931" text:class-names="">Können zwischen Containern geteilt werden</text:span></text:p>
                  </text:list-item>
                </text:list>
              </text:list-item>
            </text:list>
            <text:list text:style-name="a936">
              <text:list-item>
                <text:p text:style-name="a935" text:class-names="" text:cond-style-name="" text:id="id179"><text:span text:style-name="a934" text:class-names=""/></text:p>
              </text:list-item>
            </text:list>
            <text:list text:style-name="a940">
              <text:list-item>
                <text:p text:style-name="a939" text:class-names="" text:cond-style-name="" text:id="id180"><text:span text:style-name="a937" text:class-names="">Erstellen:<text:s text:c="1"/></text:span><text:span text:style-name="a938" text:class-names="">docker volume create my_volume</text:span></text:p>
              </text:list-item>
            </text:list>
            <text:list text:style-name="a944">
              <text:list-item>
                <text:p text:style-name="a943" text:class-names="" text:cond-style-name="" text:id="id181"><text:span text:style-name="a941" text:class-names="">Benutzen: docker run -d --name my_container -v my_volume:/data my_image</text:span><text:span text:style-name="a942" text:class-names=""/></text:p>
              </text:list-item>
            </text:list>
          </draw:text-box>
          <svg:title/>
          <svg:desc/>
        </draw:frame>
        <draw:frame draw:id="id183" presentation:style-name="a949" draw:name="Textplatzhalter 2" svg:x="0.27559in" svg:y="0.27559in" svg:width="7.67717in" svg:height="0.27559in" presentation:class="outline" presentation:placeholder="false">
          <draw:text-box>
            <text:list text:style-name="a948">
              <text:list-item>
                <text:p text:style-name="a947" text:class-names="" text:cond-style-name=""><text:span text:style-name="a946" text:class-names="">Volumes</text:span></text:p>
              </text:list-item>
            </text:list>
          </draw:text-box>
          <svg:title/>
          <svg:desc/>
        </draw:frame>
        <draw:frame draw:id="id184" draw:style-name="a953" draw:name="Datumsplatzhalter 3" svg:x="0.27559in" svg:y="5.95996in" svg:width="0.47197in" svg:height="0.1424in">
          <draw:text-box>
            <text:p text:style-name="a952" text:class-names="" text:cond-style-name=""><text:span text:style-name="a950" text:class-names=""><text:date text:fixed="false" style:data-style-name="a951">31.10.2024</text:date></text:span></text:p>
          </draw:text-box>
          <svg:title/>
          <svg:desc/>
        </draw:frame>
        <draw:frame draw:id="id185" draw:style-name="a956" draw:name="Fußzeilenplatzhalter 4" svg:x="0.74756in" svg:y="5.95996in" svg:width="8.66238in" svg:height="0.14301in">
          <draw:text-box>
            <text:p text:style-name="a955" text:class-names="" text:cond-style-name=""><text:span text:style-name="a954" text:class-names="">Container – Volumes</text:span></text:p>
          </draw:text-box>
          <svg:title/>
          <svg:desc/>
        </draw:frame>
        <draw:frame draw:id="id186" draw:style-name="a959" draw:name="Foliennummernplatzhalter 5" svg:x="9.44069in" svg:y="5.95996in" svg:width="0.28425in" svg:height="0.1424in">
          <draw:text-box>
            <text:p text:style-name="a958" text:class-names="" text:cond-style-name=""><text:span text:style-name="a957" text:class-names=""><text:page-number style:num-format="1" text:fixed="false"/></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174" smil:attributeName="visibility" smil:to="visible" smil:begin="0.0s" smil:dur="0.00100000004749745s" smil:fill="hold"/>
                  <anim:transitionFilter smil:targetElement="id174"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75" smil:attributeName="visibility" smil:to="visible" smil:begin="0.0s" smil:dur="0.00100000004749745s" smil:fill="hold"/>
                  <anim:transitionFilter smil:targetElement="id175"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76" smil:attributeName="visibility" smil:to="visible" smil:begin="0.0s" smil:dur="0.00100000004749745s" smil:fill="hold"/>
                  <anim:transitionFilter smil:targetElement="id176"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77" smil:attributeName="visibility" smil:to="visible" smil:begin="0.0s" smil:dur="0.00100000004749745s" smil:fill="hold"/>
                  <anim:transitionFilter smil:targetElement="id177"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78" smil:attributeName="visibility" smil:to="visible" smil:begin="0.0s" smil:dur="0.00100000004749745s" smil:fill="hold"/>
                  <anim:transitionFilter smil:targetElement="id178"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80" smil:attributeName="visibility" smil:to="visible" smil:begin="0.0s" smil:dur="0.00100000004749745s" smil:fill="hold"/>
                  <anim:transitionFilter smil:targetElement="id180"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81" smil:attributeName="visibility" smil:to="visible" smil:begin="0.0s" smil:dur="0.00100000004749745s" smil:fill="hold"/>
                  <anim:transitionFilter smil:targetElement="id181" smil:type="fade" smil:subtype="crossfade" smil:dur="0.5s"/>
                </anim:par>
              </anim:par>
            </anim:par>
          </anim:seq>
        </anim:par>
        <presentation:notes draw:style-name="a966">
          <draw:page-thumbnail draw:page-number="14" svg:x="0.75in" svg:y="0.75in" svg:width="6in" svg:height="3.75in" presentation:class="page" draw:id="id187" presentation:style-name="a960" draw:name="Folienbildplatzhalter 1">
            <svg:title/>
            <svg:desc/>
          </draw:page-thumbnail>
          <draw:frame draw:id="id188" presentation:style-name="a961" draw:name="Notizenplatzhalter 2" svg:x="0.75in" svg:y="4.75in" svg:width="6in" svg:height="2.16535in" presentation:class="notes" presentation:placeholder="true">
            <draw:text-box/>
            <svg:title/>
            <svg:desc/>
          </draw:frame>
          <draw:frame draw:id="id189" draw:style-name="a965" draw:name="Foliennummernplatzhalter 3" svg:x="6.74246in" svg:y="9.56744in" svg:width="0.62999in" svg:height="0.315in">
            <draw:text-box>
              <text:p text:style-name="a964" text:class-names="" text:cond-style-name=""><text:span text:style-name="a962" text:class-names=""><text:page-number style:num-format="1" text:fixed="false"/></text:span><text:span text:style-name="a963" text:class-names=""/></text:p>
            </draw:text-box>
            <svg:title/>
            <svg:desc/>
          </draw:frame>
        </presentation:notes>
      </draw:page>
      <draw:page draw:name="Slide24" draw:style-name="a967" draw:master-page-name="Master1-Layout2-cust-Abschnitt" presentation:presentation-page-layout-name="Master1-PPL2" draw:id="Slide-279">
        <draw:frame draw:id="id190" presentation:style-name="a971" draw:name="Text Placeholder 1" svg:x="2.06935in" svg:y="2.89023in" svg:width="7.65559in" svg:height="0.43238in" presentation:class="outline" presentation:placeholder="false">
          <draw:text-box>
            <text:list text:style-name="a970">
              <text:list-item>
                <text:p text:style-name="a969" text:class-names="" text:cond-style-name=""><text:span text:style-name="a968" text:class-names="">Übung 04 - Volumes</text:span></text:p>
              </text:list-item>
            </text:list>
          </draw:text-box>
          <svg:title/>
          <svg:desc/>
        </draw:frame>
      </draw:page>
      <draw:page draw:name="Slide23" draw:style-name="a972" draw:master-page-name="Master1-Layout3-cust-Inhalt-(100%)" presentation:presentation-page-layout-name="Master1-PPL3" draw:id="Slide-278">
        <draw:frame draw:id="id196" presentation:style-name="a990" draw:name="Inhaltsplatzhalter 1" svg:x="0.27559in" svg:y="0.92003in" svg:width="9.44934in" svg:height="4.96118in" presentation:class="outline" presentation:placeholder="false">
          <draw:text-box>
            <text:list text:style-name="a975">
              <text:list-item>
                <text:p text:style-name="a974" text:class-names="" text:cond-style-name="" text:id="id191"><text:span text:style-name="a973" text:class-names="">Dateisystemmount</text:span></text:p>
              </text:list-item>
            </text:list>
            <text:list text:style-name="a978">
              <text:list-item>
                <text:p text:style-name="a977" text:class-names="" text:cond-style-name="" text:id="id192"><text:span text:style-name="a976" text:class-names="">Kontrolle über den Pfad der Daten</text:span></text:p>
              </text:list-item>
            </text:list>
            <text:list text:style-name="a981">
              <text:list-item>
                <text:p text:style-name="a980" text:class-names="" text:cond-style-name="" text:id="id193"><text:span text:style-name="a979" text:class-names="">Weniger Sicherheitsüberprüfungen wie Volumes</text:span></text:p>
              </text:list-item>
            </text:list>
            <text:list text:style-name="a984">
              <text:list-item>
                <text:p text:style-name="a983" text:class-names="" text:cond-style-name="" text:id="id194"><text:span text:style-name="a982" text:class-names=""/></text:p>
              </text:list-item>
            </text:list>
            <text:list text:style-name="a989">
              <text:list-item>
                <text:p text:style-name="a988" text:class-names="" text:cond-style-name="" text:id="id195"><text:span text:style-name="a985" text:class-names="">Benutzen:<text:s text:c="1"/></text:span><text:span text:style-name="a986" text:class-names="">docker run -d --name my_container -v /host/data:/container/data my_image</text:span><text:span text:style-name="a987" text:class-names=""/></text:p>
              </text:list-item>
            </text:list>
          </draw:text-box>
          <svg:title/>
          <svg:desc/>
        </draw:frame>
        <draw:frame draw:id="id197" presentation:style-name="a994" draw:name="Textplatzhalter 2" svg:x="0.27559in" svg:y="0.27559in" svg:width="7.67717in" svg:height="0.27559in" presentation:class="outline" presentation:placeholder="false">
          <draw:text-box>
            <text:list text:style-name="a993">
              <text:list-item>
                <text:p text:style-name="a992" text:class-names="" text:cond-style-name=""><text:span text:style-name="a991" text:class-names="">Bind Mounts</text:span></text:p>
              </text:list-item>
            </text:list>
          </draw:text-box>
          <svg:title/>
          <svg:desc/>
        </draw:frame>
        <draw:frame draw:id="id198" draw:style-name="a998" draw:name="Datumsplatzhalter 3" svg:x="0.27559in" svg:y="5.95996in" svg:width="0.47197in" svg:height="0.1424in">
          <draw:text-box>
            <text:p text:style-name="a997" text:class-names="" text:cond-style-name=""><text:span text:style-name="a995" text:class-names=""><text:date text:fixed="false" style:data-style-name="a996">31.10.2024</text:date></text:span></text:p>
          </draw:text-box>
          <svg:title/>
          <svg:desc/>
        </draw:frame>
        <draw:frame draw:id="id199" draw:style-name="a1001" draw:name="Fußzeilenplatzhalter 4" svg:x="0.74756in" svg:y="5.95996in" svg:width="8.66238in" svg:height="0.14301in">
          <draw:text-box>
            <text:p text:style-name="a1000" text:class-names="" text:cond-style-name=""><text:span text:style-name="a999" text:class-names="">Container – Bind Mounts</text:span></text:p>
          </draw:text-box>
          <svg:title/>
          <svg:desc/>
        </draw:frame>
        <draw:frame draw:id="id200" draw:style-name="a1004" draw:name="Foliennummernplatzhalter 5" svg:x="9.44069in" svg:y="5.95996in" svg:width="0.28425in" svg:height="0.1424in">
          <draw:text-box>
            <text:p text:style-name="a1003" text:class-names="" text:cond-style-name=""><text:span text:style-name="a1002" text:class-names=""><text:page-number style:num-format="1" text:fixed="false"/></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195" smil:attributeName="visibility" smil:to="visible" smil:begin="0.0s" smil:dur="0.00100000004749745s" smil:fill="hold"/>
                  <anim:transitionFilter smil:targetElement="id195"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91" smil:attributeName="visibility" smil:to="visible" smil:begin="0.0s" smil:dur="0.00100000004749745s" smil:fill="hold"/>
                  <anim:transitionFilter smil:targetElement="id191"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92" smil:attributeName="visibility" smil:to="visible" smil:begin="0.0s" smil:dur="0.00100000004749745s" smil:fill="hold"/>
                  <anim:transitionFilter smil:targetElement="id192"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93" smil:attributeName="visibility" smil:to="visible" smil:begin="0.0s" smil:dur="0.00100000004749745s" smil:fill="hold"/>
                  <anim:transitionFilter smil:targetElement="id193" smil:type="fade" smil:subtype="crossfade" smil:dur="0.5s"/>
                </anim:par>
              </anim:par>
            </anim:par>
          </anim:seq>
        </anim:par>
        <presentation:notes draw:style-name="a1011">
          <draw:page-thumbnail draw:page-number="16" svg:x="0.75in" svg:y="0.75in" svg:width="6in" svg:height="3.75in" presentation:class="page" draw:id="id201" presentation:style-name="a1005" draw:name="Folienbildplatzhalter 1">
            <svg:title/>
            <svg:desc/>
          </draw:page-thumbnail>
          <draw:frame draw:id="id202" presentation:style-name="a1006" draw:name="Notizenplatzhalter 2" svg:x="0.75in" svg:y="4.75in" svg:width="6in" svg:height="2.16535in" presentation:class="notes" presentation:placeholder="true">
            <draw:text-box/>
            <svg:title/>
            <svg:desc/>
          </draw:frame>
          <draw:frame draw:id="id203" draw:style-name="a1010" draw:name="Foliennummernplatzhalter 3" svg:x="6.74246in" svg:y="9.56744in" svg:width="0.62999in" svg:height="0.315in">
            <draw:text-box>
              <text:p text:style-name="a1009" text:class-names="" text:cond-style-name=""><text:span text:style-name="a1007" text:class-names=""><text:page-number style:num-format="1" text:fixed="false"/></text:span><text:span text:style-name="a1008" text:class-names=""/></text:p>
            </draw:text-box>
            <svg:title/>
            <svg:desc/>
          </draw:frame>
        </presentation:notes>
      </draw:page>
      <draw:page draw:name="Slide25" draw:style-name="a1012" draw:master-page-name="Master1-Layout2-cust-Abschnitt" presentation:presentation-page-layout-name="Master1-PPL2" draw:id="Slide-280">
        <draw:frame draw:id="id204" presentation:style-name="a1016" draw:name="Text Placeholder 1" svg:x="2.06935in" svg:y="2.89023in" svg:width="7.65559in" svg:height="0.43238in" presentation:class="outline" presentation:placeholder="false">
          <draw:text-box>
            <text:list text:style-name="a1015">
              <text:list-item>
                <text:p text:style-name="a1014" text:class-names="" text:cond-style-name=""><text:span text:style-name="a1013" text:class-names="">Übung 05 - Mounts</text:span></text:p>
              </text:list-item>
            </text:list>
          </draw:text-box>
          <svg:title/>
          <svg:desc/>
        </draw:frame>
      </draw:page>
      <draw:page draw:name="Slide28" draw:style-name="a1017" draw:master-page-name="Master1-Layout3-cust-Inhalt-(100%)" presentation:presentation-page-layout-name="Master1-PPL3" draw:id="Slide-283">
        <draw:frame draw:id="id209" presentation:style-name="a1030" draw:name="Inhaltsplatzhalter 1" svg:x="0.27559in" svg:y="0.92003in" svg:width="9.44934in" svg:height="4.96118in" presentation:class="outline" presentation:placeholder="false">
          <draw:text-box>
            <text:list text:style-name="a1020">
              <text:list-item>
                <text:p text:style-name="a1019" text:class-names="" text:cond-style-name="" text:id="id205"><text:span text:style-name="a1018" text:class-names="">Komplexe Apps</text:span></text:p>
              </text:list-item>
            </text:list>
            <text:list text:style-name="a1023">
              <text:list-item>
                <text:p text:style-name="a1022" text:class-names="" text:cond-style-name="" text:id="id206"><text:span text:style-name="a1021" text:class-names="">Mehrere Container</text:span></text:p>
              </text:list-item>
            </text:list>
            <text:list text:style-name="a1026">
              <text:list-item>
                <text:p text:style-name="a1025" text:class-names="" text:cond-style-name="" text:id="id207"><text:span text:style-name="a1024" text:class-names="">Einfache (wiederanwendbare) Konfiguration =&gt; yaml</text:span></text:p>
              </text:list-item>
            </text:list>
            <text:list text:style-name="a1029">
              <text:list-item>
                <text:p text:style-name="a1028" text:class-names="" text:cond-style-name="" text:id="id208"><text:span text:style-name="a1027" text:class-names="">Development oder Singlehost Production Deployments</text:span></text:p>
              </text:list-item>
            </text:list>
          </draw:text-box>
          <svg:title/>
          <svg:desc/>
        </draw:frame>
        <draw:frame draw:id="id210" presentation:style-name="a1034" draw:name="Textplatzhalter 2" svg:x="0.27559in" svg:y="0.27559in" svg:width="7.67717in" svg:height="0.27559in" presentation:class="outline" presentation:placeholder="false">
          <draw:text-box>
            <text:list text:style-name="a1033">
              <text:list-item>
                <text:p text:style-name="a1032" text:class-names="" text:cond-style-name=""><text:span text:style-name="a1031" text:class-names="">Docker Compose</text:span></text:p>
              </text:list-item>
            </text:list>
          </draw:text-box>
          <svg:title/>
          <svg:desc/>
        </draw:frame>
        <draw:frame draw:id="id211" draw:style-name="a1038" draw:name="Datumsplatzhalter 3" svg:x="0.27559in" svg:y="5.95996in" svg:width="0.47197in" svg:height="0.1424in">
          <draw:text-box>
            <text:p text:style-name="a1037" text:class-names="" text:cond-style-name=""><text:span text:style-name="a1035" text:class-names=""><text:date text:fixed="false" style:data-style-name="a1036">31.10.2024</text:date></text:span></text:p>
          </draw:text-box>
          <svg:title/>
          <svg:desc/>
        </draw:frame>
        <draw:frame draw:id="id212" draw:style-name="a1043" draw:name="Fußzeilenplatzhalter 4" svg:x="0.74756in" svg:y="5.95996in" svg:width="8.66238in" svg:height="0.14301in">
          <draw:text-box>
            <text:p text:style-name="a1042" text:class-names="" text:cond-style-name=""><text:span text:style-name="a1039" text:class-names="">Container –<text:s text:c="1"/></text:span><text:span text:style-name="a1040" text:class-names="">Docker Compose</text:span><text:span text:style-name="a1041" text:class-names=""/></text:p>
          </draw:text-box>
          <svg:title/>
          <svg:desc/>
        </draw:frame>
        <draw:frame draw:id="id213" draw:style-name="a1046" draw:name="Foliennummernplatzhalter 5" svg:x="9.44069in" svg:y="5.95996in" svg:width="0.28425in" svg:height="0.1424in">
          <draw:text-box>
            <text:p text:style-name="a1045" text:class-names="" text:cond-style-name=""><text:span text:style-name="a1044" text:class-names=""><text:page-number style:num-format="1" text:fixed="false"/></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205" smil:attributeName="visibility" smil:to="visible" smil:begin="0.0s" smil:dur="0.00100000004749745s" smil:fill="hold"/>
                  <anim:transitionFilter smil:targetElement="id205"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06" smil:attributeName="visibility" smil:to="visible" smil:begin="0.0s" smil:dur="0.00100000004749745s" smil:fill="hold"/>
                  <anim:transitionFilter smil:targetElement="id206"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07" smil:attributeName="visibility" smil:to="visible" smil:begin="0.0s" smil:dur="0.00100000004749745s" smil:fill="hold"/>
                  <anim:transitionFilter smil:targetElement="id207"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08" smil:attributeName="visibility" smil:to="visible" smil:begin="0.0s" smil:dur="0.00100000004749745s" smil:fill="hold"/>
                  <anim:transitionFilter smil:targetElement="id208" smil:type="fade" smil:subtype="crossfade" smil:dur="0.5s"/>
                </anim:par>
              </anim:par>
            </anim:par>
          </anim:seq>
        </anim:par>
        <presentation:notes draw:style-name="a1053">
          <draw:page-thumbnail draw:page-number="18" svg:x="0.75in" svg:y="0.75in" svg:width="6in" svg:height="3.75in" presentation:class="page" draw:id="id214" presentation:style-name="a1047" draw:name="Folienbildplatzhalter 1">
            <svg:title/>
            <svg:desc/>
          </draw:page-thumbnail>
          <draw:frame draw:id="id215" presentation:style-name="a1048" draw:name="Notizenplatzhalter 2" svg:x="0.75in" svg:y="4.75in" svg:width="6in" svg:height="2.16535in" presentation:class="notes" presentation:placeholder="true">
            <draw:text-box/>
            <svg:title/>
            <svg:desc/>
          </draw:frame>
          <draw:frame draw:id="id216" draw:style-name="a1052" draw:name="Foliennummernplatzhalter 3" svg:x="6.74246in" svg:y="9.56744in" svg:width="0.62999in" svg:height="0.315in">
            <draw:text-box>
              <text:p text:style-name="a1051" text:class-names="" text:cond-style-name=""><text:span text:style-name="a1049" text:class-names=""><text:page-number style:num-format="1" text:fixed="false"/></text:span><text:span text:style-name="a1050" text:class-names=""/></text:p>
            </draw:text-box>
            <svg:title/>
            <svg:desc/>
          </draw:frame>
        </presentation:notes>
      </draw:page>
      <draw:page draw:name="Slide29" draw:style-name="a1054" draw:master-page-name="Master1-Layout3-cust-Inhalt-(100%)" presentation:presentation-page-layout-name="Master1-PPL3" draw:id="Slide-284">
        <draw:frame draw:id="id217" presentation:style-name="a1055" draw:name="Inhaltsplatzhalter 1" svg:x="0.27559in" svg:y="0.92003in" svg:width="9.44934in" svg:height="4.96118in" presentation:class="outline" presentation:placeholder="true">
          <draw:text-box/>
          <svg:title/>
          <svg:desc/>
        </draw:frame>
        <draw:frame draw:id="id218" presentation:style-name="a1059" draw:name="Textplatzhalter 2" svg:x="0.27559in" svg:y="0.27559in" svg:width="7.67717in" svg:height="0.27559in" presentation:class="outline" presentation:placeholder="false">
          <draw:text-box>
            <text:list text:style-name="a1058">
              <text:list-item>
                <text:p text:style-name="a1057" text:class-names="" text:cond-style-name=""><text:span text:style-name="a1056" text:class-names="">Docker Compose</text:span></text:p>
              </text:list-item>
            </text:list>
          </draw:text-box>
          <svg:title/>
          <svg:desc/>
        </draw:frame>
        <draw:frame draw:id="id219" draw:style-name="a1063" draw:name="Datumsplatzhalter 3" svg:x="0.27559in" svg:y="5.95996in" svg:width="0.47197in" svg:height="0.1424in">
          <draw:text-box>
            <text:p text:style-name="a1062" text:class-names="" text:cond-style-name=""><text:span text:style-name="a1060" text:class-names=""><text:date text:fixed="false" style:data-style-name="a1061">31.10.2024</text:date></text:span></text:p>
          </draw:text-box>
          <svg:title/>
          <svg:desc/>
        </draw:frame>
        <draw:frame draw:id="id220" draw:style-name="a1068" draw:name="Fußzeilenplatzhalter 4" svg:x="0.74756in" svg:y="5.95996in" svg:width="8.66238in" svg:height="0.14301in">
          <draw:text-box>
            <text:p text:style-name="a1067" text:class-names="" text:cond-style-name=""><text:span text:style-name="a1064" text:class-names="">Container –<text:s text:c="1"/></text:span><text:span text:style-name="a1065" text:class-names="">Docker Compose</text:span><text:span text:style-name="a1066" text:class-names=""/></text:p>
          </draw:text-box>
          <svg:title/>
          <svg:desc/>
        </draw:frame>
        <draw:frame draw:id="id221" draw:style-name="a1071" draw:name="Foliennummernplatzhalter 5" svg:x="9.44069in" svg:y="5.95996in" svg:width="0.28425in" svg:height="0.1424in">
          <draw:text-box>
            <text:p text:style-name="a1070" text:class-names="" text:cond-style-name=""><text:span text:style-name="a1069" text:class-names=""><text:page-number style:num-format="1" text:fixed="false"/></text:span></text:p>
          </draw:text-box>
          <svg:title/>
          <svg:desc/>
        </draw:frame>
        <draw:frame draw:id="id222" draw:style-name="a1072" draw:name="Picture 6" svg:x="0.27507in" svg:y="0.89433in" svg:width="3.64351in" svg:height="4.98688in" style:rel-width="scale" style:rel-height="scale">
          <draw:image xlink:href="media/image10.png" xlink:type="simple" xlink:show="embed" xlink:actuate="onLoad"/>
          <svg:title/>
          <svg:desc/>
        </draw:frame>
        <draw:frame draw:id="id223" draw:style-name="a1073" draw:name="Picture 8" svg:x="6.40401in" svg:y="0.92003in" svg:width="3.3204in" svg:height="4.96118in" style:rel-width="scale" style:rel-height="scale">
          <draw:image xlink:href="media/image11.png" xlink:type="simple" xlink:show="embed" xlink:actuate="onLoad"/>
          <svg:title/>
          <svg:desc/>
        </draw:frame>
        <presentation:notes draw:style-name="a1080">
          <draw:page-thumbnail draw:page-number="19" svg:x="0.75in" svg:y="0.75in" svg:width="6in" svg:height="3.75in" presentation:class="page" draw:id="id224" presentation:style-name="a1074" draw:name="Folienbildplatzhalter 1">
            <svg:title/>
            <svg:desc/>
          </draw:page-thumbnail>
          <draw:frame draw:id="id225" presentation:style-name="a1075" draw:name="Notizenplatzhalter 2" svg:x="0.75in" svg:y="4.75in" svg:width="6in" svg:height="2.16535in" presentation:class="notes" presentation:placeholder="true">
            <draw:text-box/>
            <svg:title/>
            <svg:desc/>
          </draw:frame>
          <draw:frame draw:id="id226" draw:style-name="a1079" draw:name="Foliennummernplatzhalter 3" svg:x="6.74246in" svg:y="9.56744in" svg:width="0.62999in" svg:height="0.315in">
            <draw:text-box>
              <text:p text:style-name="a1078" text:class-names="" text:cond-style-name=""><text:span text:style-name="a1076" text:class-names=""><text:page-number style:num-format="1" text:fixed="false"/></text:span><text:span text:style-name="a1077" text:class-names=""/></text:p>
            </draw:text-box>
            <svg:title/>
            <svg:desc/>
          </draw:frame>
        </presentation:notes>
      </draw:page>
      <draw:page draw:name="Slide30" draw:style-name="a1081" draw:master-page-name="Master1-Layout2-cust-Abschnitt" presentation:presentation-page-layout-name="Master1-PPL2" draw:id="Slide-285">
        <draw:frame draw:id="id227" presentation:style-name="a1085" draw:name="Text Placeholder 1" svg:x="2.06935in" svg:y="2.89023in" svg:width="7.65559in" svg:height="0.43238in" presentation:class="outline" presentation:placeholder="false">
          <draw:text-box>
            <text:list text:style-name="a1084">
              <text:list-item>
                <text:p text:style-name="a1083" text:class-names="" text:cond-style-name=""><text:span text:style-name="a1082" text:class-names="">Übung 06 - Compose</text:span></text:p>
              </text:list-item>
            </text:list>
          </draw:text-box>
          <svg:title/>
          <svg:desc/>
        </draw:frame>
      </draw:page>
      <draw:page draw:name="Slide31" draw:style-name="a1086" draw:master-page-name="Master1-Layout3-cust-Inhalt-(100%)" presentation:presentation-page-layout-name="Master1-PPL3" draw:id="Slide-286">
        <draw:frame draw:id="id238" presentation:style-name="a1118" draw:name="Inhaltsplatzhalter 1" svg:x="0.27559in" svg:y="0.92003in" svg:width="9.44934in" svg:height="4.96118in" presentation:class="outline" presentation:placeholder="false">
          <draw:text-box>
            <text:list text:style-name="a1089">
              <text:list-item>
                <text:p text:style-name="a1088" text:class-names="" text:cond-style-name="" text:id="id228"><text:span text:style-name="a1087" text:class-names="">Erlaubt Kommunikation</text:span></text:p>
              </text:list-item>
            </text:list>
            <text:list text:style-name="a1092">
              <text:list-item>
                <text:p text:style-name="a1091" text:class-names="" text:cond-style-name="" text:id="id229"><text:span text:style-name="a1090" text:class-names="">Verschiedene Driver</text:span></text:p>
              </text:list-item>
            </text:list>
            <text:list text:style-name="a1095">
              <text:list-item>
                <text:list text:style-name="a1095">
                  <text:list-item>
                    <text:p text:style-name="a1094" text:class-names="" text:cond-style-name="" text:id="id230"><text:span text:style-name="a1093" text:class-names="">Bridge (default)</text:span></text:p>
                  </text:list-item>
                </text:list>
              </text:list-item>
            </text:list>
            <text:list text:style-name="a1098">
              <text:list-item>
                <text:list text:style-name="a1098">
                  <text:list-item>
                    <text:p text:style-name="a1097" text:class-names="" text:cond-style-name="" text:id="id231"><text:span text:style-name="a1096" text:class-names="">Host</text:span></text:p>
                  </text:list-item>
                </text:list>
              </text:list-item>
            </text:list>
            <text:list text:style-name="a1101">
              <text:list-item>
                <text:list text:style-name="a1101">
                  <text:list-item>
                    <text:p text:style-name="a1100" text:class-names="" text:cond-style-name="" text:id="id232"><text:span text:style-name="a1099" text:class-names="">None</text:span></text:p>
                  </text:list-item>
                </text:list>
              </text:list-item>
            </text:list>
            <text:list text:style-name="a1104">
              <text:list-item>
                <text:p text:style-name="a1103" text:class-names="" text:cond-style-name="" text:id="id233"><text:span text:style-name="a1102" text:class-names="">Commands</text:span></text:p>
              </text:list-item>
            </text:list>
            <text:list text:style-name="a1107">
              <text:list-item>
                <text:list text:style-name="a1107">
                  <text:list-item>
                    <text:p text:style-name="a1106" text:class-names="" text:cond-style-name="" text:id="id234"><text:span text:style-name="a1105" text:class-names="">docker network create --driver &lt;driver_name&gt; &lt;network_name&gt;</text:span></text:p>
                  </text:list-item>
                </text:list>
              </text:list-item>
            </text:list>
            <text:list text:style-name="a1110">
              <text:list-item>
                <text:list text:style-name="a1110">
                  <text:list-item>
                    <text:p text:style-name="a1109" text:class-names="" text:cond-style-name="" text:id="id235"><text:span text:style-name="a1108" text:class-names="">docker network ls</text:span></text:p>
                  </text:list-item>
                </text:list>
              </text:list-item>
            </text:list>
            <text:list text:style-name="a1113">
              <text:list-item>
                <text:list text:style-name="a1113">
                  <text:list-item>
                    <text:p text:style-name="a1112" text:class-names="" text:cond-style-name="" text:id="id236"><text:span text:style-name="a1111" text:class-names="">docker network connect &lt;network_name&gt; &lt;container_name&gt;</text:span></text:p>
                  </text:list-item>
                </text:list>
              </text:list-item>
            </text:list>
            <text:list text:style-name="a1117">
              <text:list-item>
                <text:p text:style-name="a1116" text:class-names="" text:cond-style-name="" text:id="id237"><text:span text:style-name="a1114" text:class-names="">Auch in Compose nutzbar</text:span><text:span text:style-name="a1115" text:class-names=""/></text:p>
              </text:list-item>
            </text:list>
          </draw:text-box>
          <svg:title/>
          <svg:desc/>
        </draw:frame>
        <draw:frame draw:id="id239" presentation:style-name="a1122" draw:name="Textplatzhalter 2" svg:x="0.27559in" svg:y="0.27559in" svg:width="7.67717in" svg:height="0.27559in" presentation:class="outline" presentation:placeholder="false">
          <draw:text-box>
            <text:list text:style-name="a1121">
              <text:list-item>
                <text:p text:style-name="a1120" text:class-names="" text:cond-style-name=""><text:span text:style-name="a1119" text:class-names="">Docker Networks</text:span></text:p>
              </text:list-item>
            </text:list>
          </draw:text-box>
          <svg:title/>
          <svg:desc/>
        </draw:frame>
        <draw:frame draw:id="id240" draw:style-name="a1126" draw:name="Datumsplatzhalter 3" svg:x="0.27559in" svg:y="5.95996in" svg:width="0.47197in" svg:height="0.1424in">
          <draw:text-box>
            <text:p text:style-name="a1125" text:class-names="" text:cond-style-name=""><text:span text:style-name="a1123" text:class-names=""><text:date text:fixed="false" style:data-style-name="a1124">31.10.2024</text:date></text:span></text:p>
          </draw:text-box>
          <svg:title/>
          <svg:desc/>
        </draw:frame>
        <draw:frame draw:id="id241" draw:style-name="a1131" draw:name="Fußzeilenplatzhalter 4" svg:x="0.74756in" svg:y="5.95996in" svg:width="8.66238in" svg:height="0.14301in">
          <draw:text-box>
            <text:p text:style-name="a1130" text:class-names="" text:cond-style-name=""><text:span text:style-name="a1127" text:class-names="">Container –<text:s text:c="1"/></text:span><text:span text:style-name="a1128" text:class-names="">Docker Networks</text:span><text:span text:style-name="a1129" text:class-names=""/></text:p>
          </draw:text-box>
          <svg:title/>
          <svg:desc/>
        </draw:frame>
        <draw:frame draw:id="id242" draw:style-name="a1134" draw:name="Foliennummernplatzhalter 5" svg:x="9.44069in" svg:y="5.95996in" svg:width="0.28425in" svg:height="0.1424in">
          <draw:text-box>
            <text:p text:style-name="a1133" text:class-names="" text:cond-style-name=""><text:span text:style-name="a1132" text:class-names=""><text:page-number style:num-format="1" text:fixed="false"/></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228" smil:attributeName="visibility" smil:to="visible" smil:begin="0.0s" smil:dur="0.00100000004749745s" smil:fill="hold"/>
                  <anim:transitionFilter smil:targetElement="id228"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29" smil:attributeName="visibility" smil:to="visible" smil:begin="0.0s" smil:dur="0.00100000004749745s" smil:fill="hold"/>
                  <anim:transitionFilter smil:targetElement="id229"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30" smil:attributeName="visibility" smil:to="visible" smil:begin="0.0s" smil:dur="0.00100000004749745s" smil:fill="hold"/>
                  <anim:transitionFilter smil:targetElement="id230"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31" smil:attributeName="visibility" smil:to="visible" smil:begin="0.0s" smil:dur="0.00100000004749745s" smil:fill="hold"/>
                  <anim:transitionFilter smil:targetElement="id231"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32" smil:attributeName="visibility" smil:to="visible" smil:begin="0.0s" smil:dur="0.00100000004749745s" smil:fill="hold"/>
                  <anim:transitionFilter smil:targetElement="id232"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33" smil:attributeName="visibility" smil:to="visible" smil:begin="0.0s" smil:dur="0.00100000004749745s" smil:fill="hold"/>
                  <anim:transitionFilter smil:targetElement="id233"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34" smil:attributeName="visibility" smil:to="visible" smil:begin="0.0s" smil:dur="0.00100000004749745s" smil:fill="hold"/>
                  <anim:transitionFilter smil:targetElement="id234"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35" smil:attributeName="visibility" smil:to="visible" smil:begin="0.0s" smil:dur="0.00100000004749745s" smil:fill="hold"/>
                  <anim:transitionFilter smil:targetElement="id235"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36" smil:attributeName="visibility" smil:to="visible" smil:begin="0.0s" smil:dur="0.00100000004749745s" smil:fill="hold"/>
                  <anim:transitionFilter smil:targetElement="id236"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37" smil:attributeName="visibility" smil:to="visible" smil:begin="0.0s" smil:dur="0.00100000004749745s" smil:fill="hold"/>
                  <anim:transitionFilter smil:targetElement="id237" smil:type="fade" smil:subtype="crossfade" smil:dur="0.5s"/>
                </anim:par>
              </anim:par>
            </anim:par>
          </anim:seq>
        </anim:par>
        <presentation:notes draw:style-name="a1141">
          <draw:page-thumbnail draw:page-number="21" svg:x="0.75in" svg:y="0.75in" svg:width="6in" svg:height="3.75in" presentation:class="page" draw:id="id243" presentation:style-name="a1135" draw:name="Folienbildplatzhalter 1">
            <svg:title/>
            <svg:desc/>
          </draw:page-thumbnail>
          <draw:frame draw:id="id244" presentation:style-name="a1136" draw:name="Notizenplatzhalter 2" svg:x="0.75in" svg:y="4.75in" svg:width="6in" svg:height="2.16535in" presentation:class="notes" presentation:placeholder="true">
            <draw:text-box/>
            <svg:title/>
            <svg:desc/>
          </draw:frame>
          <draw:frame draw:id="id245" draw:style-name="a1140" draw:name="Foliennummernplatzhalter 3" svg:x="6.74246in" svg:y="9.56744in" svg:width="0.62999in" svg:height="0.315in">
            <draw:text-box>
              <text:p text:style-name="a1139" text:class-names="" text:cond-style-name=""><text:span text:style-name="a1137" text:class-names=""><text:page-number style:num-format="1" text:fixed="false"/></text:span><text:span text:style-name="a1138" text:class-names=""/></text:p>
            </draw:text-box>
            <svg:title/>
            <svg:desc/>
          </draw:frame>
        </presentation:notes>
      </draw:page>
      <draw:page draw:name="Slide32" draw:style-name="a1142" draw:master-page-name="Master1-Layout2-cust-Abschnitt" presentation:presentation-page-layout-name="Master1-PPL2" draw:id="Slide-287">
        <draw:frame draw:id="id246" presentation:style-name="a1146" draw:name="Text Placeholder 1" svg:x="2.06935in" svg:y="2.89023in" svg:width="7.65559in" svg:height="0.43238in" presentation:class="outline" presentation:placeholder="false">
          <draw:text-box>
            <text:list text:style-name="a1145">
              <text:list-item>
                <text:p text:style-name="a1144" text:class-names="" text:cond-style-name=""><text:span text:style-name="a1143" text:class-names="">Übung 07 - Networks</text:span></text:p>
              </text:list-item>
            </text:list>
          </draw:text-box>
          <svg:title/>
          <svg:desc/>
        </draw:frame>
      </draw:page>
      <draw:page draw:name="Slide10" draw:style-name="a1147" draw:master-page-name="Master1-Layout3-cust-Inhalt-(100%)" presentation:presentation-page-layout-name="Master1-PPL3" draw:id="Slide-265">
        <draw:frame draw:id="id253" presentation:style-name="a1166" draw:name="Inhaltsplatzhalter 1" svg:x="0.27559in" svg:y="0.92003in" svg:width="9.44934in" svg:height="4.96118in" presentation:class="outline" presentation:placeholder="false">
          <draw:text-box>
            <text:list text:style-name="a1150">
              <text:list-item>
                <text:p text:style-name="a1149" text:class-names="" text:cond-style-name="" text:id="id247"><text:span text:style-name="a1148" text:class-names="">Von Docker ausgehend 2015 ins Leben gerufen</text:span></text:p>
              </text:list-item>
            </text:list>
            <text:list text:style-name="a1153">
              <text:list-item>
                <text:p text:style-name="a1152" text:class-names="" text:cond-style-name="" text:id="id248"><text:span text:style-name="a1151" text:class-names="">Ermöglicht Kompatibilität mit anderen Container Runtimes</text:span></text:p>
              </text:list-item>
            </text:list>
            <text:list text:style-name="a1156">
              <text:list-item>
                <text:p text:style-name="a1155" text:class-names="" text:cond-style-name="" text:id="id249"><text:span text:style-name="a1154" text:class-names="">Von der Linux Foundation verwaltet</text:span></text:p>
              </text:list-item>
            </text:list>
            <text:list text:style-name="a1159">
              <text:list-item>
                <text:p text:style-name="a1158" text:class-names="" text:cond-style-name="" text:id="id250"><text:span text:style-name="a1157" text:class-names="">Gesponsert von: AWS, Docker, Google, RedHat, Microsoft, Oracle…</text:span></text:p>
              </text:list-item>
            </text:list>
            <text:list text:style-name="a1162">
              <text:list-item>
                <text:p text:style-name="a1161" text:class-names="" text:cond-style-name="" text:id="id251"><text:span text:style-name="a1160" text:class-names="">Ermöglicht das Ausführen eines Containers mit anderen Container Runtimes</text:span></text:p>
              </text:list-item>
            </text:list>
            <text:list text:style-name="a1165">
              <text:list-item>
                <text:p text:style-name="a1164" text:class-names="" text:cond-style-name="" text:id="id252"><text:span text:style-name="a1163" text:class-names="">Nur eine Registry =&gt; Verschiedene Container in einer Registry</text:span></text:p>
              </text:list-item>
            </text:list>
          </draw:text-box>
          <svg:title/>
          <svg:desc/>
        </draw:frame>
        <draw:frame draw:id="id254" presentation:style-name="a1170" draw:name="Textplatzhalter 2" svg:x="0.27559in" svg:y="0.27559in" svg:width="7.67717in" svg:height="0.27559in" presentation:class="outline" presentation:placeholder="false">
          <draw:text-box>
            <text:list text:style-name="a1169">
              <text:list-item>
                <text:p text:style-name="a1168" text:class-names="" text:cond-style-name=""><text:span text:style-name="a1167" text:class-names="">OCI</text:span></text:p>
              </text:list-item>
            </text:list>
          </draw:text-box>
          <svg:title/>
          <svg:desc/>
        </draw:frame>
        <draw:frame draw:id="id255" draw:style-name="a1174" draw:name="Datumsplatzhalter 3" svg:x="0.27559in" svg:y="5.95996in" svg:width="0.47197in" svg:height="0.1424in">
          <draw:text-box>
            <text:p text:style-name="a1173" text:class-names="" text:cond-style-name=""><text:span text:style-name="a1171" text:class-names=""><text:date text:fixed="false" style:data-style-name="a1172">31.10.2024</text:date></text:span></text:p>
          </draw:text-box>
          <svg:title/>
          <svg:desc/>
        </draw:frame>
        <draw:frame draw:id="id256" draw:style-name="a1177" draw:name="Fußzeilenplatzhalter 4" svg:x="0.74756in" svg:y="5.95996in" svg:width="8.66238in" svg:height="0.14301in">
          <draw:text-box>
            <text:p text:style-name="a1176" text:class-names="" text:cond-style-name=""><text:span text:style-name="a1175" text:class-names="">Container - OCI</text:span></text:p>
          </draw:text-box>
          <svg:title/>
          <svg:desc/>
        </draw:frame>
        <draw:frame draw:id="id257" draw:style-name="a1180" draw:name="Foliennummernplatzhalter 5" svg:x="9.44069in" svg:y="5.95996in" svg:width="0.28425in" svg:height="0.1424in">
          <draw:text-box>
            <text:p text:style-name="a1179" text:class-names="" text:cond-style-name=""><text:span text:style-name="a1178" text:class-names=""><text:page-number style:num-format="1" text:fixed="false"/></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247" smil:attributeName="visibility" smil:to="visible" smil:begin="0.0s" smil:dur="0.00100000004749745s" smil:fill="hold"/>
                  <anim:transitionFilter smil:targetElement="id247"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48" smil:attributeName="visibility" smil:to="visible" smil:begin="0.0s" smil:dur="0.00100000004749745s" smil:fill="hold"/>
                  <anim:transitionFilter smil:targetElement="id248"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49" smil:attributeName="visibility" smil:to="visible" smil:begin="0.0s" smil:dur="0.00100000004749745s" smil:fill="hold"/>
                  <anim:transitionFilter smil:targetElement="id249"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50" smil:attributeName="visibility" smil:to="visible" smil:begin="0.0s" smil:dur="0.00100000004749745s" smil:fill="hold"/>
                  <anim:transitionFilter smil:targetElement="id250"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51" smil:attributeName="visibility" smil:to="visible" smil:begin="0.0s" smil:dur="0.00100000004749745s" smil:fill="hold"/>
                  <anim:transitionFilter smil:targetElement="id251"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52" smil:attributeName="visibility" smil:to="visible" smil:begin="0.0s" smil:dur="0.00100000004749745s" smil:fill="hold"/>
                  <anim:transitionFilter smil:targetElement="id252" smil:type="fade" smil:subtype="crossfade" smil:dur="0.5s"/>
                </anim:par>
              </anim:par>
            </anim:par>
          </anim:seq>
        </anim:par>
        <presentation:notes draw:style-name="a1188">
          <draw:page-thumbnail draw:page-number="23" svg:x="0.75in" svg:y="0.75in" svg:width="6in" svg:height="3.75in" presentation:class="page" draw:id="id258" presentation:style-name="a1181" draw:name="Folienbildplatzhalter 1">
            <svg:title/>
            <svg:desc/>
          </draw:page-thumbnail>
          <draw:frame draw:id="id259" presentation:style-name="a1184" draw:name="Notizenplatzhalter 2" svg:x="0.75in" svg:y="4.75in" svg:width="6in" svg:height="2.16535in" presentation:class="notes" presentation:placeholder="false">
            <draw:text-box>
              <text:p text:style-name="a1183" text:class-names="" text:cond-style-name=""><text:span text:style-name="a1182" text:class-names="">Kubernetes =&gt; Kein Docker</text:span></text:p>
            </draw:text-box>
            <svg:title/>
            <svg:desc/>
          </draw:frame>
          <draw:frame draw:id="id260" draw:style-name="a1187" draw:name="Foliennummernplatzhalter 3" svg:x="6.74246in" svg:y="9.56744in" svg:width="0.62999in" svg:height="0.315in">
            <draw:text-box>
              <text:p text:style-name="a1186" text:class-names="" text:cond-style-name=""><text:span text:style-name="a1185" text:class-names=""><text:page-number style:num-format="1" text:fixed="false"/></text:span></text:p>
            </draw:text-box>
            <svg:title/>
            <svg:desc/>
          </draw:frame>
        </presentation:notes>
      </draw:page>
      <draw:page draw:name="Slide11" draw:style-name="a1189" draw:master-page-name="Master1-Layout3-cust-Inhalt-(100%)" presentation:presentation-page-layout-name="Master1-PPL3" draw:id="Slide-266">
        <draw:frame draw:id="id261" presentation:style-name="a1193" draw:name="Textplatzhalter 2" svg:x="0.27559in" svg:y="0.27559in" svg:width="7.67717in" svg:height="0.27559in" presentation:class="outline" presentation:placeholder="false">
          <draw:text-box>
            <text:list text:style-name="a1192">
              <text:list-item>
                <text:p text:style-name="a1191" text:class-names="" text:cond-style-name=""><text:span text:style-name="a1190" text:class-names="">Podman: Alternative zu Docker</text:span></text:p>
              </text:list-item>
            </text:list>
          </draw:text-box>
          <svg:title/>
          <svg:desc/>
        </draw:frame>
        <draw:frame draw:id="id262" draw:style-name="a1197" draw:name="Datumsplatzhalter 3" svg:x="0.27559in" svg:y="5.95996in" svg:width="0.47197in" svg:height="0.1424in">
          <draw:text-box>
            <text:p text:style-name="a1196" text:class-names="" text:cond-style-name=""><text:span text:style-name="a1194" text:class-names=""><text:date text:fixed="false" style:data-style-name="a1195">31.10.2024</text:date></text:span></text:p>
          </draw:text-box>
          <svg:title/>
          <svg:desc/>
        </draw:frame>
        <draw:frame draw:id="id263" draw:style-name="a1200" draw:name="Fußzeilenplatzhalter 4" svg:x="0.74756in" svg:y="5.95996in" svg:width="8.66238in" svg:height="0.14301in">
          <draw:text-box>
            <text:p text:style-name="a1199" text:class-names="" text:cond-style-name=""><text:span text:style-name="a1198" text:class-names="">Container - Podman</text:span></text:p>
          </draw:text-box>
          <svg:title/>
          <svg:desc/>
        </draw:frame>
        <draw:frame draw:id="id264" draw:style-name="a1203" draw:name="Foliennummernplatzhalter 5" svg:x="9.44069in" svg:y="5.95996in" svg:width="0.28425in" svg:height="0.1424in">
          <draw:text-box>
            <text:p text:style-name="a1202" text:class-names="" text:cond-style-name=""><text:span text:style-name="a1201" text:class-names=""><text:page-number style:num-format="1" text:fixed="false"/></text:span></text:p>
          </draw:text-box>
          <svg:title/>
          <svg:desc/>
        </draw:frame>
        <draw:frame draw:id="id265" presentation:style-name="a1204" draw:name="Picture 2" svg:x="2.51997in" svg:y="0.92014in" svg:width="4.96181in" svg:height="4.96181in" style:rel-width="scale" style:rel-height="scale" presentation:class="graphic" presentation:placeholder="false">
          <draw:image xlink:href="media/image12.png" xlink:type="simple" xlink:show="embed" xlink:actuate="onLoad"/>
          <svg:title/>
          <svg:desc>Podman Alternatives and Similar Software - AlternativeTo.net</svg:desc>
        </draw:frame>
        <presentation:notes draw:style-name="a1214">
          <draw:page-thumbnail draw:page-number="24" svg:x="0.75in" svg:y="0.75in" svg:width="6in" svg:height="3.75in" presentation:class="page" draw:id="id266" presentation:style-name="a1205" draw:name="Folienbildplatzhalter 1">
            <svg:title/>
            <svg:desc/>
          </draw:page-thumbnail>
          <draw:frame draw:id="id267" presentation:style-name="a1210" draw:name="Notizenplatzhalter 2" svg:x="0.75in" svg:y="4.75in" svg:width="6in" svg:height="2.16535in" presentation:class="notes" presentation:placeholder="false">
            <draw:text-box>
              <text:p text:style-name="a1207" text:class-names="" text:cond-style-name=""><text:span text:style-name="a1206" text:class-names="">Website anschauen</text:span></text:p>
              <text:p text:style-name="a1209" text:class-names="" text:cond-style-name=""><text:span text:style-name="a1208" text:class-names="">Daemenless und vorteile davon erklären</text:span></text:p>
            </draw:text-box>
            <svg:title/>
            <svg:desc/>
          </draw:frame>
          <draw:frame draw:id="id268" draw:style-name="a1213" draw:name="Foliennummernplatzhalter 3" svg:x="6.74246in" svg:y="9.56744in" svg:width="0.62999in" svg:height="0.315in">
            <draw:text-box>
              <text:p text:style-name="a1212" text:class-names="" text:cond-style-name=""><text:span text:style-name="a1211" text:class-names=""><text:page-number style:num-format="1" text:fixed="false"/></text:span></text:p>
            </draw:text-box>
            <svg:title/>
            <svg:desc/>
          </draw:frame>
        </presentation:notes>
      </draw:page>
      <draw:page draw:name="Slide20" draw:style-name="a1215" draw:master-page-name="Master1-Layout2-cust-Abschnitt" presentation:presentation-page-layout-name="Master1-PPL2" draw:id="Slide-275">
        <draw:frame draw:id="id269" presentation:style-name="a1221" draw:name="Text Placeholder 1" svg:x="2.06935in" svg:y="2.89023in" svg:width="7.65559in" svg:height="0.43238in" presentation:class="outline" presentation:placeholder="false">
          <draw:text-box>
            <text:list text:style-name="a1220">
              <text:list-item>
                <text:p text:style-name="a1219" text:class-names="" text:cond-style-name=""><text:span text:style-name="a1216" text:class-names="">Übung 08</text:span><text:span text:style-name="a1217" text:class-names=""><text:s text:c="1"/></text:span><text:span text:style-name="a1218" text:class-names="">– Freie Übung</text:span></text:p>
              </text:list-item>
            </text:list>
          </draw:text-box>
          <svg:title/>
          <svg:desc/>
        </draw:frame>
      </draw:page>
      <draw:page draw:name="Slide3" draw:style-name="a1222" draw:master-page-name="Master1-Layout7-cust-Abschlussfolie" presentation:presentation-page-layout-name="Master1-PPL7" draw:id="Slide-258"/>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elfolie">
      <presentation:placeholder presentation:object="title" svg:x="0.27559in" svg:y="2.81in" svg:width="8.18063in" svg:height="0.55124in"/>
    </style:presentation-page-layout>
    <style:presentation-page-layout style:name="Master1-PPL2" style:display-name="Abschnitt">
      <presentation:placeholder presentation:object="outline" svg:x="2.06935in" svg:y="2.89023in" svg:width="7.65559in" svg:height="0.43238in"/>
    </style:presentation-page-layout>
    <style:presentation-page-layout style:name="Master1-PPL3" style:display-name="Inhalt (100%)">
      <presentation:placeholder presentation:object="object" svg:x="0.27559in" svg:y="0.92003in" svg:width="9.44934in" svg:height="4.96118in"/>
      <presentation:placeholder presentation:object="outline" svg:x="0.27559in" svg:y="0.27559in" svg:width="7.67717in" svg:height="0.27559in"/>
      <presentation:placeholder presentation:object="date-time" svg:x="0.27559in" svg:y="5.95996in" svg:width="0.47197in" svg:height="0.1424in"/>
      <presentation:placeholder presentation:object="footer" svg:x="0.74756in" svg:y="5.95996in" svg:width="8.66238in" svg:height="0.14301in"/>
      <presentation:placeholder presentation:object="page-number" svg:x="9.44069in" svg:y="5.95996in" svg:width="0.28425in" svg:height="0.1424in"/>
    </style:presentation-page-layout>
    <style:presentation-page-layout style:name="Master1-PPL4" style:display-name="Inhalte (50 50%)">
      <presentation:placeholder presentation:object="object" svg:x="0.27559in" svg:y="0.92003in" svg:width="4.6063in" svg:height="4.96118in"/>
      <presentation:placeholder presentation:object="object" svg:x="5.11864in" svg:y="0.92003in" svg:width="4.6063in" svg:height="4.96118in"/>
      <presentation:placeholder presentation:object="outline" svg:x="0.27559in" svg:y="0.27559in" svg:width="7.67717in" svg:height="0.27559in"/>
      <presentation:placeholder presentation:object="date-time" svg:x="0.27559in" svg:y="5.95996in" svg:width="0.47197in" svg:height="0.1424in"/>
      <presentation:placeholder presentation:object="footer" svg:x="0.74756in" svg:y="5.95996in" svg:width="8.66238in" svg:height="0.14301in"/>
      <presentation:placeholder presentation:object="page-number" svg:x="9.44069in" svg:y="5.95996in" svg:width="0.28425in" svg:height="0.1424in"/>
    </style:presentation-page-layout>
    <style:presentation-page-layout style:name="Master1-PPL5" style:display-name="Inahlt (30 70%)">
      <presentation:placeholder presentation:object="object" svg:x="0.27507in" svg:y="0.92003in" svg:width="3.46457in" svg:height="4.96118in"/>
      <presentation:placeholder presentation:object="object" svg:x="3.9769in" svg:y="0.92003in" svg:width="5.74803in" svg:height="4.96118in"/>
      <presentation:placeholder presentation:object="outline" svg:x="0.27559in" svg:y="0.27559in" svg:width="7.67717in" svg:height="0.27559in"/>
      <presentation:placeholder presentation:object="date-time" svg:x="0.27559in" svg:y="5.95996in" svg:width="0.47197in" svg:height="0.1424in"/>
      <presentation:placeholder presentation:object="footer" svg:x="0.74756in" svg:y="5.95996in" svg:width="8.66238in" svg:height="0.14301in"/>
      <presentation:placeholder presentation:object="page-number" svg:x="9.44069in" svg:y="5.95996in" svg:width="0.28425in" svg:height="0.1424in"/>
    </style:presentation-page-layout>
    <style:presentation-page-layout style:name="Master1-PPL6" style:display-name="Inhalt (70 30%)">
      <presentation:placeholder presentation:object="object" svg:x="0.27559in" svg:y="0.92003in" svg:width="5.88583in" svg:height="4.96118in"/>
      <presentation:placeholder presentation:object="object" svg:x="6.37748in" svg:y="0.92003in" svg:width="3.34745in" svg:height="4.96118in"/>
      <presentation:placeholder presentation:object="outline" svg:x="0.27559in" svg:y="0.27559in" svg:width="7.67717in" svg:height="0.27559in"/>
      <presentation:placeholder presentation:object="date-time" svg:x="0.27559in" svg:y="5.95996in" svg:width="0.47197in" svg:height="0.1424in"/>
      <presentation:placeholder presentation:object="footer" svg:x="0.74756in" svg:y="5.95996in" svg:width="8.66238in" svg:height="0.14301in"/>
      <presentation:placeholder presentation:object="page-number" svg:x="9.44069in" svg:y="5.95996in" svg:width="0.28425in" svg:height="0.1424in"/>
    </style:presentation-page-layout>
    <style:presentation-page-layout style:name="Master1-PPL7" style:display-name="Abschlussfolie"/>
    <style:style style:family="table-cell" style:name="a611">
      <style:table-cell-properties fo:background-color="#d0d8e8"/>
    </style:style>
    <style:style style:family="table-cell" style:name="a607">
      <style:table-cell-properties fo:background-color="#e9edf4"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612">
      <style:table-cell-properties fo:background-color="#4f81bd" fo:border-bottom="0.04167in solid #ffffff"/>
      <style:text-properties fo:color="#ffffff" fo:font-family="+mn-lt" style:font-family-asian="+mn-ea" style:font-family-complex="+mn-cs" fo:font-weight="bold" style:font-weight-asian="bold" style:font-weight-complex="bold"/>
    </style:style>
    <style:style style:family="table-cell" style:name="a608">
      <style:table-cell-properties/>
    </style:style>
    <style:style style:family="table-cell" style:name="a613">
      <style:table-cell-properties fo:background-color="#4f81bd" fo:border-top="0.04167in solid #ffffff"/>
      <style:text-properties fo:color="#ffffff" fo:font-family="+mn-lt" style:font-family-asian="+mn-ea" style:font-family-complex="+mn-cs" fo:font-weight="bold" style:font-weight-asian="bold" style:font-weight-complex="bold"/>
    </style:style>
    <style:style style:family="table-cell" style:name="a609">
      <style:table-cell-properties fo:background-color="#d0d8e8"/>
    </style:style>
    <style:style style:family="table-cell" style:name="a614">
      <style:table-cell-properties fo:background-color="#4f81bd"/>
      <style:text-properties fo:color="#ffffff" fo:font-family="+mn-lt" style:font-family-asian="+mn-ea" style:font-family-complex="+mn-cs" fo:font-weight="bold" style:font-weight-asian="bold" style:font-weight-complex="bold"/>
    </style:style>
    <style:style style:family="graphic" style:name="Graphics"/>
    <style:style style:family="table-cell" style:name="a615">
      <style:table-cell-properties fo:background-color="#4f81bd"/>
      <style:text-properties fo:color="#ffffff" fo:font-family="+mn-lt" style:font-family-asian="+mn-ea" style:font-family-complex="+mn-cs" fo:font-weight="bold" style:font-weight-asian="bold" style:font-weight-complex="bold"/>
    </style:style>
    <style:style style:family="table-cell" style:name="a610">
      <style:table-cell-properties/>
    </style:style>
    <style:default-style style:family="graphic">
      <style:graphic-properties draw:fill="solid" draw:fill-color="#156082" draw:opacity="100%" draw:stroke="solid" svg:stroke-width="0.02083in" svg:stroke-color="#042433" svg:stroke-opacity="100%" draw:stroke-linejoin="miter" svg:stroke-linecap="butt"/>
    </style:default-style>
    <draw:stroke-dash draw:name="a93" draw:style="rect" draw:dots1="1" draw:dots1-length="0.01042in" draw:distance="0.01042in"/>
    <draw:stroke-dash draw:name="a506" draw:style="rect" draw:dots1="1" draw:dots1-length="0.01042in" draw:distance="0.01042in"/>
    <draw:stroke-dash draw:name="a95" draw:style="rect" draw:dots1="1" draw:dots1-length="0.01042in" draw:distance="0.01042in"/>
    <draw:stroke-dash draw:name="a70" draw:style="rect" draw:dots1="1" draw:dots1-length="0.01042in" draw:distance="0.01042in"/>
    <draw:stroke-dash draw:name="a508" draw:style="rect" draw:dots1="1" draw:dots1-length="0.01042in" draw:distance="0.01042in"/>
    <draw:stroke-dash draw:name="a410" draw:style="rect" draw:dots1="1" draw:dots1-length="0.01042in" draw:distance="0.01042in"/>
    <draw:stroke-dash draw:name="a137" draw:style="rect" draw:dots1="1" draw:dots1-length="0.01042in" draw:distance="0.01042in"/>
    <draw:stroke-dash draw:name="a412" draw:style="rect" draw:dots1="1" draw:dots1-length="0.01042in" draw:distance="0.01042in"/>
    <draw:stroke-dash draw:name="a389" draw:style="rect" draw:dots1="1" draw:dots1-length="0.01042in" draw:distance="0.01042in"/>
    <draw:stroke-dash draw:name="a139" draw:style="rect" draw:dots1="1" draw:dots1-length="0.01042in" draw:distance="0.01042in"/>
    <draw:stroke-dash draw:name="a414" draw:style="rect" draw:dots1="1" draw:dots1-length="0.01042in" draw:distance="0.01042in"/>
    <draw:stroke-dash draw:name="a293" draw:style="rect" draw:dots1="1" draw:dots1-length="0.01042in" draw:distance="0.01042in"/>
    <draw:stroke-dash draw:name="a416" draw:style="rect" draw:dots1="1" draw:dots1-length="0.01042in" draw:distance="0.01042in"/>
    <draw:stroke-dash draw:name="a118" draw:style="rect" draw:dots1="1" draw:dots1-length="0.01042in" draw:distance="0.01042in"/>
    <draw:stroke-dash draw:name="a295" draw:style="rect" draw:dots1="1" draw:dots1-length="0.01042in" draw:distance="0.01042in"/>
    <draw:stroke-dash draw:name="a320" draw:style="rect" draw:dots1="1" draw:dots1-length="0.01042in" draw:distance="0.01042in"/>
    <draw:stroke-dash draw:name="a38" draw:style="rect" draw:dots1="1" draw:dots1-length="0.01042in" draw:distance="0.01042in"/>
    <draw:stroke-dash draw:name="a579" draw:style="rect" draw:dots1="1" draw:dots1-length="0.01042in" draw:distance="0.01042in"/>
    <draw:stroke-dash draw:name="a19" draw:style="rect" draw:dots1="1" draw:dots1-length="0.01042in" draw:distance="0.01042in"/>
    <draw:stroke-dash draw:name="a485" draw:style="rect" draw:dots1="1" draw:dots1-length="0.01042in" draw:distance="0.01042in"/>
    <draw:stroke-dash draw:name="a510" draw:style="rect" draw:dots1="1" draw:dots1-length="0.01042in" draw:distance="0.01042in"/>
    <draw:stroke-dash draw:name="a487" draw:style="rect" draw:dots1="1" draw:dots1-length="0.01042in" draw:distance="0.01042in"/>
    <draw:stroke-dash draw:name="a512" draw:style="rect" draw:dots1="1" draw:dots1-length="0.01042in" draw:distance="0.01042in"/>
    <draw:stroke-dash draw:name="a141" draw:style="rect" draw:dots1="1" draw:dots1-length="0.01042in" draw:distance="0.01042in"/>
    <draw:stroke-dash draw:name="a391" draw:style="rect" draw:dots1="1" draw:dots1-length="0.01042in" draw:distance="0.01042in"/>
    <draw:stroke-dash draw:name="a216" draw:style="rect" draw:dots1="1" draw:dots1-length="0.01042in" draw:distance="0.01042in"/>
    <draw:stroke-dash draw:name="a143" draw:style="rect" draw:dots1="1" draw:dots1-length="0.01042in" draw:distance="0.01042in"/>
    <draw:stroke-dash draw:name="a218" draw:style="rect" draw:dots1="1" draw:dots1-length="0.01042in" draw:distance="0.01042in"/>
    <draw:stroke-dash draw:name="a145" draw:style="rect" draw:dots1="1" draw:dots1-length="0.01042in" draw:distance="0.01042in"/>
    <draw:stroke-dash draw:name="a120" draw:style="rect" draw:dots1="1" draw:dots1-length="0.01042in" draw:distance="0.01042in"/>
    <draw:stroke-dash draw:name="a87" draw:style="rect" draw:dots1="1" draw:dots1-length="0.01042in" draw:distance="0.01042in"/>
    <draw:stroke-dash draw:name="a89" draw:style="rect" draw:dots1="1" draw:dots1-length="0.01042in" draw:distance="0.01042in"/>
    <draw:stroke-dash draw:name="a40" draw:style="rect" draw:dots1="1" draw:dots1-length="0.01042in" draw:distance="0.01042in"/>
    <draw:stroke-dash draw:name="a42" draw:style="rect" draw:dots1="1" draw:dots1-length="0.01042in" draw:distance="0.01042in"/>
    <draw:stroke-dash draw:name="a581" draw:style="rect" draw:dots1="1" draw:dots1-length="0.01042in" draw:distance="0.01042in"/>
    <draw:stroke-dash draw:name="a68" draw:style="rect" draw:dots1="1" draw:dots1-length="0.01042in" draw:distance="0.01042in"/>
    <draw:stroke-dash draw:name="a44" draw:style="rect" draw:dots1="1" draw:dots1-length="0.01042in" draw:distance="0.01042in"/>
    <draw:stroke-dash draw:name="a583" draw:style="rect" draw:dots1="1" draw:dots1-length="0.01042in" draw:distance="0.01042in"/>
    <draw:stroke-dash draw:name="a408" draw:style="rect" draw:dots1="1" draw:dots1-length="0.01042in" draw:distance="0.01042in"/>
    <draw:stroke-dash draw:name="a21" draw:style="rect" draw:dots1="1" draw:dots1-length="0.01042in" draw:distance="0.01042in"/>
    <draw:stroke-dash draw:name="a585" draw:style="rect" draw:dots1="1" draw:dots1-length="0.01042in" draw:distance="0.01042in"/>
    <draw:stroke-dash draw:name="a560" draw:style="rect" draw:dots1="1" draw:dots1-length="0.01042in" draw:distance="0.01042in"/>
    <draw:stroke-dash draw:name="a46" draw:style="rect" draw:dots1="1" draw:dots1-length="0.01042in" draw:distance="0.01042in"/>
    <draw:stroke-dash draw:name="a312" draw:style="rect" draw:dots1="1" draw:dots1-length="0.01042in" draw:distance="0.01042in"/>
    <draw:stroke-dash draw:name="a587" draw:style="rect" draw:dots1="1" draw:dots1-length="0.01042in" draw:distance="0.01042in"/>
    <draw:stroke-dash draw:name="a562" draw:style="rect" draw:dots1="1" draw:dots1-length="0.01042in" draw:distance="0.01042in"/>
    <draw:stroke-dash draw:name="a314" draw:style="rect" draw:dots1="1" draw:dots1-length="0.01042in" draw:distance="0.01042in"/>
    <draw:stroke-dash draw:name="a316" draw:style="rect" draw:dots1="1" draw:dots1-length="0.01042in" draw:distance="0.01042in"/>
    <draw:stroke-dash draw:name="a318" draw:style="rect" draw:dots1="1" draw:dots1-length="0.01042in" draw:distance="0.01042in"/>
    <draw:stroke-dash draw:name="a220" draw:style="rect" draw:dots1="1" draw:dots1-length="0.01042in" draw:distance="0.01042in"/>
    <draw:stroke-dash draw:name="a197" draw:style="rect" draw:dots1="1" draw:dots1-length="0.01042in" draw:distance="0.01042in"/>
    <draw:stroke-dash draw:name="a222" draw:style="rect" draw:dots1="1" draw:dots1-length="0.01042in" draw:distance="0.01042in"/>
    <draw:stroke-dash draw:name="a199" draw:style="rect" draw:dots1="1" draw:dots1-length="0.01042in" draw:distance="0.01042in"/>
    <draw:stroke-dash draw:name="a224" draw:style="rect" draw:dots1="1" draw:dots1-length="0.01042in" draw:distance="0.01042in"/>
    <draw:stroke-dash draw:name="a91" draw:style="rect" draw:dots1="1" draw:dots1-length="0.01042in" draw:distance="0.01042in"/>
    <draw:stroke-dash draw:name="a504" draw:style="rect" draw:dots1="1" draw:dots1-length="0.01042in" draw:distance="0.01042in"/>
    <table:table-template table:name="{5C22544A-7EE6-4342-B048-85BDC9FD1C3A}">
      <table:first-row table:style-name="a612" table:paragraph-style-name=""/>
      <table:last-row table:style-name="a613" table:paragraph-style-name=""/>
      <table:first-column table:style-name="a614" table:paragraph-style-name=""/>
      <table:last-column table:style-name="a615" table:paragraph-style-name=""/>
      <table:body table:style-name="a607" table:paragraph-style-name=""/>
      <table:even-rows table:style-name="a610" table:paragraph-style-name=""/>
      <table:odd-rows table:style-name="a611" table:paragraph-style-name=""/>
      <table:even-columns table:style-name="a608" table:paragraph-style-name=""/>
      <table:odd-columns table:style-name="a609" table:paragraph-style-name=""/>
    </table:table-template>
  </office:styles>
  <office:automatic-styles>
    <style:page-layout style:name="pageLayout1">
      <style:page-layout-properties fo:page-width="10in" fo:page-height="6.2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1">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parent-style-name="Graphics">
      <style:graphic-properties draw:fill="none" draw:stroke="non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80c6" style:text-line-through-type="none" style:text-line-through-style="none" style:text-line-through-width="auto" style:text-line-through-color="font-color" style:text-position="0% 100%" fo:font-family="Segoe UI Semibold" style:font-family-asian="Segoe UI" style:font-family-complex="Segoe UI"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
      <style:graphic-properties draw:fill="none" draw:stroke="dash" draw:stroke-dash="a199" svg:stroke-width="0.01042in" svg:stroke-color="#262626" svg:stroke-opacity="100%" draw:stroke-linejoin="miter" svg:stroke-linecap="butt"/>
    </style:style>
    <style:style style:family="paragraph" style:name="a5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Segoe UI Light" style:font-family-asian="Segoe UI" style:font-family-complex="Segoe U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13">
      <style:graphic-properties draw:fill="none" draw:stroke="dash" draw:stroke-dash="a312" svg:stroke-width="0.01042in" svg:stroke-color="#262626" svg:stroke-opacity="100%" draw:stroke-linejoin="miter" svg:stroke-linecap="butt"/>
    </style:style>
    <style:style style:family="graphic" style:name="a315">
      <style:graphic-properties draw:fill="none" draw:stroke="dash" draw:stroke-dash="a314" svg:stroke-width="0.01042in" svg:stroke-color="#262626" svg:stroke-opacity="100%" draw:stroke-linejoin="miter" svg:stroke-linecap="butt"/>
    </style:style>
    <style:style style:family="graphic" style:name="a317">
      <style:graphic-properties draw:fill="none" draw:stroke="dash" draw:stroke-dash="a316" svg:stroke-width="0.01042in" svg:stroke-color="#262626" svg:stroke-opacity="100%" draw:stroke-linejoin="miter" svg:stroke-linecap="butt"/>
    </style:style>
    <style:style style:family="presentation" style:name="a4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1">
      <style:text-properties fo:font-variant="normal" fo:text-transform="none" fo:color="#7f7f7f" style:text-line-through-type="none" style:text-line-through-style="none" style:text-line-through-width="auto" style:text-line-through-color="font-color" style:text-position="0% 100%" fo:font-family="Segoe UI Semibold" style:font-family-asian="Segoe UI" style:font-family-complex="Segoe U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9">
      <style:graphic-properties draw:fill="none" draw:stroke="dash" draw:stroke-dash="a318" svg:stroke-width="0.01042in" svg:stroke-color="#262626" svg:stroke-opacity="100%" draw:stroke-linejoin="miter" svg:stroke-linecap="butt"/>
    </style:style>
    <style:style style:family="paragraph" style:name="a4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5">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parent-style-name="Graphics">
      <style:graphic-properties draw:fill="none" draw:stroke="non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Segoe UI Semilight" style:font-family-asian="Segoe UI" style:font-family-complex="Segoe UI Semilight"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7f7f7f" style:text-line-through-type="none" style:text-line-through-style="none" style:text-line-through-width="auto" style:text-line-through-color="font-color" style:text-position="0% 100%" fo:font-family="Segoe UI Semibold" style:font-family-asian="Segoe UI" style:font-family-complex="Segoe U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Segoe UI Semilight" style:font-family-asian="Segoe UI" style:font-family-complex="Segoe UI Semilight"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Segoe UI Semilight" style:font-family-asian="Segoe UI" style:font-family-complex="Segoe UI Semilight"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
      <style:graphic-properties draw:fill="none" draw:stroke="dash" draw:stroke-dash="a87" svg:stroke-width="0.01042in" svg:stroke-color="#262626" svg:stroke-opacity="100%" draw:stroke-linejoin="miter" svg:stroke-linecap="butt"/>
    </style:style>
    <style:style style:family="drawing-page" style:name="a104">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Segoe UI Semilight" style:font-family-asian="Segoe UI" style:font-family-complex="Segoe UI Semilight" style:font-family-generic="swiss" style:font-family-generic-asian="swiss" style:font-family-generic-complex="swiss" style:font-pitch="variable" style:font-pitch-asian="variable" style:font-pitch-complex="variable" fo:font-size="0.125in" style:font-size-asian="0.125in" style:font-size-complex="0.125in" fo:letter-spacing="0.02778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 style:parent-style-name="Graphics">
      <style:graphic-properties draw:fill="none" draw:stroke="non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Segoe UI Semilight" style:font-family-asian="Segoe UI" style:font-family-complex="Segoe UI Semilight"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0075be" style:text-line-through-type="none" style:text-line-through-style="none" style:text-line-through-width="auto" style:text-line-through-color="font-color" style:text-position="0% 100%" fo:font-family="Segoe UI Light" style:font-family-asian="Segoe UI Light" style:font-family-complex="Segoe UI Light"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
      <style:paragraph-properties fo:line-height="100%" fo:text-align="righ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Segoe UI Semilight" style:font-family-asian="Segoe UI" style:font-family-complex="Segoe UI Semilight" style:font-family-generic="swiss" style:font-family-generic-asian="swiss" style:font-family-generic-complex="swiss" style:font-pitch="variable" style:font-pitch-asian="variable" style:font-pitch-complex="variable" fo:font-size="0.125in" style:font-size-asian="0.125in" style:font-size-complex="0.125in" fo:letter-spacing="0.00694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Segoe UI Semilight" style:font-family-asian="Segoe UI" style:font-family-complex="Segoe UI Semilight"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17">
      <style:graphic-properties draw:fill="none" draw:stroke="dash" draw:stroke-dash="a216" svg:stroke-width="0.01042in" svg:stroke-color="#262626" svg:stroke-opacity="100%" draw:stroke-linejoin="miter" svg:stroke-linecap="butt"/>
    </style:style>
    <style:style style:family="graphic" style:name="a219">
      <style:graphic-properties draw:fill="none" draw:stroke="dash" draw:stroke-dash="a218" svg:stroke-width="0.01042in" svg:stroke-color="#262626" svg:stroke-opacity="100%" draw:stroke-linejoin="miter" svg:stroke-linecap="butt"/>
    </style:style>
    <style:style style:family="graphic" style:name="a321">
      <style:graphic-properties draw:fill="none" draw:stroke="dash" draw:stroke-dash="a320" svg:stroke-width="0.01042in" svg:stroke-color="#262626" svg:stroke-opacity="100%" draw:stroke-linejoin="miter" svg:stroke-linecap="butt"/>
    </style:style>
    <style:style style:family="text" style:name="a322">
      <style:text-properties fo:font-variant="normal" fo:text-transform="none" fo:color="#7f7f7f" style:text-line-through-type="none" style:text-line-through-style="none" style:text-line-through-width="auto" style:text-line-through-color="font-color" style:text-position="0% 100%" fo:font-family="Segoe UI Semibold"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7f7f7f" style:text-line-through-type="none" style:text-line-through-style="none" style:text-line-through-width="auto" style:text-line-through-color="font-color" style:text-position="0% 100%" fo:font-family="Segoe UI Semibold" style:font-family-asian="Segoe UI" style:font-family-complex="Segoe U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0">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1">
      <style:paragraph-properties fo:line-height="100%" fo:text-align="left" style:tab-stop-distance="1in" fo:margin-left="0.59055in" fo:margin-right="0in" fo:text-indent="-0.23622in" fo:margin-top="0.04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9">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3">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98425in" fo:margin-right="0in" fo:text-indent="-0.23622in" fo:margin-top="0.04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
      <style:graphic-properties draw:fill="none" draw:stroke="dash" draw:stroke-dash="a89" svg:stroke-width="0.01042in" svg:stroke-color="#262626" svg:stroke-opacity="100%" draw:stroke-linejoin="miter" svg:stroke-linecap="butt"/>
    </style:style>
    <style:style style:family="text" style:name="a436">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
      <style:graphic-properties draw:fill="none" draw:stroke="dash" draw:stroke-dash="a91" svg:stroke-width="0.01042in" svg:stroke-color="#262626" svg:stroke-opacity="100%" draw:stroke-linejoin="miter" svg:stroke-linecap="butt"/>
    </style:style>
    <style:style style:family="paragraph" style:name="a437">
      <style:paragraph-properties fo:line-height="100%" fo:text-align="left" style:tab-stop-distance="1in" fo:margin-left="1.37795in" fo:margin-right="0in" fo:text-indent="-0.236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
      <style:graphic-properties draw:fill="none" draw:stroke="dash" draw:stroke-dash="a93" svg:stroke-width="0.01042in" svg:stroke-color="#262626" svg:stroke-opacity="100%" draw:stroke-linejoin="miter" svg:stroke-linecap="butt"/>
    </style:style>
    <style:style style:family="paragraph" style:name="a5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
      <style:graphic-properties draw:fill="none" draw:stroke="solid" svg:stroke-width="0.01042in" svg:stroke-color="#a6a6a6" svg:stroke-opacity="100%" draw:stroke-linejoin="miter" svg:stroke-linecap="butt"/>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Segoe UI Semilight" style:font-family-asian="Segoe UI" style:font-family-complex="Segoe UI Semilight"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
      <style:graphic-properties draw:fill="none" draw:stroke="dash" draw:stroke-dash="a95" svg:stroke-width="0.01042in" svg:stroke-color="#262626" svg:stroke-opacity="100%" draw:stroke-linejoin="miter" svg:stroke-linecap="butt"/>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7f7f7f" style:text-line-through-type="none" style:text-line-through-style="none" style:text-line-through-width="auto" style:text-line-through-color="font-color" style:text-position="0% 100%" fo:font-family="Segoe UI Semibold"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Segoe UI Light" style:font-family-asian="Segoe UI" style:font-family-complex="Segoe UI Light"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4583in" style:font-size-asian="0.14583in" style:font-size-complex="0.1458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draw:fill="none" draw:stroke="solid" svg:stroke-width="0.01389in" svg:stroke-color="#000000" svg:stroke-opacity="100%"/>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Segoe UI Semibold" style:font-family-asian="Segoe UI" style:font-family-complex="Segoe UI Semibold"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48">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1">
      <style:graphic-properties draw:fill="none" draw:stroke="dash" draw:stroke-dash="a220" svg:stroke-width="0.01042in" svg:stroke-color="#262626" svg:stroke-opacity="100%" draw:stroke-linejoin="miter" svg:stroke-linecap="butt"/>
    </style:style>
    <style:style style:family="graphic" style:name="a119">
      <style:graphic-properties draw:fill="none" draw:stroke="dash" draw:stroke-dash="a118" svg:stroke-width="0.01042in" svg:stroke-color="#262626" svg:stroke-opacity="100%" draw:stroke-linejoin="miter" svg:stroke-linecap="butt"/>
    </style:style>
    <style:style style:family="graphic" style:name="a223">
      <style:graphic-properties draw:fill="none" draw:stroke="dash" draw:stroke-dash="a222" svg:stroke-width="0.01042in" svg:stroke-color="#262626" svg:stroke-opacity="100%" draw:stroke-linejoin="miter" svg:stroke-linecap="butt"/>
    </style:style>
    <style:style style:family="graphic" style:name="a225">
      <style:graphic-properties draw:fill="none" draw:stroke="dash" draw:stroke-dash="a224" svg:stroke-width="0.01042in" svg:stroke-color="#262626" svg:stroke-opacity="100%" draw:stroke-linejoin="miter" svg:stroke-linecap="butt"/>
    </style:style>
    <style:style style:family="text" style:name="a226">
      <style:text-properties fo:font-variant="normal" fo:text-transform="none" fo:color="#7f7f7f" style:text-line-through-type="none" style:text-line-through-style="none" style:text-line-through-width="auto" style:text-line-through-color="font-color" style:text-position="0% 100%" fo:font-family="Segoe UI Semibold"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30" style:parent-style-name="Graphics">
      <style:graphic-properties draw:fill="none" draw:stroke="none"/>
    </style:style>
    <style:style style:family="text" style:name="a229">
      <style:text-properties fo:font-variant="normal" fo:text-transform="none" fo:color="#7f7f7f" style:text-line-through-type="none" style:text-line-through-style="none" style:text-line-through-width="auto" style:text-line-through-color="font-color" style:text-position="0% 100%" fo:font-family="Segoe UI Semibold" style:font-family-asian="Segoe UI" style:font-family-complex="Segoe U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0.59055in" fo:margin-right="0in" fo:text-indent="-0.23622in" fo:margin-top="0.04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0.98425in" fo:margin-right="0in" fo:text-indent="-0.23622in" fo:margin-top="0.04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left" style:tab-stop-distance="1in" fo:margin-left="1.77165in" fo:margin-right="0in" fo:text-indent="-0.236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59055in" fo:margin-right="0in" fo:text-indent="-0.23622in" fo:margin-top="0.04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121">
      <style:graphic-properties draw:fill="none" draw:stroke="dash" draw:stroke-dash="a120" svg:stroke-width="0.01042in" svg:stroke-color="#262626" svg:stroke-opacity="100%" draw:stroke-linejoin="miter" svg:stroke-linecap="butt"/>
    </style:style>
    <style:style style:family="graphic" style:name="a552" style:parent-style-name="Graphics">
      <style:graphic-properties draw:fill="none" draw:stroke="non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Segoe UI Light" style:font-family-asian="Segoe UI" style:font-family-complex="Segoe U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draw:fill="none" draw:stroke="solid" svg:stroke-width="0.01389in" svg:stroke-color="#000000" svg:stroke-opacity="100%"/>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3">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34" style:parent-style-name="Graphics">
      <style:graphic-properties draw:fill="none" draw:stroke="non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1.37795in" fo:margin-right="0in" fo:text-indent="-0.236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1in" fo:margin-left="0.59055in" fo:margin-right="0in" fo:text-indent="-0.23622in" fo:margin-top="0.04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1.77165in" fo:margin-right="0in" fo:text-indent="-0.236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0.98425in" fo:margin-right="0in" fo:text-indent="-0.23622in" fo:margin-top="0.04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1.37795in" fo:margin-right="0in" fo:text-indent="-0.236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1.77165in" fo:margin-right="0in" fo:text-indent="-0.236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1">
      <style:graphic-properties draw:fill="none" draw:stroke="dash" draw:stroke-dash="a560" svg:stroke-width="0.01042in" svg:stroke-color="#262626" svg:stroke-opacity="100%" draw:stroke-linejoin="miter" svg:stroke-linecap="butt"/>
    </style:style>
    <style:style style:family="graphic" style:name="a459">
      <style:graphic-properties draw:fill="none" draw:stroke="solid" svg:stroke-width="0.01042in" svg:stroke-color="#a6a6a6" svg:stroke-opacity="100%" draw:stroke-linejoin="round" svg:stroke-linecap="butt"/>
    </style:style>
    <style:style style:family="paragraph" style:name="a1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draw:fill="none" draw:stroke="dash" draw:stroke-dash="a562" svg:stroke-width="0.01042in" svg:stroke-color="#262626" svg:stroke-opacity="100%" draw:stroke-linejoin="miter" svg:stroke-linecap="butt"/>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Segoe UI Light" style:font-family-asian="Segoe UI" style:font-family-complex="Segoe U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
      <style:graphic-properties draw:fill="none" draw:stroke="dash" draw:stroke-dash="a137" svg:stroke-width="0.01042in" svg:stroke-color="#262626" svg:stroke-opacity="100%" draw:stroke-linejoin="miter" svg:stroke-linecap="butt"/>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0.98425in" fo:margin-right="0in" fo:text-indent="-0.23622in" fo:margin-top="0.04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1.37795in" fo:margin-right="0in" fo:text-indent="-0.236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1in" fo:margin-left="1.77165in" fo:margin-right="0in" fo:text-indent="-0.236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0.59055in" fo:margin-right="0in" fo:text-indent="-0.23622in" fo:margin-top="0.04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98425in" fo:margin-right="0in" fo:text-indent="-0.23622in" fo:margin-top="0.04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1.37795in" fo:margin-right="0in" fo:text-indent="-0.236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75be"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467">
      <style:graphic-properties draw:fill="none" draw:stroke="solid" svg:stroke-width="0.01042in" svg:stroke-color="#a6a6a6" svg:stroke-opacity="100%" draw:stroke-linejoin="miter" svg:stroke-linecap="butt"/>
    </style:style>
    <style:style style:family="text" style:name="a468">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
      <style:graphic-properties draw:fill="none" draw:stroke="dash" draw:stroke-dash="a139" svg:stroke-width="0.01042in" svg:stroke-color="#262626" svg:stroke-opacity="100%" draw:stroke-linejoin="miter" svg:stroke-linecap="butt"/>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
      <style:graphic-properties draw:fill="none" draw:stroke="dash" draw:stroke-dash="a141" svg:stroke-width="0.01042in" svg:stroke-color="#262626" svg:stroke-opacity="100%" draw:stroke-linejoin="miter" svg:stroke-linecap="butt"/>
    </style:style>
    <style:style style:family="paragraph" style:name="a5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
      <style:graphic-properties draw:fill="none" draw:stroke="dash" draw:stroke-dash="a143" svg:stroke-width="0.01042in" svg:stroke-color="#262626" svg:stroke-opacity="100%" draw:stroke-linejoin="miter" svg:stroke-linecap="butt"/>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
      <style:graphic-properties draw:fill="none" draw:stroke="dash" draw:stroke-dash="a145" svg:stroke-width="0.01042in" svg:stroke-color="#262626" svg:stroke-opacity="100%" draw:stroke-linejoin="miter" svg:stroke-linecap="butt"/>
    </style:style>
    <style:style style:family="text" style:name="a147">
      <style:text-properties fo:font-variant="normal" fo:text-transform="none" fo:color="#7f7f7f" style:text-line-through-type="none" style:text-line-through-style="none" style:text-line-through-width="auto" style:text-line-through-color="font-color" style:text-position="0% 100%" fo:font-family="Segoe UI Semibold"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
      <style:graphic-properties draw:fill="none" draw:stroke="solid" svg:stroke-width="0.01042in" svg:stroke-color="#a6a6a6" svg:stroke-opacity="100%" draw:stroke-linejoin="miter" svg:stroke-linecap="round"/>
    </style:style>
    <style:style style:family="presentation" style:name="a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0.59055in" fo:margin-right="0in" fo:text-indent="-0.23622in" fo:margin-top="0.04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1in" fo:margin-left="1.77165in" fo:margin-right="0in" fo:text-indent="-0.236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98425in" fo:margin-right="0in" fo:text-indent="-0.23622in" fo:margin-top="0.04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63">
      <style:graphic-properties draw:fill="none" draw:stroke="solid" svg:stroke-width="0.01042in" svg:stroke-color="#a6a6a6" svg:stroke-opacity="100%" draw:stroke-linejoin="miter" svg:stroke-linecap="butt"/>
    </style:style>
    <style:style style:family="text" style:name="a364">
      <style:text-properties fo:font-variant="normal" fo:text-transform="none" fo:color="#0075be"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graphic-properties draw:fill="none" draw:stroke="dash" draw:stroke-dash="a579" svg:stroke-width="0.01042in" svg:stroke-color="#262626" svg:stroke-opacity="100%" draw:stroke-linejoin="miter" svg:stroke-linecap="butt"/>
    </style:style>
    <style:style style:family="text" style:name="a150">
      <style:text-properties fo:font-variant="normal" fo:text-transform="none" fo:color="#7f7f7f" style:text-line-through-type="none" style:text-line-through-style="none" style:text-line-through-width="auto" style:text-line-through-color="font-color" style:text-position="0% 100%" fo:font-family="Segoe UI Semibold" style:font-family-asian="Segoe UI" style:font-family-complex="Segoe U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draw:fill="none" draw:stroke="dash" draw:stroke-dash="a581" svg:stroke-width="0.01042in" svg:stroke-color="#262626" svg:stroke-opacity="100%" draw:stroke-linejoin="miter" svg:stroke-linecap="butt"/>
    </style:style>
    <style:style style:family="presentation" style:name="a1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584">
      <style:graphic-properties draw:fill="none" draw:stroke="dash" draw:stroke-dash="a583" svg:stroke-width="0.01042in" svg:stroke-color="#262626" svg:stroke-opacity="100%" draw:stroke-linejoin="miter" svg:stroke-linecap="butt"/>
    </style:style>
    <style:style style:family="drawing-page" style:name="a154">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5" style:parent-style-name="Graphics">
      <style:graphic-properties draw:fill="none" draw:stroke="none"/>
    </style:style>
    <style:style style:family="graphic" style:name="a586">
      <style:graphic-properties draw:fill="none" draw:stroke="dash" draw:stroke-dash="a585" svg:stroke-width="0.01042in" svg:stroke-color="#262626" svg:stroke-opacity="100%" draw:stroke-linejoin="miter" svg:stroke-linecap="butt"/>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19291in" fo:margin-right="0in" fo:text-indent="-0.19291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8">
      <style:graphic-properties draw:fill="none" draw:stroke="dash" draw:stroke-dash="a587" svg:stroke-width="0.01042in" svg:stroke-color="#262626" svg:stroke-opacity="100%" draw:stroke-linejoin="miter" svg:stroke-linecap="butt"/>
    </style:style>
    <style:style style:family="text" style:name="a589">
      <style:text-properties fo:font-variant="normal" fo:text-transform="none" fo:color="#7f7f7f" style:text-line-through-type="none" style:text-line-through-style="none" style:text-line-through-width="auto" style:text-line-through-color="font-color" style:text-position="0% 100%" fo:font-family="Segoe UI Semibold"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1.37795in" fo:margin-right="0in" fo:text-indent="-0.236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1.77165in" fo:margin-right="0in" fo:text-indent="-0.236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7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0075be"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1">
      <style:graphic-properties draw:fill="none" draw:stroke="solid" svg:stroke-width="0.01042in" svg:stroke-color="#a6a6a6" svg:stroke-opacity="100%" draw:stroke-linejoin="miter" svg:stroke-linecap="butt"/>
    </style:style>
    <style:style style:family="paragraph" style:name="a269">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draw:fill="none" draw:stroke="solid" svg:stroke-width="0.01389in" svg:stroke-color="#000000" svg:stroke-opacity="100%"/>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86">
      <style:graphic-properties draw:fill="none" draw:stroke="dash" draw:stroke-dash="a485" svg:stroke-width="0.01042in" svg:stroke-color="#262626" svg:stroke-opacity="100%" draw:stroke-linejoin="miter" svg:stroke-linecap="butt"/>
    </style:style>
    <style:style style:family="graphic" style:name="a488">
      <style:graphic-properties draw:fill="none" draw:stroke="dash" draw:stroke-dash="a487" svg:stroke-width="0.01042in" svg:stroke-color="#262626" svg:stroke-opacity="100%" draw:stroke-linejoin="miter" svg:stroke-linecap="butt"/>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0.59055in" fo:margin-right="0in" fo:text-indent="-0.23622in" fo:margin-top="0.04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Segoe UI Light" style:font-family-asian="Segoe UI" style:font-family-complex="Segoe U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7f7f7f" style:text-line-through-type="none" style:text-line-through-style="none" style:text-line-through-width="auto" style:text-line-through-color="font-color" style:text-position="0% 100%" fo:font-family="Segoe UI Semibold" style:font-family-asian="Segoe UI" style:font-family-complex="Segoe U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
      <style:paragraph-properties fo:line-height="100%" fo:text-align="left" style:tab-stop-distance="1in" fo:margin-left="0.98425in" fo:margin-right="0in" fo:text-indent="-0.23622in" fo:margin-top="0.0465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5">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6">
      <style:paragraph-properties fo:line-height="100%" fo:text-align="left" style:tab-stop-distance="1in" fo:margin-left="1.37795in" fo:margin-right="0in" fo:text-indent="-0.236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7f7f7f" style:text-line-through-type="none" style:text-line-through-style="none" style:text-line-through-width="auto" style:text-line-through-color="font-color" style:text-position="0% 100%" fo:font-family="Segoe UI Semibold" style:font-family-generic="swiss" style:font-pitch="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a6a6a6" style:text-line-through-type="none" style:text-line-through-style="none" style:text-line-through-width="auto" style:text-line-through-color="font-color" style:text-position="0% 100%" fo:font-family="Segoe UI Semibold" style:font-family-generic="swiss" style:font-pitch="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262626"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69">
      <style:paragraph-properties fo:line-height="100%" fo:text-align="left" style:tab-stop-distance="1in" fo:margin-left="1.77165in" fo:margin-right="0in" fo:text-indent="-0.236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275">
      <style:graphic-properties draw:fill="none" draw:stroke="solid" svg:stroke-width="0.01042in" svg:stroke-color="#a6a6a6" svg:stroke-opacity="100%" draw:stroke-linejoin="miter" svg:stroke-linecap="butt"/>
    </style:style>
    <style:style style:family="text" style:name="a276">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85">
      <style:graphic-properties draw:fill="none" draw:stroke="solid" svg:stroke-width="0.01389in" svg:stroke-color="#000000" svg:stroke-opacity="100%"/>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75be"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79">
      <style:graphic-properties draw:fill="none" draw:stroke="solid" svg:stroke-width="0.01042in" svg:stroke-color="#a6a6a6" svg:stroke-opacity="100%" draw:stroke-linejoin="miter" svg:stroke-linecap="butt"/>
    </style:style>
    <style:style style:family="paragraph" style:name="a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0">
      <style:graphic-properties draw:fill="none" draw:stroke="dash" draw:stroke-dash="a389" svg:stroke-width="0.01042in" svg:stroke-color="#262626" svg:stroke-opacity="100%" draw:stroke-linejoin="miter" svg:stroke-linecap="butt"/>
    </style:style>
    <style:style style:family="presentation" style:name="a2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89">
      <style:graphic-properties draw:fill="none" draw:stroke="solid" svg:stroke-width="0.01389in" svg:stroke-color="#000000" svg:stroke-opacity="100%"/>
    </style:style>
    <style:style style:family="graphic" style:name="a392">
      <style:graphic-properties draw:fill="none" draw:stroke="dash" draw:stroke-dash="a391" svg:stroke-width="0.01042in" svg:stroke-color="#262626" svg:stroke-opacity="100%" draw:stroke-linejoin="miter" svg:stroke-linecap="butt"/>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Segoe UI Light" style:font-family-asian="Segoe UI" style:font-family-complex="Segoe U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294">
      <style:graphic-properties draw:fill="none" draw:stroke="dash" draw:stroke-dash="a293" svg:stroke-width="0.01042in" svg:stroke-color="#262626" svg:stroke-opacity="100%" draw:stroke-linejoin="miter" svg:stroke-linecap="butt"/>
    </style:style>
    <style:style style:family="graphic" style:name="a296">
      <style:graphic-properties draw:fill="none" draw:stroke="dash" draw:stroke-dash="a295" svg:stroke-width="0.01042in" svg:stroke-color="#262626" svg:stroke-opacity="100%" draw:stroke-linejoin="miter" svg:stroke-linecap="butt"/>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Segoe UI Light" style:font-family-asian="Segoe UI" style:font-family-complex="Segoe U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3">
      <style:graphic-properties draw:fill="none" draw:stroke="solid" svg:stroke-width="0.01389in" svg:stroke-color="#000000" svg:stroke-opacity="100%"/>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98">
      <style:graphic-properties draw:fill="none" draw:stroke="dash" draw:stroke-dash="a197" svg:stroke-width="0.01042in" svg:stroke-color="#262626" svg:stroke-opacity="100%" draw:stroke-linejoin="miter" svg:stroke-linecap="butt"/>
    </style:style>
    <style:style style:family="paragraph" style:name="a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
      <style:graphic-properties draw:fill="none" draw:stroke="solid" svg:stroke-width="0.01389in" svg:stroke-color="#000000" svg:stroke-opacity="100%"/>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20">
      <style:graphic-properties draw:fill="none" draw:stroke="dash" draw:stroke-dash="a19" svg:stroke-width="0.01042in" svg:stroke-color="#262626" svg:stroke-opacity="100%" draw:stroke-linejoin="miter" svg:stroke-linecap="butt"/>
    </style:style>
    <style:style style:family="graphic" style:name="a22">
      <style:graphic-properties draw:fill="none" draw:stroke="dash" draw:stroke-dash="a21" svg:stroke-width="0.01042in" svg:stroke-color="#262626" svg:stroke-opacity="100%" draw:stroke-linejoin="miter" svg:stroke-linecap="butt"/>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Segoe UI Light" style:font-family-asian="Segoe UI" style:font-family-complex="Segoe U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9">
      <style:graphic-properties draw:fill="none" draw:stroke="dash" draw:stroke-dash="a38" svg:stroke-width="0.01042in" svg:stroke-color="#262626" svg:stroke-opacity="100%" draw:stroke-linejoin="miter" svg:stroke-linecap="butt"/>
    </style:style>
    <style:style style:family="graphic" style:name="a41">
      <style:graphic-properties draw:fill="none" draw:stroke="dash" draw:stroke-dash="a40" svg:stroke-width="0.01042in" svg:stroke-color="#262626" svg:stroke-opacity="100%" draw:stroke-linejoin="miter" svg:stroke-linecap="butt"/>
    </style:style>
    <style:style style:family="graphic" style:name="a43">
      <style:graphic-properties draw:fill="none" draw:stroke="dash" draw:stroke-dash="a42" svg:stroke-width="0.01042in" svg:stroke-color="#262626" svg:stroke-opacity="100%" draw:stroke-linejoin="miter" svg:stroke-linecap="butt"/>
    </style:style>
    <style:style style:family="graphic" style:name="a45">
      <style:graphic-properties draw:fill="none" draw:stroke="dash" draw:stroke-dash="a44" svg:stroke-width="0.01042in" svg:stroke-color="#262626" svg:stroke-opacity="100%" draw:stroke-linejoin="miter" svg:stroke-linecap="butt"/>
    </style:style>
    <style:style style:family="graphic" style:name="a47">
      <style:graphic-properties draw:fill="none" draw:stroke="dash" draw:stroke-dash="a46" svg:stroke-width="0.01042in" svg:stroke-color="#262626" svg:stroke-opacity="100%" draw:stroke-linejoin="miter" svg:stroke-linecap="butt"/>
    </style:style>
    <style:style style:family="text" style:name="a48">
      <style:text-properties fo:font-variant="normal" fo:text-transform="none" fo:color="#7f7f7f" style:text-line-through-type="none" style:text-line-through-style="none" style:text-line-through-width="auto" style:text-line-through-color="font-color" style:text-position="0% 100%" fo:font-family="Segoe UI Semibold"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medium" smil:type="fade" smil:subtype="crossfade"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parent-style-name="Graphics">
      <style:graphic-properties draw:fill="none" draw:stroke="none"/>
    </style:style>
    <style:style style:family="presentation" style:name="a6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7f7f7f" style:text-line-through-type="none" style:text-line-through-style="none" style:text-line-through-width="auto" style:text-line-through-color="font-color" style:text-position="0% 100%" fo:font-family="Segoe UI Semibold" style:font-family-asian="Segoe UI" style:font-family-complex="Segoe U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
      <style:text-properties fo:font-variant="normal" fo:text-transform="none" fo:color="#7f7f7f"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7f7f7f" style:text-line-through-type="none" style:text-line-through-style="none" style:text-line-through-width="auto" style:text-line-through-color="font-color" style:text-position="0% 100%" fo:font-family="Segoe UI" style:font-family-complex="Segoe UI" style:font-family-generic="swiss" style:font-family-generic-complex="swiss" style:font-pitch="variable" style:font-pitch-complex="variable" fo:font-size="0.08333in" style:font-size-asian="0.08333in" style:font-size-complex="0.08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7f7f7f" style:text-line-through-type="none" style:text-line-through-style="none" style:text-line-through-width="auto" style:text-line-through-color="font-color" style:text-position="0% 100%" fo:font-family="Segoe UI Semibold" style:font-family-asian="Segoe UI" style:font-family-complex="Segoe U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parent-style-name="Graphics">
      <style:graphic-properties draw:fill="none" draw:stroke="none"/>
    </style:style>
    <style:style style:family="text" style:name="a57">
      <style:text-properties fo:font-variant="normal" fo:text-transform="none" fo:color="#0075be" style:text-line-through-type="none" style:text-line-through-style="none" style:text-line-through-width="auto" style:text-line-through-color="font-color" style:text-position="0% 100%" fo:font-family="Segoe UI Light" style:font-family-asian="Segoe UI" style:font-family-complex="Segoe UI" style:font-family-generic="swiss" style:font-family-generic-asian="swiss" style:font-family-generic-complex="swiss" style:font-pitch="variable" style:font-pitch-asian="variable" style:font-pitch-complex="variable"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505">
      <style:graphic-properties draw:fill="none" draw:stroke="dash" draw:stroke-dash="a504" svg:stroke-width="0.01042in" svg:stroke-color="#262626" svg:stroke-opacity="100%" draw:stroke-linejoin="miter" svg:stroke-linecap="butt"/>
    </style:style>
    <style:style style:family="graphic" style:name="a507">
      <style:graphic-properties draw:fill="none" draw:stroke="dash" draw:stroke-dash="a506" svg:stroke-width="0.01042in" svg:stroke-color="#262626" svg:stroke-opacity="100%" draw:stroke-linejoin="miter" svg:stroke-linecap="butt"/>
    </style:style>
    <style:style style:family="graphic" style:name="a509">
      <style:graphic-properties draw:fill="none" draw:stroke="dash" draw:stroke-dash="a508" svg:stroke-width="0.01042in" svg:stroke-color="#262626" svg:stroke-opacity="100%" draw:stroke-linejoin="miter" svg:stroke-linecap="butt"/>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
      <style:graphic-properties draw:fill="none" draw:stroke="solid" svg:stroke-width="0.01042in" svg:stroke-color="#a6a6a6" svg:stroke-opacity="100%" draw:stroke-linejoin="miter" svg:stroke-linecap="butt"/>
    </style:style>
    <style:style style:family="paragraph" style:name="a4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d0d0d" style:text-line-through-type="none" style:text-line-through-style="none" style:text-line-through-width="auto" style:text-line-through-color="font-color" style:text-position="0% 100%" fo:font-family="Segoe UI"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
      <style:graphic-properties draw:fill="none" draw:stroke="solid" svg:stroke-width="0.01389in" svg:stroke-color="#000000" svg:stroke-opacity="100%"/>
    </style:style>
    <style:style style:family="graphic" style:name="a409">
      <style:graphic-properties draw:fill="none" draw:stroke="dash" draw:stroke-dash="a408" svg:stroke-width="0.01042in" svg:stroke-color="#262626" svg:stroke-opacity="100%" draw:stroke-linejoin="miter" svg:stroke-linecap="butt"/>
    </style:style>
    <style:style style:family="graphic" style:name="a511">
      <style:graphic-properties draw:fill="none" draw:stroke="dash" draw:stroke-dash="a510" svg:stroke-width="0.01042in" svg:stroke-color="#262626" svg:stroke-opacity="100%" draw:stroke-linejoin="miter" svg:stroke-linecap="butt"/>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13">
      <style:graphic-properties draw:fill="none" draw:stroke="dash" draw:stroke-dash="a512" svg:stroke-width="0.01042in" svg:stroke-color="#262626" svg:stroke-opacity="100%" draw:stroke-linejoin="miter" svg:stroke-linecap="butt"/>
    </style:style>
    <style:style style:family="text" style:name="a514">
      <style:text-properties fo:font-variant="normal" fo:text-transform="none" fo:color="#7f7f7f" style:text-line-through-type="none" style:text-line-through-style="none" style:text-line-through-width="auto" style:text-line-through-color="font-color" style:text-position="0% 100%" fo:font-family="Segoe UI Semibold"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
      <style:graphic-properties draw:fill="none" draw:stroke="dash" draw:stroke-dash="a68" svg:stroke-width="0.01042in" svg:stroke-color="#262626" svg:stroke-opacity="100%" draw:stroke-linejoin="miter" svg:stroke-linecap="butt"/>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7f7f7f" style:text-line-through-type="none" style:text-line-through-style="none" style:text-line-through-width="auto" style:text-line-through-color="font-color" style:text-position="0% 100%" fo:font-family="Segoe UI Semibold" style:font-family-asian="Segoe UI" style:font-family-complex="Segoe UI"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1">
      <style:graphic-properties draw:fill="none" draw:stroke="dash" draw:stroke-dash="a410" svg:stroke-width="0.01042in" svg:stroke-color="#262626" svg:stroke-opacity="100%" draw:stroke-linejoin="miter" svg:stroke-linecap="butt"/>
    </style:style>
    <style:style style:family="paragraph" style:name="a3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draw:fill="none" draw:stroke="dash" draw:stroke-dash="a412" svg:stroke-width="0.01042in" svg:stroke-color="#262626" svg:stroke-opacity="100%" draw:stroke-linejoin="miter" svg:stroke-linecap="butt"/>
    </style:style>
    <style:style style:family="graphic" style:name="a415">
      <style:graphic-properties draw:fill="none" draw:stroke="dash" draw:stroke-dash="a414" svg:stroke-width="0.01042in" svg:stroke-color="#262626" svg:stroke-opacity="100%" draw:stroke-linejoin="miter" svg:stroke-linecap="butt"/>
    </style:style>
    <style:style style:family="graphic" style:name="a71">
      <style:graphic-properties draw:fill="none" draw:stroke="dash" draw:stroke-dash="a70" svg:stroke-width="0.01042in" svg:stroke-color="#262626" svg:stroke-opacity="100%" draw:stroke-linejoin="miter" svg:stroke-linecap="butt"/>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Segoe UI Light" style:font-family-asian="Segoe UI" style:font-family-complex="Segoe UI"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7">
      <style:graphic-properties draw:fill="none" draw:stroke="dash" draw:stroke-dash="a416" svg:stroke-width="0.01042in" svg:stroke-color="#262626" svg:stroke-opacity="100%" draw:stroke-linejoin="miter" svg:stroke-linecap="butt"/>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7f7f7f" style:text-line-through-type="none" style:text-line-through-style="none" style:text-line-through-width="auto" style:text-line-through-color="font-color" style:text-position="0% 100%" fo:font-family="Segoe UI Semibold" style:font-family-asian="Segoe UI" style:font-family-complex="Segoe UI" style:font-family-generic="swiss" style:font-family-generic-asian="swiss" style:font-family-generic-complex="swiss" style:font-pitch="variable" style:font-pitch-asian="variable" style:font-pitch-complex="variable"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Segoe UI Light" style:font-family-generic="swiss" style:font-pitch="variable"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38">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355">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8">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3">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39764in" text:min-label-width="0.19291in"/>
        <style:text-properties fo:font-family="Wingdings" style:font-pitch="variable" fo:font-size="100%"/>
      </text:list-level-style-bullet>
      <text:list-level-style-bullet text:level="3" text:bullet-char="§">
        <style:list-level-properties text:space-before="0.79134in" text:min-label-width="0.19291in"/>
        <style:text-properties fo:font-family="Wingdings" style:font-pitch="variable" fo:font-size="100%"/>
      </text:list-level-style-bullet>
      <text:list-level-style-bullet text:level="4" text:bullet-char="§">
        <style:list-level-properties text:space-before="1.18504in" text:min-label-width="0.19291in"/>
        <style:text-properties fo:font-family="Wingdings" style:font-pitch="variable" fo:font-size="100%"/>
      </text:list-level-style-bullet>
      <text:list-level-style-bullet text:level="5" text:bullet-char="§">
        <style:list-level-properties text:space-before="1.57874in" text:min-label-width="0.19291in"/>
        <style:text-properties fo:font-family="Wingdings" style:font-pitch="variable" fo:font-size="100%"/>
      </text:list-level-style-bullet>
      <text:list-level-style-bullet text:level="6" text:bullet-char="§">
        <style:list-level-properties text:space-before="2.55709in" text:min-label-width="0.19291in"/>
        <style:text-properties fo:font-family="Wingdings" style:font-pitch="variable" fo:font-size="100%"/>
      </text:list-level-style-bullet>
      <text:list-level-style-bullet text:level="7" text:bullet-char="§">
        <style:list-level-properties text:space-before="3.05709in" text:min-label-width="0.19291in"/>
        <style:text-properties fo:font-family="Wingdings" style:font-pitch="variable" fo:font-size="100%"/>
      </text:list-level-style-bullet>
      <text:list-level-style-bullet text:level="8" text:bullet-char="§">
        <style:list-level-properties text:space-before="3.55709in" text:min-label-width="0.19291in"/>
        <style:text-properties fo:font-family="Wingdings" style:font-pitch="variable" fo:font-size="100%"/>
      </text:list-level-style-bullet>
      <text:list-level-style-bullet text:level="9" text:bullet-char="§">
        <style:list-level-properties text:space-before="4.05709in" text:min-label-width="0.19291in"/>
        <style:text-properties fo:font-family="Wingdings" style:font-pitch="variable" fo:font-size="100%"/>
      </text:list-level-style-bullet>
    </text:list-style>
    <text:list-style style:name="a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36">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0">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254">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39764in" text:min-label-width="0.19291in"/>
        <style:text-properties fo:font-family="Wingdings" style:font-pitch="variable" fo:font-size="100%"/>
      </text:list-level-style-bullet>
      <text:list-level-style-bullet text:level="3" text:bullet-char="§">
        <style:list-level-properties text:space-before="0.79134in" text:min-label-width="0.19291in"/>
        <style:text-properties fo:font-family="Wingdings" style:font-pitch="variable" fo:font-size="100%"/>
      </text:list-level-style-bullet>
      <text:list-level-style-bullet text:level="4" text:bullet-char="§">
        <style:list-level-properties text:space-before="1.18504in" text:min-label-width="0.19291in"/>
        <style:text-properties fo:font-family="Wingdings" style:font-pitch="variable" fo:font-size="100%"/>
      </text:list-level-style-bullet>
      <text:list-level-style-bullet text:level="5" text:bullet-char="§">
        <style:list-level-properties text:space-before="1.57874in" text:min-label-width="0.19291in"/>
        <style:text-properties fo:font-family="Wingdings" style:font-pitch="variable" fo:font-size="100%"/>
      </text:list-level-style-bullet>
      <text:list-level-style-bullet text:level="6" text:bullet-char="§">
        <style:list-level-properties text:space-before="2.55709in" text:min-label-width="0.19291in"/>
        <style:text-properties fo:font-family="Wingdings" style:font-pitch="variable" fo:font-size="100%"/>
      </text:list-level-style-bullet>
      <text:list-level-style-bullet text:level="7" text:bullet-char="§">
        <style:list-level-properties text:space-before="3.05709in" text:min-label-width="0.19291in"/>
        <style:text-properties fo:font-family="Wingdings" style:font-pitch="variable" fo:font-size="100%"/>
      </text:list-level-style-bullet>
      <text:list-level-style-bullet text:level="8" text:bullet-char="§">
        <style:list-level-properties text:space-before="3.55709in" text:min-label-width="0.19291in"/>
        <style:text-properties fo:font-family="Wingdings" style:font-pitch="variable" fo:font-size="100%"/>
      </text:list-level-style-bullet>
      <text:list-level-style-bullet text:level="9" text:bullet-char="§">
        <style:list-level-properties text:space-before="4.05709in" text:min-label-width="0.19291in"/>
        <style:text-properties fo:font-family="Wingdings" style:font-pitch="variable" fo:font-size="100%"/>
      </text:list-level-style-bullet>
    </text:list-style>
    <text:list-style style:name="a339">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1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7">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17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1">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5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1">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445">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39764in" text:min-label-width="0.19291in"/>
        <style:text-properties fo:font-family="Wingdings" style:font-pitch="variable" fo:font-size="100%"/>
      </text:list-level-style-bullet>
      <text:list-level-style-bullet text:level="3" text:bullet-char="§">
        <style:list-level-properties text:space-before="0.79134in" text:min-label-width="0.19291in"/>
        <style:text-properties fo:font-family="Wingdings" style:font-pitch="variable" fo:font-size="100%"/>
      </text:list-level-style-bullet>
      <text:list-level-style-bullet text:level="4" text:bullet-char="§">
        <style:list-level-properties text:space-before="1.18504in" text:min-label-width="0.19291in"/>
        <style:text-properties fo:font-family="Wingdings" style:font-pitch="variable" fo:font-size="100%"/>
      </text:list-level-style-bullet>
      <text:list-level-style-bullet text:level="5" text:bullet-char="§">
        <style:list-level-properties text:space-before="1.57874in" text:min-label-width="0.19291in"/>
        <style:text-properties fo:font-family="Wingdings" style:font-pitch="variable" fo:font-size="100%"/>
      </text:list-level-style-bullet>
      <text:list-level-style-bullet text:level="6" text:bullet-char="§">
        <style:list-level-properties text:space-before="2.55709in" text:min-label-width="0.19291in"/>
        <style:text-properties fo:font-family="Wingdings" style:font-pitch="variable" fo:font-size="100%"/>
      </text:list-level-style-bullet>
      <text:list-level-style-bullet text:level="7" text:bullet-char="§">
        <style:list-level-properties text:space-before="3.05709in" text:min-label-width="0.19291in"/>
        <style:text-properties fo:font-family="Wingdings" style:font-pitch="variable" fo:font-size="100%"/>
      </text:list-level-style-bullet>
      <text:list-level-style-bullet text:level="8" text:bullet-char="§">
        <style:list-level-properties text:space-before="3.55709in" text:min-label-width="0.19291in"/>
        <style:text-properties fo:font-family="Wingdings" style:font-pitch="variable" fo:font-size="100%"/>
      </text:list-level-style-bullet>
      <text:list-level-style-bullet text:level="9" text:bullet-char="§">
        <style:list-level-properties text:space-before="4.05709in" text:min-label-width="0.19291in"/>
        <style:text-properties fo:font-family="Wingdings" style:font-pitch="variable" fo:font-size="100%"/>
      </text:list-level-style-bullet>
    </text:list-style>
    <text:list-style style:name="a10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7">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39764in" text:min-label-width="0.19291in"/>
        <style:text-properties fo:font-family="Wingdings" style:font-pitch="variable" fo:font-size="100%"/>
      </text:list-level-style-bullet>
      <text:list-level-style-bullet text:level="3" text:bullet-char="§">
        <style:list-level-properties text:space-before="0.79134in" text:min-label-width="0.19291in"/>
        <style:text-properties fo:font-family="Wingdings" style:font-pitch="variable" fo:font-size="100%"/>
      </text:list-level-style-bullet>
      <text:list-level-style-bullet text:level="4" text:bullet-char="§">
        <style:list-level-properties text:space-before="1.18504in" text:min-label-width="0.19291in"/>
        <style:text-properties fo:font-family="Wingdings" style:font-pitch="variable" fo:font-size="100%"/>
      </text:list-level-style-bullet>
      <text:list-level-style-bullet text:level="5" text:bullet-char="§">
        <style:list-level-properties text:space-before="1.57874in" text:min-label-width="0.19291in"/>
        <style:text-properties fo:font-family="Wingdings" style:font-pitch="variable" fo:font-size="100%"/>
      </text:list-level-style-bullet>
      <text:list-level-style-bullet text:level="6" text:bullet-char="§">
        <style:list-level-properties text:space-before="2.55709in" text:min-label-width="0.19291in"/>
        <style:text-properties fo:font-family="Wingdings" style:font-pitch="variable" fo:font-size="100%"/>
      </text:list-level-style-bullet>
      <text:list-level-style-bullet text:level="7" text:bullet-char="§">
        <style:list-level-properties text:space-before="3.05709in" text:min-label-width="0.19291in"/>
        <style:text-properties fo:font-family="Wingdings" style:font-pitch="variable" fo:font-size="100%"/>
      </text:list-level-style-bullet>
      <text:list-level-style-bullet text:level="8" text:bullet-char="§">
        <style:list-level-properties text:space-before="3.55709in" text:min-label-width="0.19291in"/>
        <style:text-properties fo:font-family="Wingdings" style:font-pitch="variable" fo:font-size="100%"/>
      </text:list-level-style-bullet>
      <text:list-level-style-bullet text:level="9" text:bullet-char="§">
        <style:list-level-properties text:space-before="4.05709in" text:min-label-width="0.19291in"/>
        <style:text-properties fo:font-family="Wingdings" style:font-pitch="variable" fo:font-size="100%"/>
      </text:list-level-style-bullet>
    </text:list-style>
    <text:list-style style:name="a448">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36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8">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39764in" text:min-label-width="0.19291in"/>
        <style:text-properties fo:font-family="Wingdings" style:font-pitch="variable" fo:font-size="100%"/>
      </text:list-level-style-bullet>
      <text:list-level-style-bullet text:level="3" text:bullet-char="§">
        <style:list-level-properties text:space-before="0.79134in" text:min-label-width="0.19291in"/>
        <style:text-properties fo:font-family="Wingdings" style:font-pitch="variable" fo:font-size="100%"/>
      </text:list-level-style-bullet>
      <text:list-level-style-bullet text:level="4" text:bullet-char="§">
        <style:list-level-properties text:space-before="1.18504in" text:min-label-width="0.19291in"/>
        <style:text-properties fo:font-family="Wingdings" style:font-pitch="variable" fo:font-size="100%"/>
      </text:list-level-style-bullet>
      <text:list-level-style-bullet text:level="5" text:bullet-char="§">
        <style:list-level-properties text:space-before="1.57874in" text:min-label-width="0.19291in"/>
        <style:text-properties fo:font-family="Wingdings" style:font-pitch="variable" fo:font-size="100%"/>
      </text:list-level-style-bullet>
      <text:list-level-style-bullet text:level="6" text:bullet-char="§">
        <style:list-level-properties text:space-before="2.55709in" text:min-label-width="0.19291in"/>
        <style:text-properties fo:font-family="Wingdings" style:font-pitch="variable" fo:font-size="100%"/>
      </text:list-level-style-bullet>
      <text:list-level-style-bullet text:level="7" text:bullet-char="§">
        <style:list-level-properties text:space-before="3.05709in" text:min-label-width="0.19291in"/>
        <style:text-properties fo:font-family="Wingdings" style:font-pitch="variable" fo:font-size="100%"/>
      </text:list-level-style-bullet>
      <text:list-level-style-bullet text:level="8" text:bullet-char="§">
        <style:list-level-properties text:space-before="3.55709in" text:min-label-width="0.19291in"/>
        <style:text-properties fo:font-family="Wingdings" style:font-pitch="variable" fo:font-size="100%"/>
      </text:list-level-style-bullet>
      <text:list-level-style-bullet text:level="9" text:bullet-char="§">
        <style:list-level-properties text:space-before="4.05709in" text:min-label-width="0.19291in"/>
        <style:text-properties fo:font-family="Wingdings" style:font-pitch="variable" fo:font-size="100%"/>
      </text:list-level-style-bullet>
    </text:list-style>
    <text:list-style style:name="a4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2">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1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0">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345">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429">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39764in" text:min-label-width="0.19291in"/>
        <style:text-properties fo:font-family="Wingdings" style:font-pitch="variable" fo:font-size="100%"/>
      </text:list-level-style-bullet>
      <text:list-level-style-bullet text:level="3" text:bullet-char="§">
        <style:list-level-properties text:space-before="0.79134in" text:min-label-width="0.19291in"/>
        <style:text-properties fo:font-family="Wingdings" style:font-pitch="variable" fo:font-size="100%"/>
      </text:list-level-style-bullet>
      <text:list-level-style-bullet text:level="4" text:bullet-char="§">
        <style:list-level-properties text:space-before="1.18504in" text:min-label-width="0.19291in"/>
        <style:text-properties fo:font-family="Wingdings" style:font-pitch="variable" fo:font-size="100%"/>
      </text:list-level-style-bullet>
      <text:list-level-style-bullet text:level="5" text:bullet-char="§">
        <style:list-level-properties text:space-before="1.57874in" text:min-label-width="0.19291in"/>
        <style:text-properties fo:font-family="Wingdings" style:font-pitch="variable" fo:font-size="100%"/>
      </text:list-level-style-bullet>
      <text:list-level-style-bullet text:level="6" text:bullet-char="§">
        <style:list-level-properties text:space-before="2.55709in" text:min-label-width="0.19291in"/>
        <style:text-properties fo:font-family="Wingdings" style:font-pitch="variable" fo:font-size="100%"/>
      </text:list-level-style-bullet>
      <text:list-level-style-bullet text:level="7" text:bullet-char="§">
        <style:list-level-properties text:space-before="3.05709in" text:min-label-width="0.19291in"/>
        <style:text-properties fo:font-family="Wingdings" style:font-pitch="variable" fo:font-size="100%"/>
      </text:list-level-style-bullet>
      <text:list-level-style-bullet text:level="8" text:bullet-char="§">
        <style:list-level-properties text:space-before="3.55709in" text:min-label-width="0.19291in"/>
        <style:text-properties fo:font-family="Wingdings" style:font-pitch="variable" fo:font-size="100%"/>
      </text:list-level-style-bullet>
      <text:list-level-style-bullet text:level="9" text:bullet-char="§">
        <style:list-level-properties text:space-before="4.05709in" text:min-label-width="0.19291in"/>
        <style:text-properties fo:font-family="Wingdings" style:font-pitch="variable" fo:font-size="100%"/>
      </text:list-level-style-bullet>
    </text:list-style>
    <text:list-style style:name="a1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3">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349">
      <text:list-level-style-bullet text:level="1" text:bullet-char="§">
        <style:list-level-properties text:space-before="0in" text:min-label-width="0.19291in"/>
        <style:text-properties fo:font-family="Wingdings" style:font-pitch="variable" fo:font-size="100%"/>
      </text:list-level-style-bullet>
      <text:list-level-style-bullet text:level="2" text:bullet-char="§">
        <style:list-level-properties text:space-before="0.39764in" text:min-label-width="0.19291in"/>
        <style:text-properties fo:font-family="Wingdings" style:font-pitch="variable" fo:font-size="100%"/>
      </text:list-level-style-bullet>
      <text:list-level-style-bullet text:level="3" text:bullet-char="§">
        <style:list-level-properties text:space-before="0.79134in" text:min-label-width="0.19291in"/>
        <style:text-properties fo:font-family="Wingdings" style:font-pitch="variable" fo:font-size="100%"/>
      </text:list-level-style-bullet>
      <text:list-level-style-bullet text:level="4" text:bullet-char="§">
        <style:list-level-properties text:space-before="1.18504in" text:min-label-width="0.19291in"/>
        <style:text-properties fo:font-family="Wingdings" style:font-pitch="variable" fo:font-size="100%"/>
      </text:list-level-style-bullet>
      <text:list-level-style-bullet text:level="5" text:bullet-char="§">
        <style:list-level-properties text:space-before="1.57874in" text:min-label-width="0.19291in"/>
        <style:text-properties fo:font-family="Wingdings" style:font-pitch="variable" fo:font-size="100%"/>
      </text:list-level-style-bullet>
      <text:list-level-style-bullet text:level="6" text:bullet-char="§">
        <style:list-level-properties text:space-before="2.55709in" text:min-label-width="0.19291in"/>
        <style:text-properties fo:font-family="Wingdings" style:font-pitch="variable" fo:font-size="100%"/>
      </text:list-level-style-bullet>
      <text:list-level-style-bullet text:level="7" text:bullet-char="§">
        <style:list-level-properties text:space-before="3.05709in" text:min-label-width="0.19291in"/>
        <style:text-properties fo:font-family="Wingdings" style:font-pitch="variable" fo:font-size="100%"/>
      </text:list-level-style-bullet>
      <text:list-level-style-bullet text:level="8" text:bullet-char="§">
        <style:list-level-properties text:space-before="3.55709in" text:min-label-width="0.19291in"/>
        <style:text-properties fo:font-family="Wingdings" style:font-pitch="variable" fo:font-size="100%"/>
      </text:list-level-style-bullet>
      <text:list-level-style-bullet text:level="9" text:bullet-char="§">
        <style:list-level-properties text:space-before="4.05709in" text:min-label-width="0.19291in"/>
        <style:text-properties fo:font-family="Wingdings" style:font-pitch="variable" fo:font-size="100%"/>
      </text:list-level-style-bullet>
    </text:list-style>
    <text:list-style style:name="a4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6">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4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0">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451">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243">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454">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1">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246">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457">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4">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249">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3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7">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3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2">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3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5">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text:list-style style:name="a352">
      <text:list-level-style-bullet text:level="1" text:bullet-char="§">
        <style:list-level-properties text:space-before="0in" text:min-label-width="0.23622in"/>
        <style:text-properties fo:font-family="Wingdings" style:font-pitch="variable" fo:font-size="100%"/>
      </text:list-level-style-bullet>
      <text:list-level-style-bullet text:level="2" text:bullet-char="§">
        <style:list-level-properties text:space-before="0.35433in" text:min-label-width="0.23622in"/>
        <style:text-properties fo:font-family="Wingdings" style:font-pitch="variable" fo:font-size="100%"/>
      </text:list-level-style-bullet>
      <text:list-level-style-bullet text:level="3" text:bullet-char="§">
        <style:list-level-properties text:space-before="0.74803in" text:min-label-width="0.23622in"/>
        <style:text-properties fo:font-family="Wingdings" style:font-pitch="variable" fo:font-size="100%"/>
      </text:list-level-style-bullet>
      <text:list-level-style-bullet text:level="4" text:bullet-char="§">
        <style:list-level-properties text:space-before="1.14173in" text:min-label-width="0.23622in"/>
        <style:text-properties fo:font-family="Wingdings" style:font-pitch="variable" fo:font-size="100%"/>
      </text:list-level-style-bullet>
      <text:list-level-style-bullet text:level="5" text:bullet-char="§">
        <style:list-level-properties text:space-before="1.53543in" text:min-label-width="0.23622in"/>
        <style:text-properties fo:font-family="Wingdings" style:font-pitch="variable" fo:font-size="100%"/>
      </text:list-level-style-bullet>
      <text:list-level-style-bullet text:level="6" text:bullet-char="§">
        <style:list-level-properties text:space-before="2.51378in" text:min-label-width="0.23622in"/>
        <style:text-properties fo:font-family="Wingdings" style:font-pitch="variable" fo:font-size="100%"/>
      </text:list-level-style-bullet>
      <text:list-level-style-bullet text:level="7" text:bullet-char="§">
        <style:list-level-properties text:space-before="3.01378in" text:min-label-width="0.23622in"/>
        <style:text-properties fo:font-family="Wingdings" style:font-pitch="variable" fo:font-size="100%"/>
      </text:list-level-style-bullet>
      <text:list-level-style-bullet text:level="8" text:bullet-char="§">
        <style:list-level-properties text:space-before="3.51378in" text:min-label-width="0.23622in"/>
        <style:text-properties fo:font-family="Wingdings" style:font-pitch="variable" fo:font-size="100%"/>
      </text:list-level-style-bullet>
      <text:list-level-style-bullet text:level="9" text:bullet-char="§">
        <style:list-level-properties text:space-before="4.01378in" text:min-label-width="0.23622in"/>
        <style:text-properties fo:font-family="Wingdings" style:font-pitch="variable" fo:font-size="100%"/>
      </text:list-level-style-bullet>
    </text:list-style>
    <number:date-style xmlns:number="urn:oasis:names:tc:opendocument:xmlns:datastyle:1.0" style:name="a1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3"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itelio" style:page-layout-name="pageLayout1" draw:style-name="a0">
      <draw:frame draw:id="id0" draw:style-name="a1" draw:name="Grafik 6" svg:x="8.59735in" svg:y="0.27559in" svg:width="1.14in" svg:height="0.35433in" style:rel-width="scale" style:rel-height="scale">
        <draw:image xlink:href="media/image13.png" xlink:type="simple" xlink:show="embed" xlink:actuate="onLoad"/>
        <svg:title/>
        <svg:desc/>
      </draw:frame>
      <draw:frame draw:id="id1" presentation:style-name="a4" draw:name="Foliennummernplatzhalter 5" svg:x="9.44069in" svg:y="5.95996in" svg:width="0.28425in" svg:height="0.1424in" presentation:class="page-number" presentation:placeholder="false">
        <draw:text-box>
          <text:p text:style-name="a3" text:class-names="" text:cond-style-name=""><text:span text:style-name="a2" text:class-names=""><text:page-number style:num-format="1" text:fixed="false"/></text:span></text:p>
        </draw:text-box>
        <svg:title/>
        <svg:desc/>
      </draw:frame>
      <draw:frame draw:id="id2" presentation:style-name="a7" draw:name="Fußzeilenplatzhalter 2" svg:x="0.74756in" svg:y="5.95996in" svg:width="8.66238in" svg:height="0.14301in" presentation:class="footer" presentation:placeholder="false">
        <draw:text-box>
          <text:p text:style-name="a6" text:class-names="" text:cond-style-name=""><text:span text:style-name="a5" text:class-names="">Präsentationstitel - Abschnitt</text:span></text:p>
        </draw:text-box>
        <svg:title/>
        <svg:desc/>
      </draw:frame>
      <draw:frame draw:id="id3" presentation:style-name="a11" draw:name="Datumsplatzhalter 2" svg:x="0.27559in" svg:y="5.95996in" svg:width="0.47197in" svg:height="0.1424in" presentation:class="date-time" presentation:placeholder="false">
        <draw:text-box>
          <text:p text:style-name="a10" text:class-names="" text:cond-style-name=""><text:span text:style-name="a8" text:class-names=""><text:date text:fixed="false" style:data-style-name="a9">31.10.2024</text:date></text:span></text:p>
        </draw:text-box>
        <svg:title/>
        <svg:desc/>
      </draw:frame>
      <presentation:notes style:page-layout-name="pageLayout2" draw:style-name="a54">
        <draw:frame draw:id="id4" presentation:style-name="a14" draw:name="Foliennummernplatzhalter 6" svg:x="6.74246in" svg:y="9.56744in" svg:width="0.62999in" svg:height="0.315in" presentation:class="page-number" presentation:placeholder="false">
          <draw:text-box>
            <text:p text:style-name="a13" text:class-names="" text:cond-style-name=""><text:span text:style-name="a12" text:class-names=""><text:page-number style:num-format="1" text:fixed="false"/></text:span></text:p>
          </draw:text-box>
          <svg:title/>
          <svg:desc/>
        </draw:frame>
        <draw:page-thumbnail svg:x="0.75in" svg:y="0.75in" svg:width="6in" svg:height="3.75in" presentation:class="page" draw:id="id5" presentation:style-name="a15" draw:name="Folienbildplatzhalter 8">
          <svg:title/>
          <svg:desc/>
        </draw:page-thumbnail>
        <draw:frame draw:id="id6" draw:style-name="a18" draw:name="Textfeld 10" svg:x="0.75754in" svg:y="7.12622in" svg:width="1.33873in" svg:height="0.18512in">
          <draw:text-box>
            <text:p text:style-name="a17" text:class-names="" text:cond-style-name=""><text:span text:style-name="a16" text:class-names="">Notizen:</text:span></text:p>
          </draw:text-box>
          <svg:title/>
          <svg:desc/>
        </draw:frame>
        <draw:connector draw:type="line" svg:x1="0.75754in" svg:y1="7.32817in" svg:x2="6.74246in" svg:y2="7.32817in" draw:id="id7" draw:style-name="a20" draw:name="Gerade Verbindung 12">
          <svg:title/>
          <svg:desc/>
        </draw:connector>
        <draw:connector draw:type="line" svg:x1="0.75754in" svg:y1="7.67746in" svg:x2="6.74246in" svg:y2="7.67746in" draw:id="id8" draw:style-name="a22" draw:name="Gerade Verbindung 13">
          <svg:title/>
          <svg:desc/>
        </draw:connector>
        <draw:frame draw:id="id9" presentation:style-name="a37" draw:name="Notizenplatzhalter 14" svg:x="0.75in" svg:y="4.75in" svg:width="6in" svg:height="2.16535in" presentation:class="notes" presentation:placeholder="false">
          <draw:text-box>
            <text:p text:style-name="a24" text:class-names="" text:cond-style-name=""><text:span text:style-name="a23" text:class-names="">Textmasterformat bearbeiten</text:span></text:p>
            <text:list text:style-name="a27">
              <text:list-item>
                <text:list text:style-name="a27">
                  <text:list-item>
                    <text:p text:style-name="a26" text:class-names="" text:cond-style-name=""><text:span text:style-name="a25" text:class-names="">Zweite Ebene</text:span></text:p>
                  </text:list-item>
                </text:list>
              </text:list-item>
            </text:list>
            <text:list text:style-name="a30">
              <text:list-item>
                <text:list text:style-name="a30">
                  <text:list-item>
                    <text:list text:style-name="a30">
                      <text:list-item>
                        <text:p text:style-name="a29" text:class-names="" text:cond-style-name=""><text:span text:style-name="a28" text:class-names="">Dritte Ebene</text:span></text:p>
                      </text:list-item>
                    </text:list>
                  </text:list-item>
                </text:list>
              </text:list-item>
            </text:list>
            <text:list text:style-name="a33">
              <text:list-item>
                <text:list text:style-name="a33">
                  <text:list-item>
                    <text:list text:style-name="a33">
                      <text:list-item>
                        <text:list text:style-name="a33">
                          <text:list-item>
                            <text:p text:style-name="a32" text:class-names="" text:cond-style-name=""><text:span text:style-name="a31" text:class-names="">Vierte Ebene</text:span></text:p>
                          </text:list-item>
                        </text:list>
                      </text:list-item>
                    </text:list>
                  </text:list-item>
                </text:list>
              </text:list-item>
            </text:list>
            <text:list text:style-name="a36">
              <text:list-item>
                <text:list text:style-name="a36">
                  <text:list-item>
                    <text:list text:style-name="a36">
                      <text:list-item>
                        <text:list text:style-name="a36">
                          <text:list-item>
                            <text:list text:style-name="a36">
                              <text:list-item>
                                <text:p text:style-name="a35" text:class-names="" text:cond-style-name=""><text:span text:style-name="a34" text:class-names="">Fünfte Ebene</text:span></text:p>
                              </text:list-item>
                            </text:list>
                          </text:list-item>
                        </text:list>
                      </text:list-item>
                    </text:list>
                  </text:list-item>
                </text:list>
              </text:list-item>
            </text:list>
          </draw:text-box>
          <svg:title/>
          <svg:desc/>
        </draw:frame>
        <draw:connector draw:type="line" svg:x1="0.75754in" svg:y1="8.01351in" svg:x2="6.74246in" svg:y2="8.01351in" draw:id="id10" draw:style-name="a39" draw:name="Gerade Verbindung 15">
          <svg:title/>
          <svg:desc/>
        </draw:connector>
        <draw:connector draw:type="line" svg:x1="0.75754in" svg:y1="8.36008in" svg:x2="6.74246in" svg:y2="8.36008in" draw:id="id11" draw:style-name="a41" draw:name="Gerade Verbindung 16">
          <svg:title/>
          <svg:desc/>
        </draw:connector>
        <draw:connector draw:type="line" svg:x1="0.75754in" svg:y1="8.70666in" svg:x2="6.74246in" svg:y2="8.70666in" draw:id="id12" draw:style-name="a43" draw:name="Gerade Verbindung 17">
          <svg:title/>
          <svg:desc/>
        </draw:connector>
        <draw:connector draw:type="line" svg:x1="0.75754in" svg:y1="9.04777in" svg:x2="6.74246in" svg:y2="9.04777in" draw:id="id13" draw:style-name="a45" draw:name="Gerade Verbindung 18">
          <svg:title/>
          <svg:desc/>
        </draw:connector>
        <draw:connector draw:type="line" svg:x1="0.75754in" svg:y1="9.40994in" svg:x2="6.74246in" svg:y2="9.40994in" draw:id="id14" draw:style-name="a47" draw:name="Gerade Verbindung 19">
          <svg:title/>
          <svg:desc/>
        </draw:connector>
        <draw:frame draw:id="id15" presentation:style-name="a50" draw:name="Kopfzeilenplatzhalter 29" svg:x="0.73649in" svg:y="0.19632in" svg:width="3.25in" svg:height="0.30368in" presentation:class="header" presentation:placeholder="false">
          <draw:text-box>
            <text:p text:style-name="a49" text:class-names="" text:cond-style-name=""><text:span text:style-name="a48" text:class-names="">Präsentation | itelio GmbH</text:span></text:p>
          </draw:text-box>
          <svg:title/>
          <svg:desc/>
        </draw:frame>
        <draw:frame draw:id="id16" presentation:style-name="a53" draw:name="Datumsplatzhalter 30" svg:x="4.24826in" svg:y="0.19632in" svg:width="2.49419in" svg:height="0.30368in" presentation:class="date-time" presentation:placeholder="false">
          <draw:text-box>
            <text:p text:style-name="a52" text:class-names="" text:cond-style-name=""><text:span text:style-name="a51" text:class-names="">13.05.2013</text:span></text:p>
          </draw:text-box>
          <svg:title/>
          <svg:desc/>
        </draw:frame>
      </presentation:notes>
    </style:master-page>
    <style:master-page style:name="Master1-Layout1-cust-Titelfolie" style:page-layout-name="pageLayout1" draw:style-name="a55">
      <draw:frame draw:id="id17" draw:layer="Master1-bg" draw:style-name="a56" draw:name="Grafik 6" svg:x="8.59735in" svg:y="0.27559in" svg:width="1.14in" svg:height="0.35433in" style:rel-width="scale" style:rel-height="scale">
        <draw:image xlink:href="media/image13.png" xlink:type="simple" xlink:show="embed" xlink:actuate="onLoad"/>
        <svg:title/>
        <svg:desc/>
      </draw:frame>
      <draw:frame draw:id="id18" presentation:style-name="a59" draw:name="Titel 1" svg:x="0.27559in" svg:y="2.81in" svg:width="8.18063in" svg:height="0.55124in" presentation:class="title" presentation:placeholder="false">
        <draw:text-box>
          <text:p text:style-name="a58" text:class-names="" text:cond-style-name=""><text:span text:style-name="a57" text:class-names="">Titel Präsentation</text:span></text:p>
        </draw:text-box>
        <svg:title/>
        <svg:desc/>
      </draw:frame>
      <draw:connector draw:type="line" svg:x1="9.72493in" svg:y1="3.44in" svg:x2="0.27507in" svg:y2="3.44in" draw:id="id19" draw:style-name="a60" draw:name="Gerade Verbindung 15">
        <svg:title/>
        <svg:desc/>
      </draw:connector>
      <presentation:notes style:page-layout-name="pageLayout2" draw:style-name="a103">
        <draw:frame draw:id="id4" presentation:style-name="a63" draw:name="Foliennummernplatzhalter 6" svg:x="6.74246in" svg:y="9.56744in" svg:width="0.62999in" svg:height="0.315in" presentation:class="page-number" presentation:placeholder="false">
          <draw:text-box>
            <text:p text:style-name="a62" text:class-names="" text:cond-style-name=""><text:span text:style-name="a61" text:class-names=""><text:page-number style:num-format="1" text:fixed="false"/></text:span></text:p>
          </draw:text-box>
          <svg:title/>
          <svg:desc/>
        </draw:frame>
        <draw:page-thumbnail svg:x="0.75in" svg:y="0.75in" svg:width="6in" svg:height="3.75in" presentation:class="page" draw:id="id5" presentation:style-name="a64" draw:name="Folienbildplatzhalter 8">
          <svg:title/>
          <svg:desc/>
        </draw:page-thumbnail>
        <draw:frame draw:id="id6" draw:style-name="a67" draw:name="Textfeld 10" svg:x="0.75754in" svg:y="7.12622in" svg:width="1.33873in" svg:height="0.18512in">
          <draw:text-box>
            <text:p text:style-name="a66" text:class-names="" text:cond-style-name=""><text:span text:style-name="a65" text:class-names="">Notizen:</text:span></text:p>
          </draw:text-box>
          <svg:title/>
          <svg:desc/>
        </draw:frame>
        <draw:connector draw:type="line" svg:x1="0.75754in" svg:y1="7.32817in" svg:x2="6.74246in" svg:y2="7.32817in" draw:id="id7" draw:style-name="a69" draw:name="Gerade Verbindung 12">
          <svg:title/>
          <svg:desc/>
        </draw:connector>
        <draw:connector draw:type="line" svg:x1="0.75754in" svg:y1="7.67746in" svg:x2="6.74246in" svg:y2="7.67746in" draw:id="id8" draw:style-name="a71" draw:name="Gerade Verbindung 13">
          <svg:title/>
          <svg:desc/>
        </draw:connector>
        <draw:frame draw:id="id9" presentation:style-name="a86" draw:name="Notizenplatzhalter 14" svg:x="0.75in" svg:y="4.75in" svg:width="6in" svg:height="2.16535in" presentation:class="notes" presentation:placeholder="false">
          <draw:text-box>
            <text:p text:style-name="a73" text:class-names="" text:cond-style-name=""><text:span text:style-name="a72" text:class-names="">Textmasterformat bearbeiten</text:span></text:p>
            <text:list text:style-name="a76">
              <text:list-item>
                <text:list text:style-name="a76">
                  <text:list-item>
                    <text:p text:style-name="a75" text:class-names="" text:cond-style-name=""><text:span text:style-name="a74" text:class-names="">Zweite Ebene</text:span></text:p>
                  </text:list-item>
                </text:list>
              </text:list-item>
            </text:list>
            <text:list text:style-name="a79">
              <text:list-item>
                <text:list text:style-name="a79">
                  <text:list-item>
                    <text:list text:style-name="a79">
                      <text:list-item>
                        <text:p text:style-name="a78" text:class-names="" text:cond-style-name=""><text:span text:style-name="a77" text:class-names="">Dritte Ebene</text:span></text:p>
                      </text:list-item>
                    </text:list>
                  </text:list-item>
                </text:list>
              </text:list-item>
            </text:list>
            <text:list text:style-name="a82">
              <text:list-item>
                <text:list text:style-name="a82">
                  <text:list-item>
                    <text:list text:style-name="a82">
                      <text:list-item>
                        <text:list text:style-name="a82">
                          <text:list-item>
                            <text:p text:style-name="a81" text:class-names="" text:cond-style-name=""><text:span text:style-name="a80" text:class-names="">Vierte Ebene</text:span></text:p>
                          </text:list-item>
                        </text:list>
                      </text:list-item>
                    </text:list>
                  </text:list-item>
                </text:list>
              </text:list-item>
            </text:list>
            <text:list text:style-name="a85">
              <text:list-item>
                <text:list text:style-name="a85">
                  <text:list-item>
                    <text:list text:style-name="a85">
                      <text:list-item>
                        <text:list text:style-name="a85">
                          <text:list-item>
                            <text:list text:style-name="a85">
                              <text:list-item>
                                <text:p text:style-name="a84" text:class-names="" text:cond-style-name=""><text:span text:style-name="a83" text:class-names="">Fünfte Ebene</text:span></text:p>
                              </text:list-item>
                            </text:list>
                          </text:list-item>
                        </text:list>
                      </text:list-item>
                    </text:list>
                  </text:list-item>
                </text:list>
              </text:list-item>
            </text:list>
          </draw:text-box>
          <svg:title/>
          <svg:desc/>
        </draw:frame>
        <draw:connector draw:type="line" svg:x1="0.75754in" svg:y1="8.01351in" svg:x2="6.74246in" svg:y2="8.01351in" draw:id="id10" draw:style-name="a88" draw:name="Gerade Verbindung 15">
          <svg:title/>
          <svg:desc/>
        </draw:connector>
        <draw:connector draw:type="line" svg:x1="0.75754in" svg:y1="8.36008in" svg:x2="6.74246in" svg:y2="8.36008in" draw:id="id11" draw:style-name="a90" draw:name="Gerade Verbindung 16">
          <svg:title/>
          <svg:desc/>
        </draw:connector>
        <draw:connector draw:type="line" svg:x1="0.75754in" svg:y1="8.70666in" svg:x2="6.74246in" svg:y2="8.70666in" draw:id="id12" draw:style-name="a92" draw:name="Gerade Verbindung 17">
          <svg:title/>
          <svg:desc/>
        </draw:connector>
        <draw:connector draw:type="line" svg:x1="0.75754in" svg:y1="9.04777in" svg:x2="6.74246in" svg:y2="9.04777in" draw:id="id13" draw:style-name="a94" draw:name="Gerade Verbindung 18">
          <svg:title/>
          <svg:desc/>
        </draw:connector>
        <draw:connector draw:type="line" svg:x1="0.75754in" svg:y1="9.40994in" svg:x2="6.74246in" svg:y2="9.40994in" draw:id="id14" draw:style-name="a96" draw:name="Gerade Verbindung 19">
          <svg:title/>
          <svg:desc/>
        </draw:connector>
        <draw:frame draw:id="id15" presentation:style-name="a99" draw:name="Kopfzeilenplatzhalter 29" svg:x="0.73649in" svg:y="0.19632in" svg:width="3.25in" svg:height="0.30368in" presentation:class="header" presentation:placeholder="false">
          <draw:text-box>
            <text:p text:style-name="a98" text:class-names="" text:cond-style-name=""><text:span text:style-name="a97" text:class-names="">Präsentation | itelio GmbH</text:span></text:p>
          </draw:text-box>
          <svg:title/>
          <svg:desc/>
        </draw:frame>
        <draw:frame draw:id="id16" presentation:style-name="a102" draw:name="Datumsplatzhalter 30" svg:x="4.24826in" svg:y="0.19632in" svg:width="2.49419in" svg:height="0.30368in" presentation:class="date-time" presentation:placeholder="false">
          <draw:text-box>
            <text:p text:style-name="a101" text:class-names="" text:cond-style-name=""><text:span text:style-name="a100" text:class-names="">13.05.2013</text:span></text:p>
          </draw:text-box>
          <svg:title/>
          <svg:desc/>
        </draw:frame>
      </presentation:notes>
    </style:master-page>
    <style:master-page style:name="Master1-Layout2-cust-Abschnitt" style:page-layout-name="pageLayout1" draw:style-name="a104">
      <draw:frame draw:id="id20" draw:layer="Master1-bg" draw:style-name="a105" draw:name="Grafik 6" svg:x="8.59735in" svg:y="0.27559in" svg:width="1.14in" svg:height="0.35433in" style:rel-width="scale" style:rel-height="scale">
        <draw:image xlink:href="media/image13.png" xlink:type="simple" xlink:show="embed" xlink:actuate="onLoad"/>
        <svg:title/>
        <svg:desc/>
      </draw:frame>
      <draw:frame draw:id="id21" presentation:style-name="a109" draw:name="Textplatzhalter 23" svg:x="2.06935in" svg:y="2.89023in" svg:width="7.65559in" svg:height="0.43238in" presentation:class="outline" presentation:placeholder="false">
        <draw:text-box>
          <text:list text:style-name="a108">
            <text:list-item>
              <text:p text:style-name="a107" text:class-names="" text:cond-style-name=""><text:span text:style-name="a106" text:class-names="">Abschnittsüberschrift<text:s text:c="1"/></text:span></text:p>
            </text:list-item>
          </text:list>
        </draw:text-box>
        <svg:title/>
        <svg:desc/>
      </draw:frame>
      <draw:connector draw:type="line" svg:x1="9.72493in" svg:y1="3.44in" svg:x2="0.27507in" svg:y2="3.44in" draw:id="id22" draw:style-name="a110" draw:name="Gerade Verbindung 15">
        <svg:title/>
        <svg:desc/>
      </draw:connector>
      <presentation:notes style:page-layout-name="pageLayout2" draw:style-name="a153">
        <draw:frame draw:id="id4" presentation:style-name="a113" draw:name="Foliennummernplatzhalter 6" svg:x="6.74246in" svg:y="9.56744in" svg:width="0.62999in" svg:height="0.315in" presentation:class="page-number" presentation:placeholder="false">
          <draw:text-box>
            <text:p text:style-name="a112" text:class-names="" text:cond-style-name=""><text:span text:style-name="a111" text:class-names=""><text:page-number style:num-format="1" text:fixed="false"/></text:span></text:p>
          </draw:text-box>
          <svg:title/>
          <svg:desc/>
        </draw:frame>
        <draw:page-thumbnail svg:x="0.75in" svg:y="0.75in" svg:width="6in" svg:height="3.75in" presentation:class="page" draw:id="id5" presentation:style-name="a114" draw:name="Folienbildplatzhalter 8">
          <svg:title/>
          <svg:desc/>
        </draw:page-thumbnail>
        <draw:frame draw:id="id6" draw:style-name="a117" draw:name="Textfeld 10" svg:x="0.75754in" svg:y="7.12622in" svg:width="1.33873in" svg:height="0.18512in">
          <draw:text-box>
            <text:p text:style-name="a116" text:class-names="" text:cond-style-name=""><text:span text:style-name="a115" text:class-names="">Notizen:</text:span></text:p>
          </draw:text-box>
          <svg:title/>
          <svg:desc/>
        </draw:frame>
        <draw:connector draw:type="line" svg:x1="0.75754in" svg:y1="7.32817in" svg:x2="6.74246in" svg:y2="7.32817in" draw:id="id7" draw:style-name="a119" draw:name="Gerade Verbindung 12">
          <svg:title/>
          <svg:desc/>
        </draw:connector>
        <draw:connector draw:type="line" svg:x1="0.75754in" svg:y1="7.67746in" svg:x2="6.74246in" svg:y2="7.67746in" draw:id="id8" draw:style-name="a121" draw:name="Gerade Verbindung 13">
          <svg:title/>
          <svg:desc/>
        </draw:connector>
        <draw:frame draw:id="id9" presentation:style-name="a136" draw:name="Notizenplatzhalter 14" svg:x="0.75in" svg:y="4.75in" svg:width="6in" svg:height="2.16535in" presentation:class="notes" presentation:placeholder="false">
          <draw:text-box>
            <text:p text:style-name="a123" text:class-names="" text:cond-style-name=""><text:span text:style-name="a122" text:class-names="">Textmasterformat bearbeiten</text:span></text:p>
            <text:list text:style-name="a126">
              <text:list-item>
                <text:list text:style-name="a126">
                  <text:list-item>
                    <text:p text:style-name="a125" text:class-names="" text:cond-style-name=""><text:span text:style-name="a124" text:class-names="">Zweite Ebene</text:span></text:p>
                  </text:list-item>
                </text:list>
              </text:list-item>
            </text:list>
            <text:list text:style-name="a129">
              <text:list-item>
                <text:list text:style-name="a129">
                  <text:list-item>
                    <text:list text:style-name="a129">
                      <text:list-item>
                        <text:p text:style-name="a128" text:class-names="" text:cond-style-name=""><text:span text:style-name="a127" text:class-names="">Dritte Ebene</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Vierte Ebene</text:span></text:p>
                          </text:list-item>
                        </text:list>
                      </text:list-item>
                    </text:list>
                  </text:list-item>
                </text:list>
              </text:list-item>
            </text:list>
            <text:list text:style-name="a135">
              <text:list-item>
                <text:list text:style-name="a135">
                  <text:list-item>
                    <text:list text:style-name="a135">
                      <text:list-item>
                        <text:list text:style-name="a135">
                          <text:list-item>
                            <text:list text:style-name="a135">
                              <text:list-item>
                                <text:p text:style-name="a134" text:class-names="" text:cond-style-name=""><text:span text:style-name="a133" text:class-names="">Fünfte Ebene</text:span></text:p>
                              </text:list-item>
                            </text:list>
                          </text:list-item>
                        </text:list>
                      </text:list-item>
                    </text:list>
                  </text:list-item>
                </text:list>
              </text:list-item>
            </text:list>
          </draw:text-box>
          <svg:title/>
          <svg:desc/>
        </draw:frame>
        <draw:connector draw:type="line" svg:x1="0.75754in" svg:y1="8.01351in" svg:x2="6.74246in" svg:y2="8.01351in" draw:id="id10" draw:style-name="a138" draw:name="Gerade Verbindung 15">
          <svg:title/>
          <svg:desc/>
        </draw:connector>
        <draw:connector draw:type="line" svg:x1="0.75754in" svg:y1="8.36008in" svg:x2="6.74246in" svg:y2="8.36008in" draw:id="id11" draw:style-name="a140" draw:name="Gerade Verbindung 16">
          <svg:title/>
          <svg:desc/>
        </draw:connector>
        <draw:connector draw:type="line" svg:x1="0.75754in" svg:y1="8.70666in" svg:x2="6.74246in" svg:y2="8.70666in" draw:id="id12" draw:style-name="a142" draw:name="Gerade Verbindung 17">
          <svg:title/>
          <svg:desc/>
        </draw:connector>
        <draw:connector draw:type="line" svg:x1="0.75754in" svg:y1="9.04777in" svg:x2="6.74246in" svg:y2="9.04777in" draw:id="id13" draw:style-name="a144" draw:name="Gerade Verbindung 18">
          <svg:title/>
          <svg:desc/>
        </draw:connector>
        <draw:connector draw:type="line" svg:x1="0.75754in" svg:y1="9.40994in" svg:x2="6.74246in" svg:y2="9.40994in" draw:id="id14" draw:style-name="a146" draw:name="Gerade Verbindung 19">
          <svg:title/>
          <svg:desc/>
        </draw:connector>
        <draw:frame draw:id="id15" presentation:style-name="a149" draw:name="Kopfzeilenplatzhalter 29" svg:x="0.73649in" svg:y="0.19632in" svg:width="3.25in" svg:height="0.30368in" presentation:class="header" presentation:placeholder="false">
          <draw:text-box>
            <text:p text:style-name="a148" text:class-names="" text:cond-style-name=""><text:span text:style-name="a147" text:class-names="">Präsentation | itelio GmbH</text:span></text:p>
          </draw:text-box>
          <svg:title/>
          <svg:desc/>
        </draw:frame>
        <draw:frame draw:id="id16" presentation:style-name="a152" draw:name="Datumsplatzhalter 30" svg:x="4.24826in" svg:y="0.19632in" svg:width="2.49419in" svg:height="0.30368in" presentation:class="date-time" presentation:placeholder="false">
          <draw:text-box>
            <text:p text:style-name="a151" text:class-names="" text:cond-style-name=""><text:span text:style-name="a150" text:class-names="">13.05.2013</text:span></text:p>
          </draw:text-box>
          <svg:title/>
          <svg:desc/>
        </draw:frame>
      </presentation:notes>
    </style:master-page>
    <style:master-page style:name="Master1-Layout3-cust-Inhalt-(100%)" style:page-layout-name="pageLayout1" draw:style-name="a154">
      <draw:frame draw:id="id23" draw:layer="Master1-bg" draw:style-name="a155" draw:name="Grafik 6" svg:x="8.59735in" svg:y="0.27559in" svg:width="1.14in" svg:height="0.35433in" style:rel-width="scale" style:rel-height="scale">
        <draw:image xlink:href="media/image13.png" xlink:type="simple" xlink:show="embed" xlink:actuate="onLoad"/>
        <svg:title/>
        <svg:desc/>
      </draw:frame>
      <draw:frame draw:id="id24" presentation:style-name="a171" draw:name="Inhaltsplatzhalter 2" svg:x="0.27559in" svg:y="0.92003in" svg:width="9.44934in" svg:height="4.96118in" presentation:class="object" presentation:placeholder="false">
        <draw:text-box>
          <text:list text:style-name="a158">
            <text:list-item>
              <text:p text:style-name="a157" text:class-names="" text:cond-style-name=""><text:span text:style-name="a156" text:class-names="">Mastertextformat bearbeiten</text:span></text:p>
            </text:list-item>
          </text:list>
          <text:list text:style-name="a161">
            <text:list-item>
              <text:list text:style-name="a161">
                <text:list-item>
                  <text:p text:style-name="a160" text:class-names="" text:cond-style-name=""><text:span text:style-name="a159" text:class-names="">Zweite Ebene</text:span></text:p>
                </text:list-item>
              </text:list>
            </text:list-item>
          </text:list>
          <text:list text:style-name="a164">
            <text:list-item>
              <text:list text:style-name="a164">
                <text:list-item>
                  <text:list text:style-name="a164">
                    <text:list-item>
                      <text:p text:style-name="a163" text:class-names="" text:cond-style-name=""><text:span text:style-name="a162" text:class-names="">Dritte Ebene</text:span></text:p>
                    </text:list-item>
                  </text:list>
                </text:list-item>
              </text:list>
            </text:list-item>
          </text:list>
          <text:list text:style-name="a167">
            <text:list-item>
              <text:list text:style-name="a167">
                <text:list-item>
                  <text:list text:style-name="a167">
                    <text:list-item>
                      <text:list text:style-name="a167">
                        <text:list-item>
                          <text:p text:style-name="a166" text:class-names="" text:cond-style-name=""><text:span text:style-name="a165" text:class-names="">Vierte Ebene</text:span></text:p>
                        </text:list-item>
                      </text:list>
                    </text:list-item>
                  </text:list>
                </text:list-item>
              </text:list>
            </text:list-item>
          </text:list>
          <text:list text:style-name="a170">
            <text:list-item>
              <text:list text:style-name="a170">
                <text:list-item>
                  <text:list text:style-name="a170">
                    <text:list-item>
                      <text:list text:style-name="a170">
                        <text:list-item>
                          <text:list text:style-name="a170">
                            <text:list-item>
                              <text:p text:style-name="a169" text:class-names="" text:cond-style-name=""><text:span text:style-name="a168" text:class-names="">Fünfte Ebene</text:span></text:p>
                            </text:list-item>
                          </text:list>
                        </text:list-item>
                      </text:list>
                    </text:list-item>
                  </text:list>
                </text:list-item>
              </text:list>
            </text:list-item>
          </text:list>
        </draw:text-box>
        <svg:title/>
        <svg:desc/>
      </draw:frame>
      <draw:frame draw:id="id25" presentation:style-name="a175" draw:name="Textplatzhalter 15" svg:x="0.27559in" svg:y="0.27559in" svg:width="7.67717in" svg:height="0.27559in" presentation:class="outline" presentation:placeholder="false">
        <draw:text-box>
          <text:list text:style-name="a174">
            <text:list-item>
              <text:p text:style-name="a173" text:class-names="" text:cond-style-name=""><text:span text:style-name="a172" text:class-names="">Überschrift Folie</text:span></text:p>
            </text:list-item>
          </text:list>
        </draw:text-box>
        <svg:title/>
        <svg:desc/>
      </draw:frame>
      <draw:frame draw:id="id26" draw:style-name="a178" draw:name="Datumsplatzhalter 2" svg:x="0.70339in" svg:y="5.95996in" svg:width="0.05in" svg:height="0.1424in">
        <draw:text-box>
          <text:p text:style-name="a177" text:class-names="" text:cond-style-name=""><text:span text:style-name="a176" text:class-names="">|</text:span></text:p>
        </draw:text-box>
        <svg:title/>
        <svg:desc/>
      </draw:frame>
      <draw:connector draw:type="line" svg:x1="8.30366in" svg:y1="0.63846in" svg:x2="0.26954in" svg:y2="0.62066in" draw:id="id27" draw:style-name="a179" draw:name="Gerade Verbindung 15">
        <svg:title/>
        <svg:desc/>
      </draw:connector>
      <draw:frame draw:id="id28" presentation:style-name="a183" draw:name="Datumsplatzhalter 1" svg:x="0.27559in" svg:y="5.95996in" svg:width="0.47197in" svg:height="0.1424in" presentation:class="date-time" presentation:placeholder="false">
        <draw:text-box>
          <text:p text:style-name="a182" text:class-names="" text:cond-style-name=""><text:span text:style-name="a180" text:class-names=""><text:date text:fixed="false" style:data-style-name="a181">31.10.2024</text:date></text:span></text:p>
        </draw:text-box>
        <svg:title/>
        <svg:desc/>
      </draw:frame>
      <draw:frame draw:id="id29" presentation:style-name="a186" draw:name="Fußzeilenplatzhalter 2" svg:x="0.74756in" svg:y="5.95996in" svg:width="8.66238in" svg:height="0.14301in" presentation:class="footer" presentation:placeholder="false">
        <draw:text-box>
          <text:p text:style-name="a185" text:class-names="" text:cond-style-name=""><text:span text:style-name="a184" text:class-names="">Präsentationstitel - Abschnitt</text:span></text:p>
        </draw:text-box>
        <svg:title/>
        <svg:desc/>
      </draw:frame>
      <draw:frame draw:id="id30" presentation:style-name="a189" draw:name="Foliennummernplatzhalter 3" svg:x="9.44069in" svg:y="5.95996in" svg:width="0.28425in" svg:height="0.1424in" presentation:class="page-number" presentation:placeholder="false">
        <draw:text-box>
          <text:p text:style-name="a188" text:class-names="" text:cond-style-name=""><text:span text:style-name="a187" text:class-names=""><text:page-number style:num-format="1" text:fixed="false"/></text:span></text:p>
        </draw:text-box>
        <svg:title/>
        <svg:desc/>
      </draw:frame>
      <presentation:notes style:page-layout-name="pageLayout2" draw:style-name="a232">
        <draw:frame draw:id="id4" presentation:style-name="a192" draw:name="Foliennummernplatzhalter 6" svg:x="6.74246in" svg:y="9.56744in" svg:width="0.62999in" svg:height="0.315in" presentation:class="page-number" presentation:placeholder="false">
          <draw:text-box>
            <text:p text:style-name="a191" text:class-names="" text:cond-style-name=""><text:span text:style-name="a190" text:class-names=""><text:page-number style:num-format="1" text:fixed="false"/></text:span></text:p>
          </draw:text-box>
          <svg:title/>
          <svg:desc/>
        </draw:frame>
        <draw:page-thumbnail svg:x="0.75in" svg:y="0.75in" svg:width="6in" svg:height="3.75in" presentation:class="page" draw:id="id5" presentation:style-name="a193" draw:name="Folienbildplatzhalter 8">
          <svg:title/>
          <svg:desc/>
        </draw:page-thumbnail>
        <draw:frame draw:id="id6" draw:style-name="a196" draw:name="Textfeld 10" svg:x="0.75754in" svg:y="7.12622in" svg:width="1.33873in" svg:height="0.18512in">
          <draw:text-box>
            <text:p text:style-name="a195" text:class-names="" text:cond-style-name=""><text:span text:style-name="a194" text:class-names="">Notizen:</text:span></text:p>
          </draw:text-box>
          <svg:title/>
          <svg:desc/>
        </draw:frame>
        <draw:connector draw:type="line" svg:x1="0.75754in" svg:y1="7.32817in" svg:x2="6.74246in" svg:y2="7.32817in" draw:id="id7" draw:style-name="a198" draw:name="Gerade Verbindung 12">
          <svg:title/>
          <svg:desc/>
        </draw:connector>
        <draw:connector draw:type="line" svg:x1="0.75754in" svg:y1="7.67746in" svg:x2="6.74246in" svg:y2="7.67746in" draw:id="id8" draw:style-name="a200" draw:name="Gerade Verbindung 13">
          <svg:title/>
          <svg:desc/>
        </draw:connector>
        <draw:frame draw:id="id9" presentation:style-name="a215" draw:name="Notizenplatzhalter 14" svg:x="0.75in" svg:y="4.75in" svg:width="6in" svg:height="2.16535in" presentation:class="notes" presentation:placeholder="false">
          <draw:text-box>
            <text:p text:style-name="a202" text:class-names="" text:cond-style-name=""><text:span text:style-name="a201" text:class-names="">Textmasterformat bearbeiten</text:span></text:p>
            <text:list text:style-name="a205">
              <text:list-item>
                <text:list text:style-name="a205">
                  <text:list-item>
                    <text:p text:style-name="a204" text:class-names="" text:cond-style-name=""><text:span text:style-name="a203" text:class-names="">Zweite Ebene</text:span></text:p>
                  </text:list-item>
                </text:list>
              </text:list-item>
            </text:list>
            <text:list text:style-name="a208">
              <text:list-item>
                <text:list text:style-name="a208">
                  <text:list-item>
                    <text:list text:style-name="a208">
                      <text:list-item>
                        <text:p text:style-name="a207" text:class-names="" text:cond-style-name=""><text:span text:style-name="a206" text:class-names="">Dritte Ebene</text:span></text:p>
                      </text:list-item>
                    </text:list>
                  </text:list-item>
                </text:list>
              </text:list-item>
            </text:list>
            <text:list text:style-name="a211">
              <text:list-item>
                <text:list text:style-name="a211">
                  <text:list-item>
                    <text:list text:style-name="a211">
                      <text:list-item>
                        <text:list text:style-name="a211">
                          <text:list-item>
                            <text:p text:style-name="a210" text:class-names="" text:cond-style-name=""><text:span text:style-name="a209" text:class-names="">Vierte Ebene</text:span></text:p>
                          </text:list-item>
                        </text:list>
                      </text:list-item>
                    </text:list>
                  </text:list-item>
                </text:list>
              </text:list-item>
            </text:list>
            <text:list text:style-name="a214">
              <text:list-item>
                <text:list text:style-name="a214">
                  <text:list-item>
                    <text:list text:style-name="a214">
                      <text:list-item>
                        <text:list text:style-name="a214">
                          <text:list-item>
                            <text:list text:style-name="a214">
                              <text:list-item>
                                <text:p text:style-name="a213" text:class-names="" text:cond-style-name=""><text:span text:style-name="a212" text:class-names="">Fünfte Ebene</text:span></text:p>
                              </text:list-item>
                            </text:list>
                          </text:list-item>
                        </text:list>
                      </text:list-item>
                    </text:list>
                  </text:list-item>
                </text:list>
              </text:list-item>
            </text:list>
          </draw:text-box>
          <svg:title/>
          <svg:desc/>
        </draw:frame>
        <draw:connector draw:type="line" svg:x1="0.75754in" svg:y1="8.01351in" svg:x2="6.74246in" svg:y2="8.01351in" draw:id="id10" draw:style-name="a217" draw:name="Gerade Verbindung 15">
          <svg:title/>
          <svg:desc/>
        </draw:connector>
        <draw:connector draw:type="line" svg:x1="0.75754in" svg:y1="8.36008in" svg:x2="6.74246in" svg:y2="8.36008in" draw:id="id11" draw:style-name="a219" draw:name="Gerade Verbindung 16">
          <svg:title/>
          <svg:desc/>
        </draw:connector>
        <draw:connector draw:type="line" svg:x1="0.75754in" svg:y1="8.70666in" svg:x2="6.74246in" svg:y2="8.70666in" draw:id="id12" draw:style-name="a221" draw:name="Gerade Verbindung 17">
          <svg:title/>
          <svg:desc/>
        </draw:connector>
        <draw:connector draw:type="line" svg:x1="0.75754in" svg:y1="9.04777in" svg:x2="6.74246in" svg:y2="9.04777in" draw:id="id13" draw:style-name="a223" draw:name="Gerade Verbindung 18">
          <svg:title/>
          <svg:desc/>
        </draw:connector>
        <draw:connector draw:type="line" svg:x1="0.75754in" svg:y1="9.40994in" svg:x2="6.74246in" svg:y2="9.40994in" draw:id="id14" draw:style-name="a225" draw:name="Gerade Verbindung 19">
          <svg:title/>
          <svg:desc/>
        </draw:connector>
        <draw:frame draw:id="id15" presentation:style-name="a228" draw:name="Kopfzeilenplatzhalter 29" svg:x="0.73649in" svg:y="0.19632in" svg:width="3.25in" svg:height="0.30368in" presentation:class="header" presentation:placeholder="false">
          <draw:text-box>
            <text:p text:style-name="a227" text:class-names="" text:cond-style-name=""><text:span text:style-name="a226" text:class-names="">Präsentation | itelio GmbH</text:span></text:p>
          </draw:text-box>
          <svg:title/>
          <svg:desc/>
        </draw:frame>
        <draw:frame draw:id="id16" presentation:style-name="a231" draw:name="Datumsplatzhalter 30" svg:x="4.24826in" svg:y="0.19632in" svg:width="2.49419in" svg:height="0.30368in" presentation:class="date-time" presentation:placeholder="false">
          <draw:text-box>
            <text:p text:style-name="a230" text:class-names="" text:cond-style-name=""><text:span text:style-name="a229" text:class-names="">13.05.2013</text:span></text:p>
          </draw:text-box>
          <svg:title/>
          <svg:desc/>
        </draw:frame>
      </presentation:notes>
    </style:master-page>
    <style:master-page style:name="Master1-Layout4-cust-Inhalte-(50-50%)" style:page-layout-name="pageLayout1" draw:style-name="a233">
      <draw:frame draw:id="id31" draw:layer="Master1-bg" draw:style-name="a234" draw:name="Grafik 6" svg:x="8.59735in" svg:y="0.27559in" svg:width="1.14in" svg:height="0.35433in" style:rel-width="scale" style:rel-height="scale">
        <draw:image xlink:href="media/image13.png" xlink:type="simple" xlink:show="embed" xlink:actuate="onLoad"/>
        <svg:title/>
        <svg:desc/>
      </draw:frame>
      <draw:frame draw:id="id32" presentation:style-name="a250" draw:name="Inhaltsplatzhalter 11" svg:x="0.27559in" svg:y="0.92003in" svg:width="4.6063in" svg:height="4.96118in" presentation:class="object" presentation:placeholder="false">
        <draw:text-box>
          <text:list text:style-name="a237">
            <text:list-item>
              <text:p text:style-name="a236" text:class-names="" text:cond-style-name=""><text:span text:style-name="a235" text:class-names="">Mastertextformat bearbeiten</text:span></text:p>
            </text:list-item>
          </text:list>
          <text:list text:style-name="a240">
            <text:list-item>
              <text:list text:style-name="a240">
                <text:list-item>
                  <text:p text:style-name="a239" text:class-names="" text:cond-style-name=""><text:span text:style-name="a238" text:class-names="">Zweite Ebene</text:span></text:p>
                </text:list-item>
              </text:list>
            </text:list-item>
          </text:list>
          <text:list text:style-name="a243">
            <text:list-item>
              <text:list text:style-name="a243">
                <text:list-item>
                  <text:list text:style-name="a243">
                    <text:list-item>
                      <text:p text:style-name="a242" text:class-names="" text:cond-style-name=""><text:span text:style-name="a241" text:class-names="">Dritte Ebene</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Vierte Ebene</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Fünfte Ebene</text:span></text:p>
                            </text:list-item>
                          </text:list>
                        </text:list-item>
                      </text:list>
                    </text:list-item>
                  </text:list>
                </text:list-item>
              </text:list>
            </text:list-item>
          </text:list>
        </draw:text-box>
        <svg:title/>
        <svg:desc/>
      </draw:frame>
      <draw:connector draw:type="line" svg:x1="5in" svg:y1="0.92003in" svg:x2="5in" svg:y2="5.88121in" draw:id="id33" draw:style-name="a251" draw:name="Gerade Verbindung 7">
        <svg:title/>
        <svg:desc/>
      </draw:connector>
      <draw:frame draw:id="id34" presentation:style-name="a267" draw:name="Inhaltsplatzhalter 13" svg:x="5.11864in" svg:y="0.92003in" svg:width="4.6063in" svg:height="4.96118in" presentation:class="object" presentation:placeholder="false">
        <draw:text-box>
          <text:list text:style-name="a254">
            <text:list-item>
              <text:p text:style-name="a253" text:class-names="" text:cond-style-name=""><text:span text:style-name="a252" text:class-names="">Mastertextformat bearbeiten</text:span></text:p>
            </text:list-item>
          </text:list>
          <text:list text:style-name="a257">
            <text:list-item>
              <text:list text:style-name="a257">
                <text:list-item>
                  <text:p text:style-name="a256" text:class-names="" text:cond-style-name=""><text:span text:style-name="a255" text:class-names="">Zweite Ebene</text:span></text:p>
                </text:list-item>
              </text:list>
            </text:list-item>
          </text:list>
          <text:list text:style-name="a260">
            <text:list-item>
              <text:list text:style-name="a260">
                <text:list-item>
                  <text:list text:style-name="a260">
                    <text:list-item>
                      <text:p text:style-name="a259" text:class-names="" text:cond-style-name=""><text:span text:style-name="a258" text:class-names="">Dritte Ebene</text:span></text:p>
                    </text:list-item>
                  </text:list>
                </text:list-item>
              </text:list>
            </text:list-item>
          </text:list>
          <text:list text:style-name="a263">
            <text:list-item>
              <text:list text:style-name="a263">
                <text:list-item>
                  <text:list text:style-name="a263">
                    <text:list-item>
                      <text:list text:style-name="a263">
                        <text:list-item>
                          <text:p text:style-name="a262" text:class-names="" text:cond-style-name=""><text:span text:style-name="a261" text:class-names="">Vierte Ebene</text:span></text:p>
                        </text:list-item>
                      </text:list>
                    </text:list-item>
                  </text:list>
                </text:list-item>
              </text:list>
            </text:list-item>
          </text:list>
          <text:list text:style-name="a266">
            <text:list-item>
              <text:list text:style-name="a266">
                <text:list-item>
                  <text:list text:style-name="a266">
                    <text:list-item>
                      <text:list text:style-name="a266">
                        <text:list-item>
                          <text:list text:style-name="a266">
                            <text:list-item>
                              <text:p text:style-name="a265" text:class-names="" text:cond-style-name=""><text:span text:style-name="a264" text:class-names="">Fünfte Ebene</text:span></text:p>
                            </text:list-item>
                          </text:list>
                        </text:list-item>
                      </text:list>
                    </text:list-item>
                  </text:list>
                </text:list-item>
              </text:list>
            </text:list-item>
          </text:list>
        </draw:text-box>
        <svg:title/>
        <svg:desc/>
      </draw:frame>
      <draw:frame draw:id="id35" presentation:style-name="a271" draw:name="Textplatzhalter 15" svg:x="0.27559in" svg:y="0.27559in" svg:width="7.67717in" svg:height="0.27559in" presentation:class="outline" presentation:placeholder="false">
        <draw:text-box>
          <text:list text:style-name="a270">
            <text:list-item>
              <text:p text:style-name="a269" text:class-names="" text:cond-style-name=""><text:span text:style-name="a268" text:class-names="">Überschrift Folie</text:span></text:p>
            </text:list-item>
          </text:list>
        </draw:text-box>
        <svg:title/>
        <svg:desc/>
      </draw:frame>
      <draw:frame draw:id="id36" draw:style-name="a274" draw:name="Datumsplatzhalter 2" svg:x="0.70339in" svg:y="5.95996in" svg:width="0.05in" svg:height="0.1424in">
        <draw:text-box>
          <text:p text:style-name="a273" text:class-names="" text:cond-style-name=""><text:span text:style-name="a272" text:class-names="">|</text:span></text:p>
        </draw:text-box>
        <svg:title/>
        <svg:desc/>
      </draw:frame>
      <draw:connector draw:type="line" svg:x1="8.30497in" svg:y1="0.62066in" svg:x2="0.26954in" svg:y2="0.62066in" draw:id="id37" draw:style-name="a275" draw:name="Gerade Verbindung 15">
        <svg:title/>
        <svg:desc/>
      </draw:connector>
      <draw:frame draw:id="id38" presentation:style-name="a279" draw:name="Datumsplatzhalter 1" svg:x="0.27559in" svg:y="5.95996in" svg:width="0.47197in" svg:height="0.1424in" presentation:class="date-time" presentation:placeholder="false">
        <draw:text-box>
          <text:p text:style-name="a278" text:class-names="" text:cond-style-name=""><text:span text:style-name="a276" text:class-names=""><text:date text:fixed="false" style:data-style-name="a277">31.10.2024</text:date></text:span></text:p>
        </draw:text-box>
        <svg:title/>
        <svg:desc/>
      </draw:frame>
      <draw:frame draw:id="id39" presentation:style-name="a282" draw:name="Fußzeilenplatzhalter 2" svg:x="0.74756in" svg:y="5.95996in" svg:width="8.66238in" svg:height="0.14301in" presentation:class="footer" presentation:placeholder="false">
        <draw:text-box>
          <text:p text:style-name="a281" text:class-names="" text:cond-style-name=""><text:span text:style-name="a280" text:class-names="">Präsentationstitel - Abschnitt</text:span></text:p>
        </draw:text-box>
        <svg:title/>
        <svg:desc/>
      </draw:frame>
      <draw:frame draw:id="id40" presentation:style-name="a285" draw:name="Foliennummernplatzhalter 3" svg:x="9.44069in" svg:y="5.95996in" svg:width="0.28425in" svg:height="0.1424in" presentation:class="page-number" presentation:placeholder="false">
        <draw:text-box>
          <text:p text:style-name="a284" text:class-names="" text:cond-style-name=""><text:span text:style-name="a283" text:class-names=""><text:page-number style:num-format="1" text:fixed="false"/></text:span></text:p>
        </draw:text-box>
        <svg:title/>
        <svg:desc/>
      </draw:frame>
      <presentation:notes style:page-layout-name="pageLayout2" draw:style-name="a328">
        <draw:frame draw:id="id4" presentation:style-name="a288" draw:name="Foliennummernplatzhalter 6" svg:x="6.74246in" svg:y="9.56744in" svg:width="0.62999in" svg:height="0.315in" presentation:class="page-number" presentation:placeholder="false">
          <draw:text-box>
            <text:p text:style-name="a287" text:class-names="" text:cond-style-name=""><text:span text:style-name="a286" text:class-names=""><text:page-number style:num-format="1" text:fixed="false"/></text:span></text:p>
          </draw:text-box>
          <svg:title/>
          <svg:desc/>
        </draw:frame>
        <draw:page-thumbnail svg:x="0.75in" svg:y="0.75in" svg:width="6in" svg:height="3.75in" presentation:class="page" draw:id="id5" presentation:style-name="a289" draw:name="Folienbildplatzhalter 8">
          <svg:title/>
          <svg:desc/>
        </draw:page-thumbnail>
        <draw:frame draw:id="id6" draw:style-name="a292" draw:name="Textfeld 10" svg:x="0.75754in" svg:y="7.12622in" svg:width="1.33873in" svg:height="0.18512in">
          <draw:text-box>
            <text:p text:style-name="a291" text:class-names="" text:cond-style-name=""><text:span text:style-name="a290" text:class-names="">Notizen:</text:span></text:p>
          </draw:text-box>
          <svg:title/>
          <svg:desc/>
        </draw:frame>
        <draw:connector draw:type="line" svg:x1="0.75754in" svg:y1="7.32817in" svg:x2="6.74246in" svg:y2="7.32817in" draw:id="id7" draw:style-name="a294" draw:name="Gerade Verbindung 12">
          <svg:title/>
          <svg:desc/>
        </draw:connector>
        <draw:connector draw:type="line" svg:x1="0.75754in" svg:y1="7.67746in" svg:x2="6.74246in" svg:y2="7.67746in" draw:id="id8" draw:style-name="a296" draw:name="Gerade Verbindung 13">
          <svg:title/>
          <svg:desc/>
        </draw:connector>
        <draw:frame draw:id="id9" presentation:style-name="a311" draw:name="Notizenplatzhalter 14" svg:x="0.75in" svg:y="4.75in" svg:width="6in" svg:height="2.16535in" presentation:class="notes" presentation:placeholder="false">
          <draw:text-box>
            <text:p text:style-name="a298" text:class-names="" text:cond-style-name=""><text:span text:style-name="a297" text:class-names="">Textmasterformat bearbeiten</text:span></text:p>
            <text:list text:style-name="a301">
              <text:list-item>
                <text:list text:style-name="a301">
                  <text:list-item>
                    <text:p text:style-name="a300" text:class-names="" text:cond-style-name=""><text:span text:style-name="a299" text:class-names="">Zweite Ebene</text:span></text:p>
                  </text:list-item>
                </text:list>
              </text:list-item>
            </text:list>
            <text:list text:style-name="a304">
              <text:list-item>
                <text:list text:style-name="a304">
                  <text:list-item>
                    <text:list text:style-name="a304">
                      <text:list-item>
                        <text:p text:style-name="a303" text:class-names="" text:cond-style-name=""><text:span text:style-name="a302" text:class-names="">Dritte Ebene</text:span></text:p>
                      </text:list-item>
                    </text:list>
                  </text:list-item>
                </text:list>
              </text:list-item>
            </text:list>
            <text:list text:style-name="a307">
              <text:list-item>
                <text:list text:style-name="a307">
                  <text:list-item>
                    <text:list text:style-name="a307">
                      <text:list-item>
                        <text:list text:style-name="a307">
                          <text:list-item>
                            <text:p text:style-name="a306" text:class-names="" text:cond-style-name=""><text:span text:style-name="a305" text:class-names="">Vierte Ebene</text:span></text:p>
                          </text:list-item>
                        </text:list>
                      </text:list-item>
                    </text:list>
                  </text:list-item>
                </text:list>
              </text:list-item>
            </text:list>
            <text:list text:style-name="a310">
              <text:list-item>
                <text:list text:style-name="a310">
                  <text:list-item>
                    <text:list text:style-name="a310">
                      <text:list-item>
                        <text:list text:style-name="a310">
                          <text:list-item>
                            <text:list text:style-name="a310">
                              <text:list-item>
                                <text:p text:style-name="a309" text:class-names="" text:cond-style-name=""><text:span text:style-name="a308" text:class-names="">Fünfte Ebene</text:span></text:p>
                              </text:list-item>
                            </text:list>
                          </text:list-item>
                        </text:list>
                      </text:list-item>
                    </text:list>
                  </text:list-item>
                </text:list>
              </text:list-item>
            </text:list>
          </draw:text-box>
          <svg:title/>
          <svg:desc/>
        </draw:frame>
        <draw:connector draw:type="line" svg:x1="0.75754in" svg:y1="8.01351in" svg:x2="6.74246in" svg:y2="8.01351in" draw:id="id10" draw:style-name="a313" draw:name="Gerade Verbindung 15">
          <svg:title/>
          <svg:desc/>
        </draw:connector>
        <draw:connector draw:type="line" svg:x1="0.75754in" svg:y1="8.36008in" svg:x2="6.74246in" svg:y2="8.36008in" draw:id="id11" draw:style-name="a315" draw:name="Gerade Verbindung 16">
          <svg:title/>
          <svg:desc/>
        </draw:connector>
        <draw:connector draw:type="line" svg:x1="0.75754in" svg:y1="8.70666in" svg:x2="6.74246in" svg:y2="8.70666in" draw:id="id12" draw:style-name="a317" draw:name="Gerade Verbindung 17">
          <svg:title/>
          <svg:desc/>
        </draw:connector>
        <draw:connector draw:type="line" svg:x1="0.75754in" svg:y1="9.04777in" svg:x2="6.74246in" svg:y2="9.04777in" draw:id="id13" draw:style-name="a319" draw:name="Gerade Verbindung 18">
          <svg:title/>
          <svg:desc/>
        </draw:connector>
        <draw:connector draw:type="line" svg:x1="0.75754in" svg:y1="9.40994in" svg:x2="6.74246in" svg:y2="9.40994in" draw:id="id14" draw:style-name="a321" draw:name="Gerade Verbindung 19">
          <svg:title/>
          <svg:desc/>
        </draw:connector>
        <draw:frame draw:id="id15" presentation:style-name="a324" draw:name="Kopfzeilenplatzhalter 29" svg:x="0.73649in" svg:y="0.19632in" svg:width="3.25in" svg:height="0.30368in" presentation:class="header" presentation:placeholder="false">
          <draw:text-box>
            <text:p text:style-name="a323" text:class-names="" text:cond-style-name=""><text:span text:style-name="a322" text:class-names="">Präsentation | itelio GmbH</text:span></text:p>
          </draw:text-box>
          <svg:title/>
          <svg:desc/>
        </draw:frame>
        <draw:frame draw:id="id16" presentation:style-name="a327" draw:name="Datumsplatzhalter 30" svg:x="4.24826in" svg:y="0.19632in" svg:width="2.49419in" svg:height="0.30368in" presentation:class="date-time" presentation:placeholder="false">
          <draw:text-box>
            <text:p text:style-name="a326" text:class-names="" text:cond-style-name=""><text:span text:style-name="a325" text:class-names="">13.05.2013</text:span></text:p>
          </draw:text-box>
          <svg:title/>
          <svg:desc/>
        </draw:frame>
      </presentation:notes>
    </style:master-page>
    <style:master-page style:name="Master1-Layout5-cust-Inahlt-(30-70%)" style:page-layout-name="pageLayout1" draw:style-name="a329">
      <draw:frame draw:id="id41" draw:layer="Master1-bg" draw:style-name="a330" draw:name="Grafik 6" svg:x="8.59735in" svg:y="0.27559in" svg:width="1.14in" svg:height="0.35433in" style:rel-width="scale" style:rel-height="scale">
        <draw:image xlink:href="media/image13.png" xlink:type="simple" xlink:show="embed" xlink:actuate="onLoad"/>
        <svg:title/>
        <svg:desc/>
      </draw:frame>
      <draw:frame draw:id="id42" presentation:style-name="a346" draw:name="Inhaltsplatzhalter 11" svg:x="0.27507in" svg:y="0.92003in" svg:width="3.46457in" svg:height="4.96118in" presentation:class="object" presentation:placeholder="false">
        <draw:text-box>
          <text:list text:style-name="a333">
            <text:list-item>
              <text:p text:style-name="a332" text:class-names="" text:cond-style-name=""><text:span text:style-name="a331" text:class-names="">Mastertextformat bearbeiten</text:span></text:p>
            </text:list-item>
          </text:list>
          <text:list text:style-name="a336">
            <text:list-item>
              <text:list text:style-name="a336">
                <text:list-item>
                  <text:p text:style-name="a335" text:class-names="" text:cond-style-name=""><text:span text:style-name="a334" text:class-names="">Zweite Ebene</text:span></text:p>
                </text:list-item>
              </text:list>
            </text:list-item>
          </text:list>
          <text:list text:style-name="a339">
            <text:list-item>
              <text:list text:style-name="a339">
                <text:list-item>
                  <text:list text:style-name="a339">
                    <text:list-item>
                      <text:p text:style-name="a338" text:class-names="" text:cond-style-name=""><text:span text:style-name="a337" text:class-names="">Dritte Ebene</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Vierte Ebene</text:span></text:p>
                        </text:list-item>
                      </text:list>
                    </text:list-item>
                  </text:list>
                </text:list-item>
              </text:list>
            </text:list-item>
          </text:list>
          <text:list text:style-name="a345">
            <text:list-item>
              <text:list text:style-name="a345">
                <text:list-item>
                  <text:list text:style-name="a345">
                    <text:list-item>
                      <text:list text:style-name="a345">
                        <text:list-item>
                          <text:list text:style-name="a345">
                            <text:list-item>
                              <text:p text:style-name="a344" text:class-names="" text:cond-style-name=""><text:span text:style-name="a343" text:class-names="">Fünfte Ebene</text:span></text:p>
                            </text:list-item>
                          </text:list>
                        </text:list-item>
                      </text:list>
                    </text:list-item>
                  </text:list>
                </text:list-item>
              </text:list>
            </text:list-item>
          </text:list>
        </draw:text-box>
        <svg:title/>
        <svg:desc/>
      </draw:frame>
      <draw:frame draw:id="id43" presentation:style-name="a362" draw:name="Inhaltsplatzhalter 13" svg:x="3.9769in" svg:y="0.92003in" svg:width="5.74803in" svg:height="4.96118in" presentation:class="object" presentation:placeholder="false">
        <draw:text-box>
          <text:list text:style-name="a349">
            <text:list-item>
              <text:p text:style-name="a348" text:class-names="" text:cond-style-name=""><text:span text:style-name="a347" text:class-names="">Mastertextformat bearbeiten</text:span></text:p>
            </text:list-item>
          </text:list>
          <text:list text:style-name="a352">
            <text:list-item>
              <text:list text:style-name="a352">
                <text:list-item>
                  <text:p text:style-name="a351" text:class-names="" text:cond-style-name=""><text:span text:style-name="a350" text:class-names="">Zweite Ebene</text:span></text:p>
                </text:list-item>
              </text:list>
            </text:list-item>
          </text:list>
          <text:list text:style-name="a355">
            <text:list-item>
              <text:list text:style-name="a355">
                <text:list-item>
                  <text:list text:style-name="a355">
                    <text:list-item>
                      <text:p text:style-name="a354" text:class-names="" text:cond-style-name=""><text:span text:style-name="a353" text:class-names="">Dritte Ebene</text:span></text:p>
                    </text:list-item>
                  </text:list>
                </text:list-item>
              </text:list>
            </text:list-item>
          </text:list>
          <text:list text:style-name="a358">
            <text:list-item>
              <text:list text:style-name="a358">
                <text:list-item>
                  <text:list text:style-name="a358">
                    <text:list-item>
                      <text:list text:style-name="a358">
                        <text:list-item>
                          <text:p text:style-name="a357" text:class-names="" text:cond-style-name=""><text:span text:style-name="a356" text:class-names="">Vierte Ebene</text:span></text:p>
                        </text:list-item>
                      </text:list>
                    </text:list-item>
                  </text:list>
                </text:list-item>
              </text:list>
            </text:list-item>
          </text:list>
          <text:list text:style-name="a361">
            <text:list-item>
              <text:list text:style-name="a361">
                <text:list-item>
                  <text:list text:style-name="a361">
                    <text:list-item>
                      <text:list text:style-name="a361">
                        <text:list-item>
                          <text:list text:style-name="a361">
                            <text:list-item>
                              <text:p text:style-name="a360" text:class-names="" text:cond-style-name=""><text:span text:style-name="a359" text:class-names="">Fünfte Ebene</text:span></text:p>
                            </text:list-item>
                          </text:list>
                        </text:list-item>
                      </text:list>
                    </text:list-item>
                  </text:list>
                </text:list-item>
              </text:list>
            </text:list-item>
          </text:list>
        </draw:text-box>
        <svg:title/>
        <svg:desc/>
      </draw:frame>
      <draw:connector draw:type="line" svg:x1="3.85448in" svg:y1="0.92003in" svg:x2="3.85448in" svg:y2="5.88121in" draw:id="id44" draw:style-name="a363" draw:name="Gerade Verbindung 11">
        <svg:title/>
        <svg:desc/>
      </draw:connector>
      <draw:frame draw:id="id45" presentation:style-name="a367" draw:name="Textplatzhalter 15" svg:x="0.27559in" svg:y="0.27559in" svg:width="7.67717in" svg:height="0.27559in" presentation:class="outline" presentation:placeholder="false">
        <draw:text-box>
          <text:list text:style-name="a366">
            <text:list-item>
              <text:p text:style-name="a365" text:class-names="" text:cond-style-name=""><text:span text:style-name="a364" text:class-names="">Überschrift Folie</text:span></text:p>
            </text:list-item>
          </text:list>
        </draw:text-box>
        <svg:title/>
        <svg:desc/>
      </draw:frame>
      <draw:frame draw:id="id46" draw:style-name="a370" draw:name="Datumsplatzhalter 2" svg:x="0.70339in" svg:y="5.95996in" svg:width="0.05in" svg:height="0.1424in">
        <draw:text-box>
          <text:p text:style-name="a369" text:class-names="" text:cond-style-name=""><text:span text:style-name="a368" text:class-names="">|</text:span></text:p>
        </draw:text-box>
        <svg:title/>
        <svg:desc/>
      </draw:frame>
      <draw:connector draw:type="line" svg:x1="8.30497in" svg:y1="0.62066in" svg:x2="0.26954in" svg:y2="0.62066in" draw:id="id47" draw:style-name="a371" draw:name="Gerade Verbindung 15">
        <svg:title/>
        <svg:desc/>
      </draw:connector>
      <draw:frame draw:id="id48" presentation:style-name="a375" draw:name="Datumsplatzhalter 1" svg:x="0.27559in" svg:y="5.95996in" svg:width="0.47197in" svg:height="0.1424in" presentation:class="date-time" presentation:placeholder="false">
        <draw:text-box>
          <text:p text:style-name="a374" text:class-names="" text:cond-style-name=""><text:span text:style-name="a372" text:class-names=""><text:date text:fixed="false" style:data-style-name="a373">31.10.2024</text:date></text:span></text:p>
        </draw:text-box>
        <svg:title/>
        <svg:desc/>
      </draw:frame>
      <draw:frame draw:id="id49" presentation:style-name="a378" draw:name="Fußzeilenplatzhalter 2" svg:x="0.74756in" svg:y="5.95996in" svg:width="8.66238in" svg:height="0.14301in" presentation:class="footer" presentation:placeholder="false">
        <draw:text-box>
          <text:p text:style-name="a377" text:class-names="" text:cond-style-name=""><text:span text:style-name="a376" text:class-names="">Präsentationstitel - Abschnitt</text:span></text:p>
        </draw:text-box>
        <svg:title/>
        <svg:desc/>
      </draw:frame>
      <draw:frame draw:id="id50" presentation:style-name="a381" draw:name="Foliennummernplatzhalter 3" svg:x="9.44069in" svg:y="5.95996in" svg:width="0.28425in" svg:height="0.1424in" presentation:class="page-number" presentation:placeholder="false">
        <draw:text-box>
          <text:p text:style-name="a380" text:class-names="" text:cond-style-name=""><text:span text:style-name="a379" text:class-names=""><text:page-number style:num-format="1" text:fixed="false"/></text:span></text:p>
        </draw:text-box>
        <svg:title/>
        <svg:desc/>
      </draw:frame>
      <presentation:notes style:page-layout-name="pageLayout2" draw:style-name="a424">
        <draw:frame draw:id="id4" presentation:style-name="a384" draw:name="Foliennummernplatzhalter 6" svg:x="6.74246in" svg:y="9.56744in" svg:width="0.62999in" svg:height="0.315in" presentation:class="page-number" presentation:placeholder="false">
          <draw:text-box>
            <text:p text:style-name="a383" text:class-names="" text:cond-style-name=""><text:span text:style-name="a382" text:class-names=""><text:page-number style:num-format="1" text:fixed="false"/></text:span></text:p>
          </draw:text-box>
          <svg:title/>
          <svg:desc/>
        </draw:frame>
        <draw:page-thumbnail svg:x="0.75in" svg:y="0.75in" svg:width="6in" svg:height="3.75in" presentation:class="page" draw:id="id5" presentation:style-name="a385" draw:name="Folienbildplatzhalter 8">
          <svg:title/>
          <svg:desc/>
        </draw:page-thumbnail>
        <draw:frame draw:id="id6" draw:style-name="a388" draw:name="Textfeld 10" svg:x="0.75754in" svg:y="7.12622in" svg:width="1.33873in" svg:height="0.18512in">
          <draw:text-box>
            <text:p text:style-name="a387" text:class-names="" text:cond-style-name=""><text:span text:style-name="a386" text:class-names="">Notizen:</text:span></text:p>
          </draw:text-box>
          <svg:title/>
          <svg:desc/>
        </draw:frame>
        <draw:connector draw:type="line" svg:x1="0.75754in" svg:y1="7.32817in" svg:x2="6.74246in" svg:y2="7.32817in" draw:id="id7" draw:style-name="a390" draw:name="Gerade Verbindung 12">
          <svg:title/>
          <svg:desc/>
        </draw:connector>
        <draw:connector draw:type="line" svg:x1="0.75754in" svg:y1="7.67746in" svg:x2="6.74246in" svg:y2="7.67746in" draw:id="id8" draw:style-name="a392" draw:name="Gerade Verbindung 13">
          <svg:title/>
          <svg:desc/>
        </draw:connector>
        <draw:frame draw:id="id9" presentation:style-name="a407" draw:name="Notizenplatzhalter 14" svg:x="0.75in" svg:y="4.75in" svg:width="6in" svg:height="2.16535in" presentation:class="notes" presentation:placeholder="false">
          <draw:text-box>
            <text:p text:style-name="a394" text:class-names="" text:cond-style-name=""><text:span text:style-name="a393" text:class-names="">Textmasterformat bearbeiten</text:span></text:p>
            <text:list text:style-name="a397">
              <text:list-item>
                <text:list text:style-name="a397">
                  <text:list-item>
                    <text:p text:style-name="a396" text:class-names="" text:cond-style-name=""><text:span text:style-name="a395" text:class-names="">Zweite Ebene</text:span></text:p>
                  </text:list-item>
                </text:list>
              </text:list-item>
            </text:list>
            <text:list text:style-name="a400">
              <text:list-item>
                <text:list text:style-name="a400">
                  <text:list-item>
                    <text:list text:style-name="a400">
                      <text:list-item>
                        <text:p text:style-name="a399" text:class-names="" text:cond-style-name=""><text:span text:style-name="a398" text:class-names="">Dritte Ebene</text:span></text:p>
                      </text:list-item>
                    </text:list>
                  </text:list-item>
                </text:list>
              </text:list-item>
            </text:list>
            <text:list text:style-name="a403">
              <text:list-item>
                <text:list text:style-name="a403">
                  <text:list-item>
                    <text:list text:style-name="a403">
                      <text:list-item>
                        <text:list text:style-name="a403">
                          <text:list-item>
                            <text:p text:style-name="a402" text:class-names="" text:cond-style-name=""><text:span text:style-name="a401" text:class-names="">Vierte Ebene</text:span></text:p>
                          </text:list-item>
                        </text:list>
                      </text:list-item>
                    </text:list>
                  </text:list-item>
                </text:list>
              </text:list-item>
            </text:list>
            <text:list text:style-name="a406">
              <text:list-item>
                <text:list text:style-name="a406">
                  <text:list-item>
                    <text:list text:style-name="a406">
                      <text:list-item>
                        <text:list text:style-name="a406">
                          <text:list-item>
                            <text:list text:style-name="a406">
                              <text:list-item>
                                <text:p text:style-name="a405" text:class-names="" text:cond-style-name=""><text:span text:style-name="a404" text:class-names="">Fünfte Ebene</text:span></text:p>
                              </text:list-item>
                            </text:list>
                          </text:list-item>
                        </text:list>
                      </text:list-item>
                    </text:list>
                  </text:list-item>
                </text:list>
              </text:list-item>
            </text:list>
          </draw:text-box>
          <svg:title/>
          <svg:desc/>
        </draw:frame>
        <draw:connector draw:type="line" svg:x1="0.75754in" svg:y1="8.01351in" svg:x2="6.74246in" svg:y2="8.01351in" draw:id="id10" draw:style-name="a409" draw:name="Gerade Verbindung 15">
          <svg:title/>
          <svg:desc/>
        </draw:connector>
        <draw:connector draw:type="line" svg:x1="0.75754in" svg:y1="8.36008in" svg:x2="6.74246in" svg:y2="8.36008in" draw:id="id11" draw:style-name="a411" draw:name="Gerade Verbindung 16">
          <svg:title/>
          <svg:desc/>
        </draw:connector>
        <draw:connector draw:type="line" svg:x1="0.75754in" svg:y1="8.70666in" svg:x2="6.74246in" svg:y2="8.70666in" draw:id="id12" draw:style-name="a413" draw:name="Gerade Verbindung 17">
          <svg:title/>
          <svg:desc/>
        </draw:connector>
        <draw:connector draw:type="line" svg:x1="0.75754in" svg:y1="9.04777in" svg:x2="6.74246in" svg:y2="9.04777in" draw:id="id13" draw:style-name="a415" draw:name="Gerade Verbindung 18">
          <svg:title/>
          <svg:desc/>
        </draw:connector>
        <draw:connector draw:type="line" svg:x1="0.75754in" svg:y1="9.40994in" svg:x2="6.74246in" svg:y2="9.40994in" draw:id="id14" draw:style-name="a417" draw:name="Gerade Verbindung 19">
          <svg:title/>
          <svg:desc/>
        </draw:connector>
        <draw:frame draw:id="id15" presentation:style-name="a420" draw:name="Kopfzeilenplatzhalter 29" svg:x="0.73649in" svg:y="0.19632in" svg:width="3.25in" svg:height="0.30368in" presentation:class="header" presentation:placeholder="false">
          <draw:text-box>
            <text:p text:style-name="a419" text:class-names="" text:cond-style-name=""><text:span text:style-name="a418" text:class-names="">Präsentation | itelio GmbH</text:span></text:p>
          </draw:text-box>
          <svg:title/>
          <svg:desc/>
        </draw:frame>
        <draw:frame draw:id="id16" presentation:style-name="a423" draw:name="Datumsplatzhalter 30" svg:x="4.24826in" svg:y="0.19632in" svg:width="2.49419in" svg:height="0.30368in" presentation:class="date-time" presentation:placeholder="false">
          <draw:text-box>
            <text:p text:style-name="a422" text:class-names="" text:cond-style-name=""><text:span text:style-name="a421" text:class-names="">13.05.2013</text:span></text:p>
          </draw:text-box>
          <svg:title/>
          <svg:desc/>
        </draw:frame>
      </presentation:notes>
    </style:master-page>
    <style:master-page style:name="Master1-Layout6-cust-Inhalt-(70-30%)" style:page-layout-name="pageLayout1" draw:style-name="a425">
      <draw:frame draw:id="id51" draw:layer="Master1-bg" draw:style-name="a426" draw:name="Grafik 6" svg:x="8.59735in" svg:y="0.27559in" svg:width="1.14in" svg:height="0.35433in" style:rel-width="scale" style:rel-height="scale">
        <draw:image xlink:href="media/image13.png" xlink:type="simple" xlink:show="embed" xlink:actuate="onLoad"/>
        <svg:title/>
        <svg:desc/>
      </draw:frame>
      <draw:frame draw:id="id52" presentation:style-name="a442" draw:name="Inhaltsplatzhalter 11" svg:x="0.27559in" svg:y="0.92003in" svg:width="5.88583in" svg:height="4.96118in" presentation:class="object" presentation:placeholder="false">
        <draw:text-box>
          <text:list text:style-name="a429">
            <text:list-item>
              <text:p text:style-name="a428" text:class-names="" text:cond-style-name=""><text:span text:style-name="a427" text:class-names="">Mastertextformat bearbeiten</text:span></text:p>
            </text:list-item>
          </text:list>
          <text:list text:style-name="a432">
            <text:list-item>
              <text:list text:style-name="a432">
                <text:list-item>
                  <text:p text:style-name="a431" text:class-names="" text:cond-style-name=""><text:span text:style-name="a430" text:class-names="">Zweite Ebene</text:span></text:p>
                </text:list-item>
              </text:list>
            </text:list-item>
          </text:list>
          <text:list text:style-name="a435">
            <text:list-item>
              <text:list text:style-name="a435">
                <text:list-item>
                  <text:list text:style-name="a435">
                    <text:list-item>
                      <text:p text:style-name="a434" text:class-names="" text:cond-style-name=""><text:span text:style-name="a433" text:class-names="">Dritte Ebene</text:span></text:p>
                    </text:list-item>
                  </text:list>
                </text:list-item>
              </text:list>
            </text:list-item>
          </text:list>
          <text:list text:style-name="a438">
            <text:list-item>
              <text:list text:style-name="a438">
                <text:list-item>
                  <text:list text:style-name="a438">
                    <text:list-item>
                      <text:list text:style-name="a438">
                        <text:list-item>
                          <text:p text:style-name="a437" text:class-names="" text:cond-style-name=""><text:span text:style-name="a436" text:class-names="">Vierte Ebene</text:span></text:p>
                        </text:list-item>
                      </text:list>
                    </text:list-item>
                  </text:list>
                </text:list-item>
              </text:list>
            </text:list-item>
          </text:list>
          <text:list text:style-name="a441">
            <text:list-item>
              <text:list text:style-name="a441">
                <text:list-item>
                  <text:list text:style-name="a441">
                    <text:list-item>
                      <text:list text:style-name="a441">
                        <text:list-item>
                          <text:list text:style-name="a441">
                            <text:list-item>
                              <text:p text:style-name="a440" text:class-names="" text:cond-style-name=""><text:span text:style-name="a439" text:class-names="">Fünfte Ebene</text:span></text:p>
                            </text:list-item>
                          </text:list>
                        </text:list-item>
                      </text:list>
                    </text:list-item>
                  </text:list>
                </text:list-item>
              </text:list>
            </text:list-item>
          </text:list>
        </draw:text-box>
        <svg:title/>
        <svg:desc/>
      </draw:frame>
      <draw:frame draw:id="id53" presentation:style-name="a458" draw:name="Inhaltsplatzhalter 13" svg:x="6.37748in" svg:y="0.92003in" svg:width="3.34745in" svg:height="4.96118in" presentation:class="object" presentation:placeholder="false">
        <draw:text-box>
          <text:list text:style-name="a445">
            <text:list-item>
              <text:p text:style-name="a444" text:class-names="" text:cond-style-name=""><text:span text:style-name="a443" text:class-names="">Mastertextformat bearbeiten</text:span></text:p>
            </text:list-item>
          </text:list>
          <text:list text:style-name="a448">
            <text:list-item>
              <text:list text:style-name="a448">
                <text:list-item>
                  <text:p text:style-name="a447" text:class-names="" text:cond-style-name=""><text:span text:style-name="a446" text:class-names="">Zweite Ebene</text:span></text:p>
                </text:list-item>
              </text:list>
            </text:list-item>
          </text:list>
          <text:list text:style-name="a451">
            <text:list-item>
              <text:list text:style-name="a451">
                <text:list-item>
                  <text:list text:style-name="a451">
                    <text:list-item>
                      <text:p text:style-name="a450" text:class-names="" text:cond-style-name=""><text:span text:style-name="a449" text:class-names="">Dritte Ebene</text:span></text:p>
                    </text:list-item>
                  </text:list>
                </text:list-item>
              </text:list>
            </text:list-item>
          </text:list>
          <text:list text:style-name="a454">
            <text:list-item>
              <text:list text:style-name="a454">
                <text:list-item>
                  <text:list text:style-name="a454">
                    <text:list-item>
                      <text:list text:style-name="a454">
                        <text:list-item>
                          <text:p text:style-name="a453" text:class-names="" text:cond-style-name=""><text:span text:style-name="a452" text:class-names="">Vierte Ebene</text:span></text:p>
                        </text:list-item>
                      </text:list>
                    </text:list-item>
                  </text:list>
                </text:list-item>
              </text:list>
            </text:list-item>
          </text:list>
          <text:list text:style-name="a457">
            <text:list-item>
              <text:list text:style-name="a457">
                <text:list-item>
                  <text:list text:style-name="a457">
                    <text:list-item>
                      <text:list text:style-name="a457">
                        <text:list-item>
                          <text:list text:style-name="a457">
                            <text:list-item>
                              <text:p text:style-name="a456" text:class-names="" text:cond-style-name=""><text:span text:style-name="a455" text:class-names="">Fünfte Ebene</text:span></text:p>
                            </text:list-item>
                          </text:list>
                        </text:list-item>
                      </text:list>
                    </text:list-item>
                  </text:list>
                </text:list-item>
              </text:list>
            </text:list-item>
          </text:list>
        </draw:text-box>
        <svg:title/>
        <svg:desc/>
      </draw:frame>
      <draw:connector draw:type="line" svg:x1="6.27003in" svg:y1="0.92003in" svg:x2="6.27003in" svg:y2="5.88121in" draw:id="id54" draw:style-name="a459" draw:name="Gerade Verbindung 11">
        <svg:title/>
        <svg:desc/>
      </draw:connector>
      <draw:frame draw:id="id55" presentation:style-name="a463" draw:name="Textplatzhalter 15" svg:x="0.27559in" svg:y="0.27559in" svg:width="7.67717in" svg:height="0.27559in" presentation:class="outline" presentation:placeholder="false">
        <draw:text-box>
          <text:list text:style-name="a462">
            <text:list-item>
              <text:p text:style-name="a461" text:class-names="" text:cond-style-name=""><text:span text:style-name="a460" text:class-names="">Überschrift Folie</text:span></text:p>
            </text:list-item>
          </text:list>
        </draw:text-box>
        <svg:title/>
        <svg:desc/>
      </draw:frame>
      <draw:frame draw:id="id56" draw:style-name="a466" draw:name="Datumsplatzhalter 2" svg:x="0.70339in" svg:y="5.95996in" svg:width="0.05in" svg:height="0.1424in">
        <draw:text-box>
          <text:p text:style-name="a465" text:class-names="" text:cond-style-name=""><text:span text:style-name="a464" text:class-names="">|</text:span></text:p>
        </draw:text-box>
        <svg:title/>
        <svg:desc/>
      </draw:frame>
      <draw:connector draw:type="line" svg:x1="8.30497in" svg:y1="0.62066in" svg:x2="0.26954in" svg:y2="0.62066in" draw:id="id57" draw:style-name="a467" draw:name="Gerade Verbindung 15">
        <svg:title/>
        <svg:desc/>
      </draw:connector>
      <draw:frame draw:id="id58" presentation:style-name="a471" draw:name="Datumsplatzhalter 1" svg:x="0.27559in" svg:y="5.95996in" svg:width="0.47197in" svg:height="0.1424in" presentation:class="date-time" presentation:placeholder="false">
        <draw:text-box>
          <text:p text:style-name="a470" text:class-names="" text:cond-style-name=""><text:span text:style-name="a468" text:class-names=""><text:date text:fixed="false" style:data-style-name="a469">31.10.2024</text:date></text:span></text:p>
        </draw:text-box>
        <svg:title/>
        <svg:desc/>
      </draw:frame>
      <draw:frame draw:id="id59" presentation:style-name="a474" draw:name="Fußzeilenplatzhalter 2" svg:x="0.74756in" svg:y="5.95996in" svg:width="8.66238in" svg:height="0.14301in" presentation:class="footer" presentation:placeholder="false">
        <draw:text-box>
          <text:p text:style-name="a473" text:class-names="" text:cond-style-name=""><text:span text:style-name="a472" text:class-names="">Präsentationstitel - Abschnitt</text:span></text:p>
        </draw:text-box>
        <svg:title/>
        <svg:desc/>
      </draw:frame>
      <draw:frame draw:id="id60" presentation:style-name="a477" draw:name="Foliennummernplatzhalter 3" svg:x="9.44069in" svg:y="5.95996in" svg:width="0.28425in" svg:height="0.1424in" presentation:class="page-number" presentation:placeholder="false">
        <draw:text-box>
          <text:p text:style-name="a476" text:class-names="" text:cond-style-name=""><text:span text:style-name="a475" text:class-names=""><text:page-number style:num-format="1" text:fixed="false"/></text:span></text:p>
        </draw:text-box>
        <svg:title/>
        <svg:desc/>
      </draw:frame>
      <presentation:notes style:page-layout-name="pageLayout2" draw:style-name="a520">
        <draw:frame draw:id="id4" presentation:style-name="a480" draw:name="Foliennummernplatzhalter 6" svg:x="6.74246in" svg:y="9.56744in" svg:width="0.62999in" svg:height="0.315in" presentation:class="page-number" presentation:placeholder="false">
          <draw:text-box>
            <text:p text:style-name="a479" text:class-names="" text:cond-style-name=""><text:span text:style-name="a478" text:class-names=""><text:page-number style:num-format="1" text:fixed="false"/></text:span></text:p>
          </draw:text-box>
          <svg:title/>
          <svg:desc/>
        </draw:frame>
        <draw:page-thumbnail svg:x="0.75in" svg:y="0.75in" svg:width="6in" svg:height="3.75in" presentation:class="page" draw:id="id5" presentation:style-name="a481" draw:name="Folienbildplatzhalter 8">
          <svg:title/>
          <svg:desc/>
        </draw:page-thumbnail>
        <draw:frame draw:id="id6" draw:style-name="a484" draw:name="Textfeld 10" svg:x="0.75754in" svg:y="7.12622in" svg:width="1.33873in" svg:height="0.18512in">
          <draw:text-box>
            <text:p text:style-name="a483" text:class-names="" text:cond-style-name=""><text:span text:style-name="a482" text:class-names="">Notizen:</text:span></text:p>
          </draw:text-box>
          <svg:title/>
          <svg:desc/>
        </draw:frame>
        <draw:connector draw:type="line" svg:x1="0.75754in" svg:y1="7.32817in" svg:x2="6.74246in" svg:y2="7.32817in" draw:id="id7" draw:style-name="a486" draw:name="Gerade Verbindung 12">
          <svg:title/>
          <svg:desc/>
        </draw:connector>
        <draw:connector draw:type="line" svg:x1="0.75754in" svg:y1="7.67746in" svg:x2="6.74246in" svg:y2="7.67746in" draw:id="id8" draw:style-name="a488" draw:name="Gerade Verbindung 13">
          <svg:title/>
          <svg:desc/>
        </draw:connector>
        <draw:frame draw:id="id9" presentation:style-name="a503" draw:name="Notizenplatzhalter 14" svg:x="0.75in" svg:y="4.75in" svg:width="6in" svg:height="2.16535in" presentation:class="notes" presentation:placeholder="false">
          <draw:text-box>
            <text:p text:style-name="a490" text:class-names="" text:cond-style-name=""><text:span text:style-name="a489" text:class-names="">Textmasterformat bearbeiten</text:span></text:p>
            <text:list text:style-name="a493">
              <text:list-item>
                <text:list text:style-name="a493">
                  <text:list-item>
                    <text:p text:style-name="a492" text:class-names="" text:cond-style-name=""><text:span text:style-name="a491" text:class-names="">Zweite Ebene</text:span></text:p>
                  </text:list-item>
                </text:list>
              </text:list-item>
            </text:list>
            <text:list text:style-name="a496">
              <text:list-item>
                <text:list text:style-name="a496">
                  <text:list-item>
                    <text:list text:style-name="a496">
                      <text:list-item>
                        <text:p text:style-name="a495" text:class-names="" text:cond-style-name=""><text:span text:style-name="a494" text:class-names="">Dritte Ebene</text:span></text:p>
                      </text:list-item>
                    </text:list>
                  </text:list-item>
                </text:list>
              </text:list-item>
            </text:list>
            <text:list text:style-name="a499">
              <text:list-item>
                <text:list text:style-name="a499">
                  <text:list-item>
                    <text:list text:style-name="a499">
                      <text:list-item>
                        <text:list text:style-name="a499">
                          <text:list-item>
                            <text:p text:style-name="a498" text:class-names="" text:cond-style-name=""><text:span text:style-name="a497" text:class-names="">Vierte Ebene</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500" text:class-names="">Fünfte Ebene</text:span></text:p>
                              </text:list-item>
                            </text:list>
                          </text:list-item>
                        </text:list>
                      </text:list-item>
                    </text:list>
                  </text:list-item>
                </text:list>
              </text:list-item>
            </text:list>
          </draw:text-box>
          <svg:title/>
          <svg:desc/>
        </draw:frame>
        <draw:connector draw:type="line" svg:x1="0.75754in" svg:y1="8.01351in" svg:x2="6.74246in" svg:y2="8.01351in" draw:id="id10" draw:style-name="a505" draw:name="Gerade Verbindung 15">
          <svg:title/>
          <svg:desc/>
        </draw:connector>
        <draw:connector draw:type="line" svg:x1="0.75754in" svg:y1="8.36008in" svg:x2="6.74246in" svg:y2="8.36008in" draw:id="id11" draw:style-name="a507" draw:name="Gerade Verbindung 16">
          <svg:title/>
          <svg:desc/>
        </draw:connector>
        <draw:connector draw:type="line" svg:x1="0.75754in" svg:y1="8.70666in" svg:x2="6.74246in" svg:y2="8.70666in" draw:id="id12" draw:style-name="a509" draw:name="Gerade Verbindung 17">
          <svg:title/>
          <svg:desc/>
        </draw:connector>
        <draw:connector draw:type="line" svg:x1="0.75754in" svg:y1="9.04777in" svg:x2="6.74246in" svg:y2="9.04777in" draw:id="id13" draw:style-name="a511" draw:name="Gerade Verbindung 18">
          <svg:title/>
          <svg:desc/>
        </draw:connector>
        <draw:connector draw:type="line" svg:x1="0.75754in" svg:y1="9.40994in" svg:x2="6.74246in" svg:y2="9.40994in" draw:id="id14" draw:style-name="a513" draw:name="Gerade Verbindung 19">
          <svg:title/>
          <svg:desc/>
        </draw:connector>
        <draw:frame draw:id="id15" presentation:style-name="a516" draw:name="Kopfzeilenplatzhalter 29" svg:x="0.73649in" svg:y="0.19632in" svg:width="3.25in" svg:height="0.30368in" presentation:class="header" presentation:placeholder="false">
          <draw:text-box>
            <text:p text:style-name="a515" text:class-names="" text:cond-style-name=""><text:span text:style-name="a514" text:class-names="">Präsentation | itelio GmbH</text:span></text:p>
          </draw:text-box>
          <svg:title/>
          <svg:desc/>
        </draw:frame>
        <draw:frame draw:id="id16" presentation:style-name="a519" draw:name="Datumsplatzhalter 30" svg:x="4.24826in" svg:y="0.19632in" svg:width="2.49419in" svg:height="0.30368in" presentation:class="date-time" presentation:placeholder="false">
          <draw:text-box>
            <text:p text:style-name="a518" text:class-names="" text:cond-style-name=""><text:span text:style-name="a517" text:class-names="">13.05.2013</text:span></text:p>
          </draw:text-box>
          <svg:title/>
          <svg:desc/>
        </draw:frame>
      </presentation:notes>
    </style:master-page>
    <style:master-page style:name="Master1-Layout7-cust-Abschlussfolie" style:page-layout-name="pageLayout1" draw:style-name="a521">
      <draw:frame draw:id="id61" draw:layer="Master1-bg" draw:style-name="a522" draw:name="Grafik 6" svg:x="8.59735in" svg:y="0.27559in" svg:width="1.14in" svg:height="0.35433in" style:rel-width="scale" style:rel-height="scale">
        <draw:image xlink:href="media/image13.png" xlink:type="simple" xlink:show="embed" xlink:actuate="onLoad"/>
        <svg:title/>
        <svg:desc/>
      </draw:frame>
      <draw:frame draw:id="id62" draw:style-name="a527" draw:name="Textfeld 14" svg:x="0.27507in" svg:y="4.38276in" svg:width="4.64619in" svg:height="1.17806in">
        <draw:text-box>
          <text:p text:style-name="a524" text:class-names="" text:cond-style-name=""><text:span text:style-name="a523" text:class-names="">Erfahren Sie mehr unter www.itelio.com</text:span></text:p>
          <text:p text:style-name="a526" text:class-names="" text:cond-style-name=""><text:span text:style-name="a525" text:class-names="">Copyright itelio GmbH, Änderungen vorbehalten. <text:line-break/>Die Garantien für itelio Produkte und Services werden ausschließlich in der entsprechenden, zum Produkt oder Service gehörigen Garantieerklärung beschrieben. Aus dem vorliegenden Dokument sind keine weiterreichenden Garantieansprüche abzuleiten. itelio übernimmt keine Verantwortung für die Richtigkeit und Vollständigkeit der Angaben in diesem Dokument.<text:s text:c="1"/></text:span></text:p>
        </draw:text-box>
        <svg:title/>
        <svg:desc/>
      </draw:frame>
      <draw:frame draw:id="id63" draw:style-name="a548" draw:name="Textfeld 16" svg:x="6.88997in" svg:y="4.54383in" svg:width="2.83703in" svg:height="0.95928in">
        <draw:text-box>
          <text:p text:style-name="a529" text:class-names="" text:cond-style-name=""><text:span text:style-name="a528" text:class-names="">itelio GmbH</text:span></text:p>
          <text:p text:style-name="a531" text:class-names="" text:cond-style-name=""><text:span text:style-name="a530" text:class-names="">Franz-Larcher-Str. 4<text:s text:c="1"/></text:span></text:p>
          <text:p text:style-name="a533" text:class-names="" text:cond-style-name=""><text:span text:style-name="a532" text:class-names="">D-83088 Kiefersfelden</text:span></text:p>
          <text:p text:style-name="a537" text:class-names="" text:cond-style-name=""><text:span text:style-name="a534" text:class-names="">Fon +49-8033-6978-</text:span><text:span text:style-name="a535" text:class-names=""><text:s text:c="1"/></text:span><text:span text:style-name="a536" text:class-names="">0<text:s text:c="1"/></text:span></text:p>
          <text:p text:style-name="a540" text:class-names="" text:cond-style-name=""><text:span text:style-name="a538" text:class-names="">Fax</text:span><text:span text:style-name="a539" text:class-names=""><text:s text:c="1"/>+49-8033-6978-91</text:span></text:p>
          <text:p text:style-name="a547" text:class-names="" text:cond-style-name=""><text:span text:style-name="a541" text:class-names="">info@itelio.com</text:span><text:span text:style-name="a542" text:class-names=""><text:s text:c="1"/></text:span><text:span text:style-name="a543" text:class-names="">|</text:span><text:span text:style-name="a544" text:class-names=""><text:s text:c="1"/></text:span><text:span text:style-name="a545" text:class-names="">www.itelio.com</text:span><text:span text:style-name="a546" text:class-names=""/></text:p>
        </draw:text-box>
        <svg:title/>
        <svg:desc/>
      </draw:frame>
      <draw:custom-shape svg:x="7.12622in" svg:y="0.21129in" svg:width="2.75621in" svg:height="0.70874in" draw:id="id64" draw:style-name="a551" draw:name="Rechteck 1">
        <svg:title/>
        <svg:desc/>
        <text:p text:style-name="a550" text:class-names="" text:cond-style-name=""><text:span text:style-name="a549" text:class-names=""/></text:p>
        <draw:enhanced-geometry xmlns:dr3d="urn:oasis:names:tc:opendocument:xmlns:dr3d:1.0" draw:type="non-primitive" svg:viewBox="0 0 21600 21600" draw:enhanced-path="M 0 0 L 21600 0 21600 21600 0 21600 Z N"/>
      </draw:custom-shape>
      <draw:frame draw:id="id65" draw:style-name="a552" draw:name="Grafik 5" svg:x="8.58594in" svg:y="3.94238in" svg:width="1.14106in" svg:height="0.35433in" style:rel-width="scale" style:rel-height="scale">
        <draw:image xlink:href="media/image13.png" xlink:type="simple" xlink:show="embed" xlink:actuate="onLoad"/>
        <svg:title/>
        <svg:desc/>
      </draw:frame>
      <presentation:notes style:page-layout-name="pageLayout2" draw:style-name="a595">
        <draw:frame draw:id="id4" presentation:style-name="a555" draw:name="Foliennummernplatzhalter 6" svg:x="6.74246in" svg:y="9.56744in" svg:width="0.62999in" svg:height="0.315in" presentation:class="page-number" presentation:placeholder="false">
          <draw:text-box>
            <text:p text:style-name="a554" text:class-names="" text:cond-style-name=""><text:span text:style-name="a553" text:class-names=""><text:page-number style:num-format="1" text:fixed="false"/></text:span></text:p>
          </draw:text-box>
          <svg:title/>
          <svg:desc/>
        </draw:frame>
        <draw:page-thumbnail svg:x="0.75in" svg:y="0.75in" svg:width="6in" svg:height="3.75in" presentation:class="page" draw:id="id5" presentation:style-name="a556" draw:name="Folienbildplatzhalter 8">
          <svg:title/>
          <svg:desc/>
        </draw:page-thumbnail>
        <draw:frame draw:id="id6" draw:style-name="a559" draw:name="Textfeld 10" svg:x="0.75754in" svg:y="7.12622in" svg:width="1.33873in" svg:height="0.18512in">
          <draw:text-box>
            <text:p text:style-name="a558" text:class-names="" text:cond-style-name=""><text:span text:style-name="a557" text:class-names="">Notizen:</text:span></text:p>
          </draw:text-box>
          <svg:title/>
          <svg:desc/>
        </draw:frame>
        <draw:connector draw:type="line" svg:x1="0.75754in" svg:y1="7.32817in" svg:x2="6.74246in" svg:y2="7.32817in" draw:id="id7" draw:style-name="a561" draw:name="Gerade Verbindung 12">
          <svg:title/>
          <svg:desc/>
        </draw:connector>
        <draw:connector draw:type="line" svg:x1="0.75754in" svg:y1="7.67746in" svg:x2="6.74246in" svg:y2="7.67746in" draw:id="id8" draw:style-name="a563" draw:name="Gerade Verbindung 13">
          <svg:title/>
          <svg:desc/>
        </draw:connector>
        <draw:frame draw:id="id9" presentation:style-name="a578" draw:name="Notizenplatzhalter 14" svg:x="0.75in" svg:y="4.75in" svg:width="6in" svg:height="2.16535in" presentation:class="notes" presentation:placeholder="false">
          <draw:text-box>
            <text:p text:style-name="a565" text:class-names="" text:cond-style-name=""><text:span text:style-name="a564" text:class-names="">Textmasterformat bearbeiten</text:span></text:p>
            <text:list text:style-name="a568">
              <text:list-item>
                <text:list text:style-name="a568">
                  <text:list-item>
                    <text:p text:style-name="a567" text:class-names="" text:cond-style-name=""><text:span text:style-name="a566" text:class-names="">Zweite Ebene</text:span></text:p>
                  </text:list-item>
                </text:list>
              </text:list-item>
            </text:list>
            <text:list text:style-name="a571">
              <text:list-item>
                <text:list text:style-name="a571">
                  <text:list-item>
                    <text:list text:style-name="a571">
                      <text:list-item>
                        <text:p text:style-name="a570" text:class-names="" text:cond-style-name=""><text:span text:style-name="a569" text:class-names="">Dritte Ebene</text:span></text:p>
                      </text:list-item>
                    </text:list>
                  </text:list-item>
                </text:list>
              </text:list-item>
            </text:list>
            <text:list text:style-name="a574">
              <text:list-item>
                <text:list text:style-name="a574">
                  <text:list-item>
                    <text:list text:style-name="a574">
                      <text:list-item>
                        <text:list text:style-name="a574">
                          <text:list-item>
                            <text:p text:style-name="a573" text:class-names="" text:cond-style-name=""><text:span text:style-name="a572" text:class-names="">Vierte Ebene</text:span></text:p>
                          </text:list-item>
                        </text:list>
                      </text:list-item>
                    </text:list>
                  </text:list-item>
                </text:list>
              </text:list-item>
            </text:list>
            <text:list text:style-name="a577">
              <text:list-item>
                <text:list text:style-name="a577">
                  <text:list-item>
                    <text:list text:style-name="a577">
                      <text:list-item>
                        <text:list text:style-name="a577">
                          <text:list-item>
                            <text:list text:style-name="a577">
                              <text:list-item>
                                <text:p text:style-name="a576" text:class-names="" text:cond-style-name=""><text:span text:style-name="a575" text:class-names="">Fünfte Ebene</text:span></text:p>
                              </text:list-item>
                            </text:list>
                          </text:list-item>
                        </text:list>
                      </text:list-item>
                    </text:list>
                  </text:list-item>
                </text:list>
              </text:list-item>
            </text:list>
          </draw:text-box>
          <svg:title/>
          <svg:desc/>
        </draw:frame>
        <draw:connector draw:type="line" svg:x1="0.75754in" svg:y1="8.01351in" svg:x2="6.74246in" svg:y2="8.01351in" draw:id="id10" draw:style-name="a580" draw:name="Gerade Verbindung 15">
          <svg:title/>
          <svg:desc/>
        </draw:connector>
        <draw:connector draw:type="line" svg:x1="0.75754in" svg:y1="8.36008in" svg:x2="6.74246in" svg:y2="8.36008in" draw:id="id11" draw:style-name="a582" draw:name="Gerade Verbindung 16">
          <svg:title/>
          <svg:desc/>
        </draw:connector>
        <draw:connector draw:type="line" svg:x1="0.75754in" svg:y1="8.70666in" svg:x2="6.74246in" svg:y2="8.70666in" draw:id="id12" draw:style-name="a584" draw:name="Gerade Verbindung 17">
          <svg:title/>
          <svg:desc/>
        </draw:connector>
        <draw:connector draw:type="line" svg:x1="0.75754in" svg:y1="9.04777in" svg:x2="6.74246in" svg:y2="9.04777in" draw:id="id13" draw:style-name="a586" draw:name="Gerade Verbindung 18">
          <svg:title/>
          <svg:desc/>
        </draw:connector>
        <draw:connector draw:type="line" svg:x1="0.75754in" svg:y1="9.40994in" svg:x2="6.74246in" svg:y2="9.40994in" draw:id="id14" draw:style-name="a588" draw:name="Gerade Verbindung 19">
          <svg:title/>
          <svg:desc/>
        </draw:connector>
        <draw:frame draw:id="id15" presentation:style-name="a591" draw:name="Kopfzeilenplatzhalter 29" svg:x="0.73649in" svg:y="0.19632in" svg:width="3.25in" svg:height="0.30368in" presentation:class="header" presentation:placeholder="false">
          <draw:text-box>
            <text:p text:style-name="a590" text:class-names="" text:cond-style-name=""><text:span text:style-name="a589" text:class-names="">Präsentation | itelio GmbH</text:span></text:p>
          </draw:text-box>
          <svg:title/>
          <svg:desc/>
        </draw:frame>
        <draw:frame draw:id="id16" presentation:style-name="a594" draw:name="Datumsplatzhalter 30" svg:x="4.24826in" svg:y="0.19632in" svg:width="2.49419in" svg:height="0.30368in" presentation:class="date-time" presentation:placeholder="false">
          <draw:text-box>
            <text:p text:style-name="a593" text:class-names="" text:cond-style-name=""><text:span text:style-name="a592" text:class-names="">13.05.2013</text:span></text:p>
          </draw:text-box>
          <svg:title/>
          <svg:desc/>
        </draw:frame>
      </presentation:notes>
    </style:master-page>
    <style:handout-master style:page-layout-name="pageLayout3" draw:style-name="a596">
      <draw:frame draw:id="id66" presentation:style-name="a600" draw:name="Kopfzeilenplatzhalter 1" svg:x="0.52129in" svg:y="0.19632in" svg:width="2.72871in" svg:height="0.30368in" presentation:class="header" presentation:placeholder="false">
        <draw:text-box>
          <text:p text:style-name="a599" text:class-names="" text:cond-style-name=""><text:span text:style-name="a597" text:class-names="">Präsentation |<text:s text:c="1"/></text:span><text:span text:style-name="a598" text:class-names="">itelio GmbH</text:span></text:p>
        </draw:text-box>
        <svg:title/>
        <svg:desc/>
      </draw:frame>
      <draw:frame draw:id="id67" presentation:style-name="a603" draw:name="Datumsplatzhalter 2" svg:x="4.065in" svg:y="0.19632in" svg:width="2.88794in" svg:height="0.30368in" presentation:class="date-time" presentation:placeholder="false">
        <draw:text-box>
          <text:p text:style-name="a602" text:class-names="" text:cond-style-name=""><text:span text:style-name="a601" text:class-names="">13.05.2013</text:span></text:p>
        </draw:text-box>
        <svg:title/>
        <svg:desc/>
      </draw:frame>
      <draw:frame draw:id="id68" presentation:style-name="a606" draw:name="Foliennummernplatzhalter 4" svg:x="4.09077in" svg:y="9.49826in" svg:width="2.88794in" svg:height="0.30542in" presentation:class="page-number" presentation:placeholder="false">
        <draw:text-box>
          <text:p text:style-name="a605" text:class-names="" text:cond-style-name=""><text:span text:style-name="a604" text:class-names=""><text:page-number style:num-format="1" text:fixed="false"/></text:span></text:p>
        </draw:text-box>
        <svg:title/>
        <svg:desc/>
      </draw:frame>
      <draw:page-thumbnail draw:page-number="1" svg:x="0.52431in" svg:y="1.13889in" svg:width="3.07465in" svg:height="1.92014in"/>
      <draw:page-thumbnail draw:page-number="2" svg:x="3.89931in" svg:y="1.13889in" svg:width="3.07465in" svg:height="1.92014in"/>
      <draw:page-thumbnail draw:page-number="3" svg:x="0.52431in" svg:y="4.03819in" svg:width="3.07465in" svg:height="1.92014in"/>
      <draw:page-thumbnail draw:page-number="4" svg:x="3.89931in" svg:y="4.03819in" svg:width="3.07465in" svg:height="1.92014in"/>
      <draw:page-thumbnail draw:page-number="5" svg:x="0.52431in" svg:y="6.9375in" svg:width="3.07465in" svg:height="1.92014in"/>
      <draw:page-thumbnail draw:page-number="6" svg:x="3.89931in" svg:y="6.9375in" svg:width="3.07465in" svg:height="1.92014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Container / Docker</dc:title>
    <meta:initial-creator>Lukas Nagel</meta:initial-creator>
    <dc:creator>Lukas Nagel</dc:creator>
    <meta:creation-date>2023-05-30T06:13:54Z</meta:creation-date>
    <dc:date>2024-10-31T13:35:02Z</dc:date>
    <meta:template xlink:href="itelio_Vorlage-Powerpoint-16-10" xlink:type="simple"/>
    <meta:editing-cycles>6</meta:editing-cycles>
    <meta:editing-duration>PT0S</meta:editing-duration>
    <meta:user-defined meta:name="ContentTypeId">0x010100DC61A27EBEE447439C94C73566CA163B</meta:user-defined>
    <meta:document-statistic meta:paragraph-count="149" meta:word-count="467"/>
  </office:meta>
</office:document-meta>
</file>